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DCDDP+CMMI10" svg:font-family="ODCDDP+CMMI10"/>
    <style:font-face style:name="ODCJHM+CMSY9" svg:font-family="ODCJHM+CMSY9"/>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7" style:family="table">
      <style:table-properties style:width="7.0868in" table:align="margins"/>
    </style:style>
    <style:style style:name="Table7.A" style:family="table-column">
      <style:table-column-properties style:column-width="7.0868in" style:rel-column-width="65535*"/>
    </style:style>
    <style:style style:name="Table7.A1" style:family="table-cell">
      <style:table-cell-properties fo:padding="0.0382in" fo:border="none"/>
    </style:style>
    <style:style style:name="Table8" style:family="table">
      <style:table-properties style:width="7.0868in" table:align="margins"/>
    </style:style>
    <style:style style:name="Table8.A" style:family="table-column">
      <style:table-column-properties style:column-width="7.0868in" style:rel-column-width="65535*"/>
    </style:style>
    <style:style style:name="Table8.A1" style:family="table-cell">
      <style:table-cell-properties fo:padding="0.0382in" fo:border="none"/>
    </style:style>
    <style:style style:name="Table9" style:family="table">
      <style:table-properties style:width="7.0868in" table:align="margins"/>
    </style:style>
    <style:style style:name="Table9.A" style:family="table-column">
      <style:table-column-properties style:column-width="3.5431in" style:rel-column-width="32767*"/>
    </style:style>
    <style:style style:name="Table9.B" style:family="table-column">
      <style:table-column-properties style:column-width="3.5438in" style:rel-column-width="32768*"/>
    </style:style>
    <style:style style:name="Table9.A1" style:family="table-cell">
      <style:table-cell-properties fo:padding="0.0382in" fo:border="none"/>
    </style:style>
    <style:style style:name="Table1" style:family="table">
      <style:table-properties style:width="7.0868in" table:align="margins"/>
    </style:style>
    <style:style style:name="Table1.A" style:family="table-column">
      <style:table-column-properties style:column-width="3.5431in" style:rel-column-width="32767*"/>
    </style:style>
    <style:style style:name="Table1.B" style:family="table-column">
      <style:table-column-properties style:column-width="3.5438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25pt solid #000000" fo:border-right="none" fo:border-top="none" fo:border-bottom="none"/>
    </style:style>
    <style:style style:name="Table1.B2" style:family="table-cell">
      <style:table-cell-properties fo:padding="0.0382in" fo:border-left="none" fo:border-right="0.25pt solid #000000" fo:border-top="none" fo:border-bottom="none"/>
    </style:style>
    <style:style style:name="Table1.A18" style:family="table-cell">
      <style:table-cell-properties fo:padding="0.0382in" fo:border-left="0.25pt solid #000000" fo:border-right="none" fo:border-top="none" fo:border-bottom="0.25pt solid #000000"/>
    </style:style>
    <style:style style:name="Table1.B18" style:family="table-cell">
      <style:table-cell-properties fo:padding="0.0382in" fo:border-left="none" fo:border-right="0.25pt solid #000000" fo:border-top="none" fo:border-bottom="0.25pt solid #000000"/>
    </style:style>
    <style:style style:name="Table2" style:family="table">
      <style:table-properties style:width="7.0868in" table:align="margins"/>
    </style:style>
    <style:style style:name="Table2.A" style:family="table-column">
      <style:table-column-properties style:column-width="3.5431in" style:rel-column-width="32767*"/>
    </style:style>
    <style:style style:name="Table2.B" style:family="table-column">
      <style:table-column-properties style:column-width="3.5438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25pt solid #000000" fo:border-right="none" fo:border-top="none" fo:border-bottom="none"/>
    </style:style>
    <style:style style:name="Table2.B2" style:family="table-cell">
      <style:table-cell-properties fo:padding="0.0382in" fo:border-left="none" fo:border-right="0.25pt solid #000000" fo:border-top="none" fo:border-bottom="none"/>
    </style:style>
    <style:style style:name="Table2.A8" style:family="table-cell">
      <style:table-cell-properties fo:padding="0.0382in" fo:border-left="0.25pt solid #000000" fo:border-right="none" fo:border-top="none" fo:border-bottom="0.25pt solid #000000"/>
    </style:style>
    <style:style style:name="Table2.B8" style:family="table-cell">
      <style:table-cell-properties fo:padding="0.0382in" fo:border-left="none" fo:border-right="0.25pt solid #000000" fo:border-top="none" fo:border-bottom="0.25pt solid #000000"/>
    </style:style>
    <style:style style:name="Table3" style:family="table">
      <style:table-properties style:width="7.0868in" table:align="margins"/>
    </style:style>
    <style:style style:name="Table3.A" style:family="table-column">
      <style:table-column-properties style:column-width="7.0868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7.0868in" table:align="margins"/>
    </style:style>
    <style:style style:name="Table4.A" style:family="table-column">
      <style:table-column-properties style:column-width="7.0868in" style:rel-column-width="65535*"/>
    </style:style>
    <style:style style:name="Table4.A1" style:family="table-cell">
      <style:table-cell-properties fo:padding="0.0382in" fo:border="none"/>
    </style:style>
    <style:style style:name="Table5" style:family="table">
      <style:table-properties style:width="7.0868in" table:align="margins"/>
    </style:style>
    <style:style style:name="Table5.A" style:family="table-column">
      <style:table-column-properties style:column-width="7.0868in" style:rel-column-width="65535*"/>
    </style:style>
    <style:style style:name="Table5.A1" style:family="table-cell">
      <style:table-cell-properties fo:padding="0.0382in" fo:border="none"/>
    </style:style>
    <style:style style:name="Table6" style:family="table">
      <style:table-properties style:width="7.0868in" table:align="margins"/>
    </style:style>
    <style:style style:name="Table6.A" style:family="table-column">
      <style:table-column-properties style:column-width="7.0868in" style:rel-column-width="65535*"/>
    </style:style>
    <style:style style:name="Table6.A1" style:family="table-cell">
      <style:table-cell-properties fo:padding="0.0382in" fo:border="none"/>
    </style:style>
    <style:style style:name="Table10" style:family="table">
      <style:table-properties style:width="7.0868in" table:align="margins"/>
    </style:style>
    <style:style style:name="Table10.A" style:family="table-column">
      <style:table-column-properties style:column-width="7.0868in" style:rel-column-width="65535*"/>
    </style:style>
    <style:style style:name="Table10.A1" style:family="table-cell">
      <style:table-cell-properties fo:padding="0.0382in" fo:border="none"/>
    </style:style>
    <style:style style:name="Table11" style:family="table">
      <style:table-properties style:width="7.0868in" table:align="margins"/>
    </style:style>
    <style:style style:name="Table11.A" style:family="table-column">
      <style:table-column-properties style:column-width="0.7813in" style:rel-column-width="7224*"/>
    </style:style>
    <style:style style:name="Table11.B" style:family="table-column">
      <style:table-column-properties style:column-width="3.9431in" style:rel-column-width="36463*"/>
    </style:style>
    <style:style style:name="Table11.C" style:family="table-column">
      <style:table-column-properties style:column-width="2.3625in" style:rel-column-width="21848*"/>
    </style:style>
    <style:style style:name="Table11.A1" style:family="table-cell">
      <style:table-cell-properties fo:padding="0.0382in" fo:border="none"/>
    </style:style>
    <style:style style:name="P1" style:family="paragraph" style:parent-style-name="Standard">
      <style:paragraph-properties fo:text-align="justify" style:justify-single-word="false" style:text-autospace="none"/>
      <style:text-properties style:font-name="Courier" fo:font-size="10pt" fo:font-weight="normal" style:font-name-asian="Times-Bold" style:font-size-asian="10pt" style:font-weight-asian="normal" style:font-name-complex="Times-Bold" style:font-size-complex="10pt" style:font-weight-complex="normal"/>
    </style:style>
    <style:style style:name="P2" style:family="paragraph" style:parent-style-name="Standard">
      <style:text-properties style:font-name="Courier New" fo:font-size="12pt" style:font-name-asian="Times-Bold" style:font-size-asian="12pt" style:font-name-complex="Times-Bold" style:font-size-complex="12pt"/>
    </style:style>
    <style:style style:name="P3" style:family="paragraph" style:parent-style-name="Standard">
      <style:paragraph-properties fo:text-align="start" style:justify-single-word="false" style:text-autospace="none"/>
      <style:text-properties style:font-name="Courier New" fo:font-size="12pt" style:font-name-asian="Times-Bold" style:font-size-asian="12pt" style:font-name-complex="Times-Bold" style:font-size-complex="12pt"/>
    </style:style>
    <style:style style:name="P4" style:family="paragraph" style:parent-style-name="Standard">
      <style:paragraph-properties fo:text-align="justify" style:justify-single-word="false" style:text-autospace="none"/>
      <style:text-properties style:font-name="Courier New" fo:font-size="12pt" fo:font-weight="bold" style:font-name-asian="Times-Bold" style:font-size-asian="12pt" style:font-weight-asian="bold" style:font-name-complex="Times-Bold" style:font-size-complex="12pt" style:font-weight-complex="bold"/>
    </style:style>
    <style:style style:name="P5" style:family="paragraph" style:parent-style-name="Standard">
      <style:paragraph-properties fo:text-align="start" style:justify-single-word="false" style:text-autospace="none"/>
      <style:text-properties style:font-name="Courier New" fo:font-size="10pt" style:font-name-asian="Times-Bold" style:font-size-asian="10pt" style:font-name-complex="Times-Bold" style:font-size-complex="10pt"/>
    </style:style>
    <style:style style:name="P6" style:family="paragraph" style:parent-style-name="Standard">
      <style:paragraph-properties fo:text-align="justify" style:justify-single-word="false" style:text-autospace="none"/>
      <style:text-properties style:font-name="Courier New" fo:font-size="10pt" style:font-name-asian="Times-Bold" style:font-size-asian="10pt" style:font-name-complex="Times-Bold" style:font-size-complex="10pt"/>
    </style:style>
    <style:style style:name="P7" style:family="paragraph" style:parent-style-name="Standard">
      <style:paragraph-properties fo:text-align="center" style:justify-single-word="false" style:text-autospace="none"/>
      <style:text-properties style:font-name="Courier New" fo:font-size="10pt" style:font-name-asian="Times-Bold" style:font-size-asian="10pt" style:font-name-complex="Times-Bold" style:font-size-complex="10pt"/>
    </style:style>
    <style:style style:name="P8" style:family="paragraph" style:parent-style-name="Standard">
      <style:paragraph-properties fo:text-align="start" style:justify-single-word="false" style:text-autospace="none"/>
      <style:text-properties style:font-name="Courier New" fo:font-size="10pt" fo:font-weight="bold" style:font-name-asian="Times-Bold" style:font-size-asian="10pt" style:font-weight-asian="bold" style:font-name-complex="Times-Bold" style:font-size-complex="10pt" style:font-weight-complex="bold"/>
    </style:style>
    <style:style style:name="P9" style:family="paragraph" style:parent-style-name="Standard">
      <style:paragraph-properties fo:text-align="justify" style:justify-single-word="false" style:text-autospace="none"/>
      <style:text-properties style:font-name="Courier New" fo:font-size="10pt" fo:font-weight="bold" style:font-name-asian="Times-Bold" style:font-size-asian="10pt" style:font-weight-asian="bold" style:font-name-complex="Times-Bold" style:font-size-complex="10pt" style:font-weight-complex="bold"/>
    </style:style>
    <style:style style:name="P10" style:family="paragraph" style:parent-style-name="Standard">
      <style:paragraph-properties fo:text-align="justify" style:justify-single-word="false" style:text-autospace="none"/>
      <style:text-properties style:font-name="Courier New" fo:font-size="10pt" fo:font-weight="bold" style:font-name-asian="Times-Roman" style:font-size-asian="10pt" style:font-weight-asian="bold" style:font-name-complex="Times-Roman" style:font-size-complex="10pt" style:font-weight-complex="bold"/>
    </style:style>
    <style:style style:name="P11" style:family="paragraph" style:parent-style-name="Standard">
      <style:paragraph-properties fo:text-align="justify" style:justify-single-word="false" style:text-autospace="none"/>
      <style:text-properties style:font-name="Courier New" fo:font-size="10pt" style:font-name-asian="Times-Roman" style:font-size-asian="10pt" style:font-name-complex="Times-Roman" style:font-size-complex="10pt"/>
    </style:style>
    <style:style style:name="P12" style:family="paragraph" style:parent-style-name="Standard">
      <style:paragraph-properties fo:text-align="start" style:justify-single-word="false" style:text-autospace="none"/>
      <style:text-properties style:font-name="Courier New" fo:font-size="10pt" style:font-name-asian="Times-Roman" style:font-size-asian="10pt" style:font-name-complex="Times-Roman" style:font-size-complex="10pt"/>
    </style:style>
    <style:style style:name="P13" style:family="paragraph" style:parent-style-name="Standard">
      <style:paragraph-properties fo:text-align="center" style:justify-single-word="false" style:text-autospace="none"/>
      <style:text-properties style:font-name="Courier New" fo:font-size="10pt" style:font-name-asian="Times-Roman" style:font-size-asian="10pt" style:font-name-complex="Times-Roman" style:font-size-complex="10pt"/>
    </style:style>
    <style:style style:name="P14" style:family="paragraph" style:parent-style-name="Standard">
      <style:paragraph-properties fo:text-align="justify" style:justify-single-word="false" style:text-autospace="none"/>
      <style:text-properties style:font-name="Courier New" fo:font-size="10pt" style:font-name-asian="Times-Italic" style:font-size-asian="10pt" style:font-name-complex="Times-Italic" style:font-size-complex="10pt"/>
    </style:style>
    <style:style style:name="P15" style:family="paragraph" style:parent-style-name="Standard">
      <style:paragraph-properties fo:text-align="justify" style:justify-single-word="false" style:text-autospace="none"/>
      <style:text-properties style:font-name="Courier New" fo:font-size="10pt" fo:background-color="#ffff00" style:font-name-asian="Times-Bold" style:font-size-asian="10pt" style:font-name-complex="Times-Bold" style:font-size-complex="10pt"/>
    </style:style>
    <style:style style:name="P16" style:family="paragraph" style:parent-style-name="Standard">
      <style:paragraph-properties fo:text-align="justify" style:justify-single-word="false" style:text-autospace="none"/>
      <style:text-properties style:font-name="Courier New" fo:font-size="10pt" fo:background-color="#ffff00" style:font-name-asian="Courier" style:font-size-asian="10pt" style:font-name-complex="Courier" style:font-size-complex="10pt"/>
    </style:style>
    <style:style style:name="P17" style:family="paragraph" style:parent-style-name="Standard">
      <style:paragraph-properties fo:text-align="justify" style:justify-single-word="false" style:text-autospace="none"/>
      <style:text-properties style:font-name="Courier New" fo:font-size="10pt" style:font-name-asian="Courier" style:font-size-asian="10pt" style:font-name-complex="Courier" style:font-size-complex="10pt"/>
    </style:style>
    <style:style style:name="P18" style:family="paragraph" style:parent-style-name="Standard">
      <style:paragraph-properties fo:text-align="center" style:justify-single-word="false" style:text-autospace="none"/>
      <style:text-properties style:font-name="Courier New" fo:font-size="10pt" style:font-name-asian="Courier" style:font-size-asian="10pt" style:font-name-complex="Courier" style:font-size-complex="10pt"/>
    </style:style>
    <style:style style:name="P19" style:family="paragraph" style:parent-style-name="Standard">
      <style:paragraph-properties fo:text-align="start" style:justify-single-word="false" style:text-autospace="none"/>
      <style:text-properties style:font-name="Courier New" fo:font-size="10pt" style:font-name-asian="Courier" style:font-size-asian="10pt" style:font-name-complex="Courier" style:font-size-complex="10pt"/>
    </style:style>
    <style:style style:name="P20" style:family="paragraph" style:parent-style-name="Standard">
      <style:paragraph-properties fo:text-align="start" style:justify-single-word="false" style:text-autospace="none"/>
      <style:text-properties style:font-name="Courier New" fo:font-size="10pt" fo:font-weight="normal" style:font-name-asian="Times-Bold" style:font-size-asian="10pt" style:font-weight-asian="normal" style:font-name-complex="Times-Bold" style:font-size-complex="10pt" style:font-weight-complex="normal"/>
    </style:style>
    <style:style style:name="P21" style:family="paragraph" style:parent-style-name="Standard">
      <style:paragraph-properties fo:text-align="justify" style:justify-single-word="false" style:text-autospace="none"/>
      <style:text-properties style:font-name="Courier New" fo:font-size="10pt" fo:font-weight="normal" style:font-name-asian="Times-Bold" style:font-size-asian="10pt" style:font-weight-asian="normal" style:font-name-complex="Times-Bold" style:font-size-complex="10pt" style:font-weight-complex="normal"/>
    </style:style>
    <style:style style:name="P22" style:family="paragraph" style:parent-style-name="Standard">
      <style:paragraph-properties fo:text-align="start" style:justify-single-word="false" style:text-autospace="none"/>
      <style:text-properties style:font-name="Courier New" fo:font-size="10pt" style:font-name-asian="ODCJHM+CMSY9" style:font-size-asian="10pt" style:font-name-complex="ODCJHM+CMSY9" style:font-size-complex="10pt"/>
    </style:style>
    <style:style style:name="P23" style:family="paragraph" style:parent-style-name="Standard">
      <style:paragraph-properties fo:text-align="justify" style:justify-single-word="false" style:text-autospace="none"/>
      <style:text-properties style:font-name="Courier New" fo:font-size="10pt" fo:background-color="#00dcff" style:font-name-asian="Courier" style:font-size-asian="10pt" style:font-name-complex="Courier" style:font-size-complex="10pt"/>
    </style:style>
    <style:style style:name="P24" style:family="paragraph" style:parent-style-name="Standard">
      <style:paragraph-properties fo:text-align="justify" style:justify-single-word="false" style:text-autospace="none"/>
      <style:text-properties style:font-name="Courier New" fo:font-size="10pt" fo:background-color="transparent" style:font-name-asian="Courier" style:font-size-asian="10pt" style:font-name-complex="Courier" style:font-size-complex="10pt"/>
    </style:style>
    <style:style style:name="P25" style:family="paragraph" style:parent-style-name="Standard">
      <style:paragraph-properties fo:text-align="start" style:justify-single-word="false" style:text-autospace="none"/>
      <style:text-properties style:font-name="Courier New" fo:font-size="14.5pt" style:font-name-asian="Times-Bold" style:font-size-asian="14.5pt" style:font-name-complex="Times-Bold" style:font-size-complex="14.5pt"/>
    </style:style>
    <style:style style:name="P26" style:family="paragraph" style:parent-style-name="Standard">
      <style:paragraph-properties fo:text-align="justify" style:justify-single-word="false" style:text-autospace="none"/>
      <style:text-properties fo:font-variant="normal" fo:text-transform="none" fo:color="#000000" style:font-name="Courier New" fo:font-size="10pt" fo:letter-spacing="normal" fo:font-style="normal" fo:font-weight="normal" style:font-name-asian="Times-Bold" style:font-size-asian="10pt" style:font-weight-asian="normal" style:font-name-complex="Times-Bold" style:font-size-complex="10pt" style:font-weight-complex="normal"/>
    </style:style>
    <style:style style:name="P27" style:family="paragraph" style:parent-style-name="Standard">
      <style:paragraph-properties fo:text-align="justify" style:justify-single-word="false" fo:orphans="2" fo:widows="2"/>
      <style:text-properties fo:font-variant="normal" fo:text-transform="none" fo:color="#000000" style:font-name="Courier New" fo:font-size="10pt" fo:letter-spacing="normal" fo:font-style="normal" fo:font-weight="normal" style:font-size-asian="10pt" style:font-size-complex="10pt"/>
    </style:style>
    <style:style style:name="P28" style:family="paragraph" style:parent-style-name="Standard">
      <style:paragraph-properties fo:text-align="justify" style:justify-single-word="false" style:text-autospace="none"/>
      <style:text-properties fo:font-variant="normal" fo:text-transform="none" fo:color="#000000" style:font-name="Courier New" fo:font-size="10pt" fo:letter-spacing="normal" fo:font-style="normal" fo:font-weight="normal" style:font-name-asian="Courier" style:font-size-asian="10pt" style:font-name-complex="Courier" style:font-size-complex="10pt"/>
    </style:style>
    <style:style style:name="P29" style:family="paragraph" style:parent-style-name="Standard">
      <style:paragraph-properties fo:text-align="center" style:justify-single-word="false" fo:orphans="2" fo:widows="2"/>
      <style:text-properties fo:font-variant="normal" fo:text-transform="none" fo:color="#000000" style:font-name="Courier New" fo:font-size="10pt" fo:letter-spacing="normal" style:font-size-asian="10pt" style:font-size-complex="10pt"/>
    </style:style>
    <style:style style:name="P30" style:family="paragraph" style:parent-style-name="Standard">
      <style:paragraph-properties fo:orphans="2" fo:widows="2"/>
      <style:text-properties fo:font-variant="normal" fo:text-transform="none" fo:color="#000000" style:font-name="Courier New" fo:font-size="10pt" fo:letter-spacing="normal" style:font-size-asian="10pt" style:font-size-complex="10pt"/>
    </style:style>
    <style:style style:name="P31" style:family="paragraph" style:parent-style-name="Standard">
      <style:paragraph-properties fo:text-align="start" style:justify-single-word="false" fo:break-before="page" style:text-autospace="none"/>
      <style:text-properties style:font-name="Courier New" fo:font-size="12pt" style:font-name-asian="Times-Bold" style:font-size-asian="12pt" style:font-name-complex="Times-Bold" style:font-size-complex="12pt"/>
    </style:style>
    <style:style style:name="P32" style:family="paragraph" style:parent-style-name="Standard">
      <style:paragraph-properties fo:text-align="justify" style:justify-single-word="false" fo:break-before="page" style:text-autospace="none"/>
      <style:text-properties style:font-name="Courier New" fo:font-size="12pt" fo:font-weight="bold" style:font-name-asian="Times-Bold" style:font-size-asian="12pt" style:font-weight-asian="bold" style:font-name-complex="Times-Bold" style:font-size-complex="12pt" style:font-weight-complex="bold"/>
    </style:style>
    <style:style style:name="P33" style:family="paragraph" style:parent-style-name="Standard">
      <style:paragraph-properties fo:text-align="start" style:justify-single-word="false" fo:break-before="page" style:text-autospace="none"/>
      <style:text-properties style:font-name="Courier New" fo:font-size="10pt" style:font-name-asian="Times-Bold" style:font-size-asian="10pt" style:font-name-complex="Times-Bold" style:font-size-complex="10pt"/>
    </style:style>
    <style:style style:name="P34" style:family="paragraph" style:parent-style-name="Standard">
      <style:paragraph-properties fo:text-align="justify" style:justify-single-word="false" fo:break-before="page" style:text-autospace="none"/>
      <style:text-properties style:font-name="Courier New" fo:font-size="10pt" style:font-name-asian="Times-Bold" style:font-size-asian="10pt" style:font-name-complex="Times-Bold" style:font-size-complex="10pt"/>
    </style:style>
    <style:style style:name="P35" style:family="paragraph" style:parent-style-name="Standard">
      <style:paragraph-properties fo:text-align="justify" style:justify-single-word="false" fo:break-before="page" style:text-autospace="none"/>
      <style:text-properties style:font-name="Courier New" fo:font-size="10pt" style:font-name-asian="Courier" style:font-size-asian="10pt" style:font-name-complex="Courier" style:font-size-complex="10pt"/>
    </style:style>
    <style:style style:name="P36" style:family="paragraph" style:parent-style-name="Standard">
      <style:paragraph-properties fo:text-align="justify" style:justify-single-word="false" fo:break-before="page" style:text-autospace="none"/>
      <style:text-properties style:font-name="Courier New" fo:font-size="10pt" style:font-name-asian="Times-Roman" style:font-size-asian="10pt" style:font-name-complex="Times-Roman" style:font-size-complex="10pt"/>
    </style:style>
    <style:style style:name="P37" style:family="paragraph" style:parent-style-name="Standard">
      <style:paragraph-properties fo:text-align="start" style:justify-single-word="false" fo:break-before="page" style:text-autospace="none"/>
      <style:text-properties style:font-name="Courier New" fo:font-size="10pt" style:font-name-asian="Times-Roman" style:font-size-asian="10pt" style:font-name-complex="Times-Roman" style:font-size-complex="10pt"/>
    </style:style>
    <style:style style:name="P38" style:family="paragraph" style:parent-style-name="Standard">
      <style:paragraph-properties fo:text-align="start" style:justify-single-word="false" fo:break-before="page" style:text-autospace="none"/>
      <style:text-properties style:font-name="Courier New" fo:font-size="10pt" fo:font-weight="bold" style:font-name-asian="Times-Bold" style:font-size-asian="10pt" style:font-weight-asian="bold" style:font-name-complex="Times-Bold" style:font-size-complex="10pt" style:font-weight-complex="bold"/>
    </style:style>
    <style:style style:name="P39" style:family="paragraph" style:parent-style-name="Standard">
      <style:paragraph-properties fo:text-align="justify" style:justify-single-word="false" fo:break-before="page" style:text-autospace="none"/>
      <style:text-properties style:font-name="Courier New" fo:font-size="10pt" fo:font-weight="bold" style:font-name-asian="Times-Bold" style:font-size-asian="10pt" style:font-weight-asian="bold" style:font-name-complex="Times-Bold" style:font-size-complex="10pt" style:font-weight-complex="bold"/>
    </style:style>
    <style:style style:name="P40" style:family="paragraph" style:parent-style-name="Text_20_body">
      <style:paragraph-properties fo:text-align="justify" style:justify-single-word="false" fo:orphans="2" fo:widows="2"/>
      <style:text-properties fo:font-variant="normal" fo:text-transform="none" fo:color="#000000" style:font-name="Courier New" fo:font-size="10pt" fo:letter-spacing="normal" fo:font-style="normal" fo:font-weight="normal" style:font-size-asian="10pt" style:font-size-complex="10pt"/>
    </style:style>
    <style:style style:name="P41" style:family="paragraph" style:parent-style-name="Text_20_body">
      <style:paragraph-properties fo:orphans="2" fo:widows="2"/>
      <style:text-properties fo:font-variant="normal" fo:text-transform="none" fo:color="#000000" style:font-name="Courier New" fo:font-size="10pt" fo:letter-spacing="normal" fo:font-style="normal" fo:font-weight="normal" style:font-size-asian="10pt" style:font-size-complex="10pt"/>
    </style:style>
    <style:style style:name="P42" style:family="paragraph" style:parent-style-name="Text_20_body">
      <style:paragraph-properties fo:text-align="justify" style:justify-single-word="false" fo:orphans="2" fo:widows="2"/>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43" style:family="paragraph" style:parent-style-name="Text_20_body">
      <style:paragraph-properties fo:text-align="justify" style:justify-single-word="false" fo:orphans="2" fo:widows="2"/>
      <style:text-properties fo:font-variant="normal" fo:text-transform="none" fo:color="#000000" style:font-name="Courier New" fo:font-size="10pt" fo:letter-spacing="normal" fo:font-style="normal" fo:font-weight="bold" style:font-size-asian="10pt" style:font-weight-asian="bold" style:font-size-complex="10pt" style:font-weight-complex="bold"/>
    </style:style>
    <style:style style:name="P44" style:family="paragraph" style:parent-style-name="Text_20_body">
      <style:paragraph-properties fo:text-align="justify" style:justify-single-word="false" fo:orphans="2" fo:widows="2"/>
      <style:text-properties fo:font-variant="normal" fo:text-transform="none" fo:color="#000000" style:font-name="Courier New" fo:font-size="10pt" fo:letter-spacing="normal" style:font-size-asian="10pt" style:font-size-complex="10pt"/>
    </style:style>
    <style:style style:name="P45" style:family="paragraph" style:parent-style-name="Text_20_body">
      <style:paragraph-properties fo:text-align="justify" style:justify-single-word="false"/>
      <style:text-properties style:font-name="Courier New"/>
    </style:style>
    <style:style style:name="P46" style:family="paragraph" style:parent-style-name="Text_20_body">
      <style:paragraph-properties fo:text-align="justify" style:justify-single-word="false"/>
      <style:text-properties style:font-name="Courier New" fo:font-size="10pt" style:font-size-asian="10pt" style:font-size-complex="10pt"/>
    </style:style>
    <style:style style:name="P47" style:family="paragraph" style:parent-style-name="Text_20_body">
      <style:paragraph-properties fo:text-align="justify" style:justify-single-word="false" fo:orphans="2" fo:widows="2"/>
      <style:text-properties style:font-name="Courier New" fo:font-size="10pt" style:font-name-asian="Times-Bold" style:font-size-asian="10pt" style:font-name-complex="Times-Bold" style:font-size-complex="10pt"/>
    </style:style>
    <style:style style:name="P48" style:family="paragraph" style:parent-style-name="Text_20_body">
      <style:paragraph-properties fo:text-align="justify" style:justify-single-word="false" fo:orphans="2" fo:widows="2" fo:background-color="transparent">
        <style:background-image/>
      </style:paragraph-properties>
      <style:text-properties style:font-name="Courier New" fo:font-size="10pt" fo:font-weight="normal" style:font-size-asian="10pt" style:font-size-complex="10pt"/>
    </style:style>
    <style:style style:name="P49" style:family="paragraph" style:parent-style-name="Table_20_Contents">
      <style:paragraph-properties fo:text-align="justify" style:justify-single-word="false"/>
      <style:text-properties style:font-name="Courier New" fo:font-size="10pt" style:font-name-asian="Times-Roman" style:font-size-asian="10pt" style:font-name-complex="Times-Roman" style:font-size-complex="10pt"/>
    </style:style>
    <style:style style:name="P50" style:family="paragraph" style:parent-style-name="Table_20_Contents">
      <style:paragraph-properties fo:text-align="justify" style:justify-single-word="false"/>
      <style:text-properties style:font-name="Courier New" fo:font-size="10pt" style:font-size-asian="10pt" style:font-size-complex="10pt"/>
    </style:style>
    <style:style style:name="P51" style:family="paragraph" style:parent-style-name="Preformatted_20_Text">
      <style:paragraph-properties fo:orphans="2" fo:widows="2"/>
      <style:text-properties fo:font-variant="normal" fo:text-transform="none" fo:color="#000000" style:font-name="Courier New" fo:font-size="10pt" fo:letter-spacing="normal" style:font-size-asian="10pt" style:font-size-complex="10pt"/>
    </style:style>
    <style:style style:name="P52" style:family="paragraph" style:parent-style-name="Preformatted_20_Text">
      <style:paragraph-properties fo:text-align="center" style:justify-single-word="false" fo:orphans="2" fo:widows="2"/>
      <style:text-properties fo:font-variant="normal" fo:text-transform="none" fo:color="#000000" style:font-name="Courier New" fo:font-size="10pt" fo:letter-spacing="normal" style:font-size-asian="10pt" style:font-size-complex="10pt"/>
    </style:style>
    <style:style style:name="P53" style:family="paragraph" style:parent-style-name="Preformatted_20_Text">
      <style:paragraph-properties fo:text-align="center" style:justify-single-word="false" fo:orphans="2" fo:widows="2"/>
      <style:text-properties fo:font-variant="normal" fo:text-transform="none" fo:color="#000000" style:font-name="Courier New" fo:font-size="10pt" fo:letter-spacing="normal" fo:font-style="normal" fo:font-weight="normal" style:font-size-asian="10pt" style:font-size-complex="10pt"/>
    </style:style>
    <style:style style:name="P54" style:family="paragraph" style:parent-style-name="Preformatted_20_Text">
      <style:paragraph-properties fo:text-align="justify" style:justify-single-word="false" fo:orphans="2" fo:widows="2"/>
      <style:text-properties fo:font-variant="normal" fo:text-transform="none" fo:color="#000000" style:font-name="Courier New" fo:font-size="10pt" fo:letter-spacing="normal" fo:font-style="normal" fo:font-weight="normal" style:font-size-asian="10pt" style:font-size-complex="10pt"/>
    </style:style>
    <style:style style:name="P55" style:family="paragraph" style:parent-style-name="Preformatted_20_Text">
      <style:paragraph-properties fo:orphans="2" fo:widows="2"/>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56" style:family="paragraph" style:parent-style-name="Preformatted_20_Text">
      <style:paragraph-properties fo:margin-top="0in" fo:margin-bottom="0.1965in" fo:orphans="2" fo:widows="2"/>
      <style:text-properties fo:font-variant="normal" fo:text-transform="none" fo:color="#000000" style:font-name="Courier New" fo:font-size="10pt" fo:letter-spacing="normal" style:font-size-asian="10pt" style:font-size-complex="10pt"/>
    </style:style>
    <style:style style:name="P57" style:family="paragraph" style:parent-style-name="Preformatted_20_Text">
      <style:paragraph-properties fo:margin-top="0in" fo:margin-bottom="0.1965in" fo:text-align="justify" style:justify-single-word="false" fo:orphans="2" fo:widows="2"/>
      <style:text-properties fo:font-variant="normal" fo:text-transform="none" fo:color="#000000" style:font-name="Courier New" fo:font-size="10pt" fo:letter-spacing="normal" style:font-size-asian="10pt" style:font-size-complex="10pt"/>
    </style:style>
    <style:style style:name="P58" style:family="paragraph" style:parent-style-name="Preformatted_20_Text">
      <style:paragraph-properties fo:margin-top="0in" fo:margin-bottom="0.1965in" fo:text-align="justify" style:justify-single-word="false" fo:orphans="2" fo:widows="2"/>
      <style:text-properties fo:font-variant="normal" fo:text-transform="none" fo:color="#000000" style:font-name="Courier New" fo:font-size="10pt" fo:letter-spacing="normal" fo:background-color="#00dcff" style:font-size-asian="10pt" style:font-size-complex="10pt"/>
    </style:style>
    <style:style style:name="P59" style:family="paragraph" style:parent-style-name="Preformatted_20_Text">
      <style:paragraph-properties fo:margin-top="0in" fo:margin-bottom="0.1965in" fo:text-align="center" style:justify-single-word="false" fo:orphans="2" fo:widows="2"/>
      <style:text-properties fo:font-variant="normal" fo:text-transform="none" fo:color="#000000" style:font-name="Courier New" fo:font-size="10pt" fo:letter-spacing="normal" fo:font-style="normal" fo:font-weight="normal" style:font-size-asian="10pt" style:font-size-complex="10pt"/>
    </style:style>
    <style:style style:name="P60" style:family="paragraph" style:parent-style-name="Preformatted_20_Text">
      <style:paragraph-properties fo:margin-top="0in" fo:margin-bottom="0.1965in" fo:text-align="justify" style:justify-single-word="false" fo:orphans="2" fo:widows="2"/>
      <style:text-properties fo:font-variant="normal" fo:text-transform="none" fo:color="#000000" style:font-name="Courier New" fo:font-size="10pt" fo:letter-spacing="normal" fo:font-style="normal" fo:font-weight="normal" style:font-size-asian="10pt" style:font-size-complex="10pt"/>
    </style:style>
    <style:style style:name="P61" style:family="paragraph" style:parent-style-name="Standard">
      <style:paragraph-properties fo:text-align="justify" style:justify-single-word="false" style:text-autospace="none"/>
      <style:text-properties style:font-name="Courier New" fo:font-size="10pt" style:font-name-asian="Courier" style:font-size-asian="10pt" style:font-name-complex="Courier" style:font-size-complex="10pt"/>
    </style:style>
    <style:style style:name="P62" style:family="paragraph" style:parent-style-name="Standard">
      <style:paragraph-properties fo:text-align="justify" style:justify-single-word="false" style:text-autospace="none"/>
      <style:text-properties style:font-name="Courier New" fo:font-size="10pt" fo:background-color="#ffff00" style:font-name-asian="Courier" style:font-size-asian="10pt" style:font-name-complex="Courier" style:font-size-complex="10pt"/>
    </style:style>
    <style:style style:name="T1" style:family="text">
      <style:text-properties fo:font-size="14.5pt" style:font-size-asian="14.5pt" style:font-size-complex="14.5pt"/>
    </style:style>
    <style:style style:name="T2" style:family="text">
      <style:text-properties style:font-name-asian="Times-Roman" style:font-name-complex="Times-Roman"/>
    </style:style>
    <style:style style:name="T3" style:family="text">
      <style:text-properties style:font-name-asian="ODCDDP+CMMI10" style:font-name-complex="ODCDDP+CMMI10"/>
    </style:style>
    <style:style style:name="T4" style:family="text">
      <style:text-properties style:font-name-asian="Times-Italic" style:font-name-complex="Times-Italic"/>
    </style:style>
    <style:style style:name="T5" style:family="text">
      <style:text-properties style:font-name-asian="Courier" style:font-name-complex="Courier"/>
    </style:style>
    <style:style style:name="T6" style:family="text">
      <style:text-properties style:font-name-asian="ODCJHM+CMSY9" style:font-name-complex="ODCJHM+CMSY9"/>
    </style:style>
    <style:style style:name="T7" style:family="text">
      <style:text-properties style:font-name-asian="Times-Bold" style:font-name-complex="Times-Bold"/>
    </style:style>
    <style:style style:name="T8" style:family="text">
      <style:text-properties fo:font-weight="bold" style:font-weight-asian="bold" style:font-weight-complex="bold"/>
    </style:style>
    <style:style style:name="T9" style:family="text">
      <style:text-properties fo:font-weight="bold" style:font-name-asian="Times-Roman" style:font-weight-asian="bold" style:font-name-complex="Times-Roman" style:font-weight-complex="bold"/>
    </style:style>
    <style:style style:name="T10" style:family="text">
      <style:text-properties fo:background-color="#ffff00"/>
    </style:style>
    <style:style style:name="T11" style:family="text">
      <style:text-properties fo:background-color="#ffff00" style:font-name-asian="Times-Roman" style:font-name-complex="Times-Roman"/>
    </style:style>
    <style:style style:name="T12" style:family="text">
      <style:text-properties fo:background-color="#999999"/>
    </style:style>
    <style:style style:name="T13" style:family="text">
      <style:text-properties fo:background-color="transparent"/>
    </style:style>
    <style:style style:name="T14" style:family="text">
      <style:text-properties fo:background-color="transparent" style:font-name-asian="Times-Roman" style:font-name-complex="Times-Roman"/>
    </style:style>
    <style:style style:name="T15" style:family="text">
      <style:text-properties fo:background-color="#99ccff"/>
    </style:style>
    <style:style style:name="T16" style:family="text">
      <style:text-properties fo:background-color="#99ccff" style:font-name-asian="Times-Roman" style:font-name-complex="Times-Roman"/>
    </style:style>
    <style:style style:name="T17" style:family="text">
      <style:text-properties fo:background-color="#9999ff"/>
    </style:style>
    <style:style style:name="T18" style:family="text">
      <style:text-properties fo:background-color="#9999ff" style:font-name-asian="Times-Roman" style:font-name-complex="Times-Roman"/>
    </style:style>
    <style:style style:name="T19" style:family="text">
      <style:text-properties fo:background-color="#00b8ff" style:font-name-asian="Times-Bold" style:font-name-complex="Times-Bold"/>
    </style:style>
    <style:style style:name="T20" style:family="text">
      <style:text-properties fo:background-color="#00b8ff" style:font-name-asian="Times-Italic" style:font-name-complex="Times-Italic"/>
    </style:style>
    <style:style style:name="T21" style:family="text">
      <style:text-properties fo:font-style="normal" fo:font-weight="normal"/>
    </style:style>
    <style:style style:name="T22" style:family="text">
      <style:text-properties fo:font-style="normal" fo:font-weight="normal" fo:background-color="#00dcff"/>
    </style:style>
    <style:style style:name="T23" style:family="text">
      <style:text-properties fo:font-style="normal" fo:font-weight="normal" fo:background-color="transparent"/>
    </style:style>
    <style:style style:name="T24" style:family="text">
      <style:text-properties fo:font-variant="normal" fo:text-transform="none" fo:color="#000000" fo:letter-spacing="normal" fo:font-style="normal"/>
    </style:style>
    <style:style style:name="T25" style:family="text">
      <style:text-properties fo:font-variant="normal" fo:text-transform="none" fo:color="#000000" fo:letter-spacing="normal" fo:font-style="normal" fo:background-color="#00dcff"/>
    </style:style>
    <style:style style:name="T26" style:family="text">
      <style:text-properties fo:font-variant="normal" fo:text-transform="none" fo:color="#000000" fo:letter-spacing="normal" fo:font-style="normal" fo:font-weight="normal"/>
    </style:style>
    <style:style style:name="T27" style:family="text">
      <style:text-properties fo:background-color="#00dcff"/>
    </style:style>
    <style:style style:name="T28" style:family="text">
      <style:text-properties style:font-name="Courier New"/>
    </style:style>
    <style:style style:name="T29" style:family="text">
      <style:text-properties fo:font-size="9pt" style:font-name-asian="Times-Roman" style:font-size-asian="9pt" style:font-name-complex="Times-Roman" style:font-size-complex="9pt"/>
    </style:style>
    <style:style style:name="T30"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O/IEC 14977 : 1996(E)</text:p>
      <text:p text:style-name="P2"/>
      <text:p text:style-name="P2"/>
      <text:p text:style-name="P5"><text:span text:style-name="T1">Contents<text:tab/><text:tab/><text:tab/><text:tab/><text:tab/><text:tab/><text:tab/><text:tab/><text:tab/><text:tab/><text:tab/><text:tab/></text:span><text:span text:style-name="T29">Page</text:span></text:p>
      <text:p text:style-name="P5">Foreword <text:span text:style-name="T2">. . . . . . . . . . . . . . . . . . . . . . . . . . . . . . . . . . . iii</text:span></text:p>
      <text:p text:style-name="P5"><text:s/>Introduction <text:span text:style-name="T2">. . . . . . . . . . . . . . . . . . . . . . . . . . . . . . . . . iv</text:span></text:p>
      <text:p text:style-name="P5"><text:s/>1 Scope<text:span text:style-name="T3">:: : : : : : : : : : : : : : : : : : : : : : : : : : : : : : : : : : : : </text:span><text:span text:style-name="T2">1</text:span></text:p>
      <text:p text:style-name="P5"><text:s/>2 Normative references<text:span text:style-name="T3">: : : : : : : : : : : : : : : : : : : : : : : : : : : : : </text:span><text:span text:style-name="T2">1</text:span></text:p>
      <text:p text:style-name="P5"><text:s/>3 Definitions<text:span text:style-name="T3"> : : : : : : : : : : : : : : : : : : : : : : : : : : : : : : : : : </text:span><text:span text:style-name="T2">1</text:span></text:p>
      <text:p text:style-name="P5"><text:s/>4 The form of each syntactic element of Extended BNF <text:s/>: : : <text:span text:style-name="T3">: : : : : : : : : : </text:span><text:span text:style-name="T2">1</text:span></text:p>
      <text:p text:style-name="P5"><text:s/>4.1 <text:span text:style-name="T2">General . . . . . . . . . . . . . . . . . . . . . . . . . . . . . . . . . . 2</text:span></text:p>
      <text:p text:style-name="P5"><text:s/>4.2 <text:span text:style-name="T2">Syntax <text:s/>. . . . . . . . . . . . . . . . . . . . . . . . . . . . . . . . . . 2</text:span></text:p>
      <text:p text:style-name="P5"><text:s/>4.3 <text:span text:style-name="T2">Syntax-rule . . . . . . . . . . . . . . . . . . . . . . . . . . . . . . . . 2</text:span></text:p>
      <text:p text:style-name="P5"><text:s/>4.4 <text:span text:style-name="T2">Definitions-list. . . . . . . . . . . . . . . . . . . . . . . . . . . . . . 2</text:span></text:p>
      <text:p text:style-name="P5"><text:s/>4.5 <text:span text:style-name="T2">Single-definition . . . . . . . . . . . . . . . . . . . . . . . . . . . . . 2</text:span></text:p>
      <text:p text:style-name="P5"><text:s/>4.6 <text:span text:style-name="T2">Syntactic-term <text:s/>. . . . . . . . . . . . . . . . . . . . . . . . . . . . . . 2</text:span></text:p>
      <text:p text:style-name="P5"><text:s/>4.7 <text:span text:style-name="T2">Syntactic-exception . . . . . . . . . . . . . . . . . . . . . . . . . . . . 2</text:span></text:p>
      <text:p text:style-name="P5"><text:s/>4.8 <text:span text:style-name="T2">Syntactic-factor. . . . . . . . . . . . . . . . . . . . . . . . . . . . . . 2</text:span></text:p>
      <text:p text:style-name="P5"><text:s/>4.9 <text:span text:style-name="T2">Integer . . . . . . . . . . . . . . . . . . . . . . . . . . . . . . . . . . 2</text:span></text:p>
      <text:p text:style-name="P5"><text:s/>4.10 <text:span text:style-name="T2">Syntactic-primary. . . . . . . . . . . . . . . . . . . . . . . . . . . . . 2</text:span></text:p>
      <text:p text:style-name="P5"><text:s/>4.11 <text:span text:style-name="T2">Optional-sequence <text:s/>. . . . . . . . . . . . . . . . . . . . . . . . . . . . 3</text:span></text:p>
      <text:p text:style-name="P5"><text:s/>4.12 <text:span text:style-name="T2">Repeated sequence <text:s/>. . . . . . . . . . . . . . . . . . . . . . . . . . . . 3</text:span></text:p>
      <text:p text:style-name="P5"><text:s/>4.13 <text:span text:style-name="T2">Grouped sequence . . . . . . . . . . . . . . . . . . . . . . . . . . . . . 3</text:span></text:p>
      <text:p text:style-name="P5"><text:s/>4.14 <text:span text:style-name="T2">Meta-identifier. . . . . . . . . . . . . . . . . . . . . . . . . . . . . . 3</text:span></text:p>
      <text:p text:style-name="P5"><text:s/>4.15 <text:span text:style-name="T2">Meta-identifier-character <text:s/>. . . . . . . . . . . . . . . . . . . . . . . . 3</text:span></text:p>
      <text:p text:style-name="P5"><text:s/>4.16 <text:span text:style-name="T2">Terminal-string <text:s/>. . . . . . . . . . . . . . . . . . . . . . . . . . . . . 3</text:span></text:p>
      <text:p text:style-name="P5"><text:s/>4.17 <text:span text:style-name="T2">First-terminal-character . . . . . . . . . . . . . . . . . . . . . . . . . 3</text:span></text:p>
      <text:p text:style-name="P5"><text:s/>4.18 <text:span text:style-name="T2">Second-terminal-character. . . . . . . . . . . . . . . . . . . . . . . . . 3</text:span></text:p>
      <text:p text:style-name="P5"><text:s/>4.19 <text:span text:style-name="T2">Special-sequence . . . . . . . . . . . . . . . . . . . . . . . . . . . . . 3</text:span></text:p>
      <text:p text:style-name="P5"><text:s/>4.20 <text:span text:style-name="T2">Special-sequence-character . . . . . . . . . . . . . . . . . . . . . . . . 3</text:span></text:p>
      <text:p text:style-name="P5"><text:s/>4.21 <text:span text:style-name="T2">Empty-sequence . . . . . . . . . . . . . . . . . . . . . . . . . . . . . . 3</text:span></text:p>
      <text:p text:style-name="P5"><text:s/>4.22 <text:span text:style-name="T2">Further examples . . . . . . . . . . . . . . . . . . . . . . . . . . . . . 3</text:span></text:p>
      <text:p text:style-name="P5"><text:s/>5 The symbols represented by each syntactic element : : <text:span text:style-name="T3">: : : : : : : : : : : : </text:span><text:span text:style-name="T2">3</text:span></text:p>
      <text:p text:style-name="P5"><text:s/>5.1 <text:span text:style-name="T2">General . . . . . . . . . . . . . . . . . . . . . . . . . . . . . . . . . . 3</text:span></text:p>
      <text:p text:style-name="P5"><text:s/>5.2 <text:span text:style-name="T2">Terminal-string . . . . . . . . . . . . . . . . . . . . . . . . . . . . . . 4</text:span></text:p>
      <text:p text:style-name="P5"><text:s/>5.3 <text:span text:style-name="T2">Meta-identifier . . . . . . . . . . . . . . . . . . . . . . . . . . . . . . 4</text:span></text:p>
      <text:p text:style-name="P5"><text:s/>5.4 <text:span text:style-name="T2">Grouped-sequence. . . . . . . . . . . . . . . . . . . . . . . . . . . . . . 4</text:span></text:p>
      <text:p text:style-name="P5"><text:s/>5.5 <text:span text:style-name="T2">Optional-sequence . . . . . . . . . . . . . . . . . . . . . . . . . . . . . 4</text:span></text:p>
      <text:p text:style-name="P5"><text:s/>5.6 <text:span text:style-name="T2">Repeated-sequence . . . . . . . . . . . . . . . . . . . . . . . . . . . . . 4</text:span></text:p>
      <text:p text:style-name="P5"><text:s/>5.7 <text:span text:style-name="T2">Syntactic-factor. . . . . . . . . . . . . . . . . . . . . . . . . . . . . . 4</text:span></text:p>
      <text:p text:style-name="P5"><text:s/>5.8 <text:span text:style-name="T2">Syntactic-term <text:s/>. . . . . . . . . . . . . . . . . . . . . . . . . . . . . . 4</text:span></text:p>
      <text:p text:style-name="P5"><text:s/>5.9 <text:span text:style-name="T2">Single-definition . . . . . . . . . . . . . . . . . . . . . . . . . . . . . 5</text:span></text:p>
      <text:p text:style-name="P5"><text:s/>5.10 <text:span text:style-name="T2">Definitions-list . . . . . . . . . . . . . . . . . . . . . . . . . . . . . 5</text:span></text:p>
      <text:p text:style-name="P5"><text:s/>5.11 <text:span text:style-name="T2">Special-sequence . . . . . . . . . . . . . . . . . . . . . . . . . . . . . 5</text:span></text:p>
      <text:p text:style-name="P5"><text:s/>5.12 <text:span text:style-name="T2">Empty-sequence . . . . . . . . . . . . . . . . . . . . . . . . . . . . . . 5</text:span></text:p>
      <text:p text:style-name="P5"><text:s/>6 Layout and Comments<text:span text:style-name="T3"> : : : : : : : : : : : : : : : : : : : : : : : : : : : : : </text:span><text:span text:style-name="T2">5</text:span></text:p>
      <text:p text:style-name="P5"><text:s/>6.1 <text:span text:style-name="T2">General . . . . . . . . . . . . . . . . . . . . . . . . . . . . . . . . . . 5</text:span></text:p>
      <text:p text:style-name="P5"><text:s/>6.2 <text:span text:style-name="T2">Terminal-character. . . . . . . . . . . . . . . . . . . . . . . . . . . . . 5</text:span></text:p>
      <text:p text:style-name="P5"><text:s/>6.3 <text:span text:style-name="T2">Gap-free-symbol . . . . . . . . . . . . . . . . . . . . . . . . . . . . . . 6</text:span></text:p>
      <text:p text:style-name="P5"><text:s/>6.4 <text:span text:style-name="T2">Gap-separator . . . . . . . . . . . . . . . . . . . . . . . . . . . . . . . 6</text:span></text:p>
      <text:p text:style-name="P5"><text:s/>6.5 <text:span text:style-name="T2">Commentless-symbol. . . . . . . . . . . . . . . . . . . . . . . . . . . . . 6</text:span></text:p>
      <text:p text:style-name="P5"><text:s/>6.6 <text:span text:style-name="T2">Comment-symbol. . . . . . . . . . . . . . . . . . . . . . . . . . . . . . . 6</text:span></text:p>
      <text:p text:style-name="P5"><text:s/>6.7 <text:span text:style-name="T2">Bracketed-textual-comment . . . . . . . . . . . . . . . . . . . . . . . . . 6</text:span></text:p>
      <text:p text:style-name="P5"><text:s/>7 The representation of each terminal-character in Extended BNF <text:span text:style-name="T3">: : : : : : : : </text:span><text:span text:style-name="T2">6</text:span></text:p>
      <text:p text:style-name="P5"><text:s/>7.1 <text:span text:style-name="T2">General . . . . . . . . . . . . . . . . . . . . . . . . . . . . . . . . . . 6</text:span></text:p>
      <text:p text:style-name="P5"><text:s/>7.2 <text:span text:style-name="T2">Letters and digits. . . . . . . . . . . . . . . . . . . . . . . . . . . . . 6</text:span></text:p>
      <text:p text:style-name="P5"><text:s/>7.3 <text:span text:style-name="T2">Other terminal characters . . . . . . . . . . . . . . . . . . . . . . . . . 6</text:span></text:p>
      <text:p text:style-name="P5"><text:s/>7.4 <text:span text:style-name="T2">Alternative representations . . . . . . . . . . . . . . . . . . . . . . . . 6</text:span></text:p>
      <text:p text:style-name="P5"><text:s/>7.5 <text:span text:style-name="T2">Other-character . . . . . . . . . . . . . . . . . . . . . . . . . . . . . . 7</text:span></text:p>
      <text:p text:style-name="P5"><text:s/>7.6 <text:span text:style-name="T2">Gap-separator . . . . . . . . . . . . . . . . . . . . . . . . . . . . . . . 7</text:span></text:p>
      <text:p text:style-name="P5"><text:s/>7.7 <text:span text:style-name="T2">Terminal-characters represented by a pair of characters . . . . . . . . . . 8</text:span></text:p>
      <text:p text:style-name="P5"><text:s/>7.8 <text:span text:style-name="T2">Invalid character sequences . . . . . . . . . . . . . . . . . . . . . . . . 8</text:span></text:p>
      <text:p text:style-name="P5"><text:s/>8 Examples<text:span text:style-name="T3">: : : : : : : : : : : : : : : : : : : : : : : : : : : : : : : : : : : </text:span><text:span text:style-name="T2">8</text:span></text:p>
      <text:p text:style-name="P5"><text:s/>8.1 <text:span text:style-name="T2">The syntax of Extended BNF <text:s/>. . . . . . . . . . . . . . . . . . . . . . . . 8</text:span></text:p>
      <text:p text:style-name="P5"><text:s/>8.2 <text:span text:style-name="T2">Extended BNF used to define itself informally . . . . . . . . . . . . . . . 10</text:span></text:p>
      <text:p text:style-name="P5"><text:s/>8.3 <text:span text:style-name="T2">Extended BNF defined informally . . . . . . . . . . . . . . . . . . . . . 10</text:span></text:p>
      <text:p text:style-name="P3">Annexes</text:p>
      <text:p text:style-name="P5"><text:soft-page-break/><text:s/>A Two-level grammars<text:span text:style-name="T3">: : : : : : : : : : : : : : : : : : : : : : : : : : : : : </text:span><text:span text:style-name="T2">11</text:span></text:p>
      <text:p text:style-name="P5"><text:s/>B Bibliography<text:span text:style-name="T3">: : : : : : : : : : : : : : : : : : : : : : : : : : : : : : : : </text:span><text:span text:style-name="T2">12</text:span></text:p>
      <text:p text:style-name="P3"/>
      <text:p text:style-name="P3"/>
      <text:p text:style-name="P31"/>
      <text:p text:style-name="P8">Foreword</text:p>
      <text:p text:style-name="P25"/>
      <text:p text:style-name="P6"/>
      <text:p text:style-name="P11"><text:tab/>ISO (the International Organization for Standardization) and IEC (the International Electrotechnical Commission) form the specialized system for worldwide standardization. National bodies that are members of ISO or IEC participate in the development of International Standards through technical committees established by the respective organization to deal with particular fields of technical activity. </text:p>
      <text:p text:style-name="P11"><text:tab/></text:p>
      <text:p text:style-name="P11"><text:tab/>ISO and IEC technical committees collaborate in fields of mutual interest. Other international organizations, governmental and nongovernmental, in liaison with ISO and IEC, also take part in the work. In the field of information technology, ISO and IEC have established a joint technical committee ISO/IEC JTC 1.</text:p>
      <text:p text:style-name="P11"/>
      <text:p text:style-name="P11"><text:tab/>Draft International Standards adopted by the joint technical committee are circulated to national bodies for voting. Publication as an International Standard requires approval by at least 75% of the national bodies casting a vote. International Standard ISO/IEC 14977 was prepared by BSI (as BS 6154) and was adopted, under a special “fast-track procedure”, by Joint Technical Committee ISO/IEC JTC 1, <text:span text:style-name="T4">Information technology</text:span>, in parallel with its approval by national bodies of ISO and IEC. </text:p>
      <text:p text:style-name="P11"/>
      <text:p text:style-name="P11"><text:tab/>Annexes A and B of this International Standard are for information only.</text:p>
      <text:p text:style-name="P3"/>
      <text:p text:style-name="P3"/>
      <text:p text:style-name="P31"/>
      <text:p text:style-name="P8">Introduction</text:p>
      <text:p text:style-name="P8"/>
      <text:p text:style-name="P11"><text:tab/>A syntactic metalanguage is an important tool of computer science. The concepts are well known, but many slightly different notations are in use. As a result syntactic metalanguages are still not widely used and understood, and the advantages of rigorous notations are unappreciated by many people.</text:p>
      <text:p text:style-name="P14"><text:tab/></text:p>
      <text:p text:style-name="P11"><text:span text:style-name="T4"><text:tab/>Extended BNF </text:span>brings some order to the formal definition of a syntax and will</text:p>
      <text:p text:style-name="P11">be useful not just for the definition of programming languages, but for many</text:p>
      <text:p text:style-name="P11">other formal definitions. </text:p>
      <text:p text:style-name="P11"/>
      <text:p text:style-name="P11"><text:tab/>Since the definition of the programming language Algol 60 (Naur, 1960) the custom has been to define the syntax of a programming language formally. Algol 60 was defined with a notation now known as BNF or Backus-Naur Form. This notation has proved a suitable basis for subsequent languages but has frequently been extended or slightly altered. The many different notations are confusing and have prevented the advantages of formal unambiguous definitions from being widely appreciated. </text:p>
      <text:p text:style-name="P11"/>
      <text:p text:style-name="P11"><text:tab/>The syntactic metalanguage <text:span text:style-name="T4">Extended BNF </text:span>described in this standard is based on Backus-Naur Form and includes the most widely adopted extensions.</text:p>
      <text:p text:style-name="P15"/>
      <text:p text:style-name="P11"><text:tab/>A <text:span text:style-name="T12">syntactic metalanguage</text:span> is a notation for defining the syntax of a language by use of a number of rules. Each rule names part of the language (called a non-terminal symbol of the language) and then defines its possible forms. <text:span text:style-name="T13">A terminal symbol of the language is an atom that cannot be split into smaller components of the language.</text:span> </text:p>
      <text:p text:style-name="P11"/>
      <text:p text:style-name="P11"><text:tab/>A syntactic metalanguage is useful whenever a clear formal description and definition is required, e.g. the format for references in papers submitted to a journal, or the instructions for performing a complicated task.</text:p>
      <text:p text:style-name="P11"/>
      <text:p text:style-name="P11">A formal syntax definition has three distinct uses: </text:p>
      <text:p text:style-name="P11">a) it names the various syntactic parts (i.e. non-terminal symbols) of the language;</text:p>
      <text:p text:style-name="P11">b) it shows which sequences of symbols are valid sentences of the language;</text:p>
      <text:p text:style-name="P11">c) it shows the syntactic structure of any sentence of the language.</text:p>
      <text:p text:style-name="P6"><text:tab/></text:p>
      <text:p text:style-name="P6"><text:tab/>The need for a standard syntactic metalanguage. </text:p>
      <text:p text:style-name="P11"><text:tab/>Without a standard syntactic metalanguage every programming language definition starts by specifying the metalanguage used to define its syntax. This causes various problems: </text:p>
      <text:p text:style-name="P6"><text:span text:style-name="T2"><text:tab/></text:span><text:span text:style-name="T16">Many different notations</text:span><text:span text:style-name="T2"> — It is unusual for two different programming languages to use the same metalanguage. Thus human readers are handicapped by having to learn a new metalanguage before they can study a new language. </text:span></text:p>
      <text:p text:style-name="P6"><text:span text:style-name="T2"><text:tab/></text:span><text:span text:style-name="T16">Concepts not widely understood</text:span><text:span text:style-name="T2"> — The lack of a standard notation hinders the use of rigorous unambiguous definitions. </text:span></text:p>
      <text:p text:style-name="P6"><text:span text:style-name="T2"><text:tab/></text:span><text:span text:style-name="T16">Imperfect notations</text:span><text:span text:style-name="T2"> — Because a metalanguage needs to be defined for every programming language, almost inevitably, the metalanguage contains defects. </text:span>For example errors occurred in the drafting of RTL/2 (BS5904) and CORAL 66 (BS5905) because the metalanguages could not be typed easily. </text:p>
      <text:p text:style-name="P6"><text:tab/><text:span text:style-name="T15">Special purpose notations</text:span> — A metalanguage defined for a particular programming language is often simplified by taking advantage of special features in the language to be defined. However, the metalanguage is then unsuitable for other programming languages. </text:p>
      <text:p text:style-name="P6"><text:tab/><text:span text:style-name="T15">Few general syntax processors</text:span> — The multiplicity of syntactic metalanguages has limited the availability of computer programs to analyse and process syntaxes, e.g. to list a syntax neatly, to make an index of the symbols used in the syntax, to produce a syntax-checker for programs written in the language. In practice experienced readers have little difficulty in picking up and learning a new notation, but even so the differences obscure mutual understanding and hinder communication. A standard metalanguage enables more people to crystallize vague ideas into an unambiguous definition. It is also useful because other people needing to provide formal definitions no longer need to reinvent similar concepts. The objectives to be satisfied - </text:p>
      <text:p text:style-name="P11"/>
      <text:p text:style-name="P11"/>
      <text:p text:style-name="P11"/>
      <text:p text:style-name="P11"/>
      <text:p text:style-name="P11"/>
      <text:p text:style-name="P6"><text:soft-page-break/><text:span text:style-name="T2">It is desirable that a </text:span><text:span text:style-name="T18">standard syntactic metalanguage should be</text:span><text:span text:style-name="T2">:</text:span></text:p>
      <text:p text:style-name="P11"/>
      <text:p text:style-name="P11"/>
      <text:p text:style-name="P11">a) <text:span text:style-name="T17">concise</text:span>, so that languages can be defined briefly and thus be more easily understood;</text:p>
      <text:p text:style-name="P11"/>
      <text:p text:style-name="P11">b) <text:span text:style-name="T17">precise</text:span>, so that the rules are unambiguous;</text:p>
      <text:p text:style-name="P11"/>
      <text:p text:style-name="P11">c) <text:span text:style-name="T17">formal</text:span>, so that the rules can be parsed, or otherwise processed, by a computer when required;</text:p>
      <text:p text:style-name="P11"/>
      <text:p text:style-name="P11">d) <text:span text:style-name="T17">natural</text:span>, so that the notation and format are relatively simple to learn and understand, even for those who are not themselves language designers; </text:p>
      <text:p text:style-name="P11">(The meaning of a symbol should not be surprising. It should also be possible to define the syntax of a language in a way that helps to indicate the meaning of the constructions.) </text:p>
      <text:p text:style-name="P11"/>
      <text:p text:style-name="P11">e) <text:span text:style-name="T17">general</text:span>, so that the notation is suitable for many purposes including the description of many different languages;</text:p>
      <text:p text:style-name="P11"/>
      <text:p text:style-name="P11">f) <text:span text:style-name="T17">simple</text:span> in its character set and with a notation that avoids, as far as is practicable, using characters that are not generally available on standard keyboards (both typewriters and computer terminals) so that the rules can be typed and can be processed by computer programs;</text:p>
      <text:p text:style-name="P11"/>
      <text:p text:style-name="P11">g) <text:span text:style-name="T17">self describing</text:span>, so that the notation is able to describe itself;</text:p>
      <text:p text:style-name="P11"/>
      <text:p text:style-name="P11">h) <text:span text:style-name="T17">linear</text:span>, so that the syntax can be expressed as a single stream of characters.</text:p>
      <text:p text:style-name="P11"/>
      <text:p text:style-name="P11">(This simplifies printing a syntax. Computer processing of a syntax is also simpler.)</text:p>
      <text:p text:style-name="P6"/>
      <text:p text:style-name="P6">Some common syntactic metalanguages</text:p>
      <text:p text:style-name="P11">Unfortunately none of the existing syntactic metalanguages was suitable for adoption as the standard, for example: </text:p>
      <text:p text:style-name="P11"/>
      <text:p text:style-name="P11">a) COBOL (ISO 1989:1985) lists alternatives vertically and uses brackets spreading over many lines. This is inconvenient for computer processing and</text:p>
      <text:p text:style-name="P11">cannot be prepared on typewriters.</text:p>
      <text:p text:style-name="P11"/>
      <text:p text:style-name="P11">b) Backus-Naur Form (used in ALGOL 60) has problems if the metasymbols </text:p>
      <text:p text:style-name="P11"><text:span text:style-name="T5">&lt; &gt; | ::= </text:span>occur in the language being defined. Some common forms of</text:p>
      <text:p text:style-name="P11">construction (e.g. comments) cannot be expressed naturally, other constructions</text:p>
      <text:p text:style-name="P11">(e.g. repetition) are long-winded.</text:p>
      <text:p text:style-name="P11"/>
      <text:p text:style-name="P11">c) The obsolete FORTRAN 77 (ISO 1539:1980) had ‘railroad tracks’. These</text:p>
      <text:p text:style-name="P11">are easy to understand but difficult to prepare and to process on a computer</text:p>
      <text:p text:style-name="P11">or typewriter. The current version, FORTRAN 90 (ISO/IEC 1539:1991), no</text:p>
      <text:p text:style-name="P11">longer uses this notation.</text:p>
      <text:p text:style-name="P11"/>
      <text:p text:style-name="P11"/>
      <text:p text:style-name="P11"><text:tab/>Most other languages use a variant of one of these metalanguages. Most of them cannot be candidates for standardization because they use characters not in the language being defined as metasymbols of the metalanguage. </text:p>
      <text:p text:style-name="P11"><text:tab/>This simplifies the metalanguage but prevents it from being used generally. POSIX (ISO/IEC 9945-2:1993) includes two complementary facilities which both assume an ISO/IEC 646:1991 character set is applicable: LEX permits the definition and lexical analysis of regular expressions, but is inadequate for the description of an arbitrary context-free grammar, and YACC (Yet Another Compiler Compiler) is a parser generator for an LALR(1) grammar. </text:p>
      <text:p text:style-name="P11"/>
      <text:p text:style-name="P11"/>
      <text:p text:style-name="P11"/>
      <text:p text:style-name="P11"/>
      <text:p text:style-name="P11"/>
      <text:p text:style-name="P11"/>
      <text:p text:style-name="P11"><text:span text:style-name="T7"><text:tab/></text:span><text:span text:style-name="T19">The standard metalanguage Extended BNF </text:span><text:span text:style-name="T20">Extended BNF</text:span>, the metalanguage defined in this International Standard, is based on a suggestion by Niklaus Wirth (Wirth, 1977) that is based on Backus-Naur Form and that contains the most common extensions, i.e.: </text:p>
      <text:p text:style-name="P11"><text:soft-page-break/></text:p>
      <text:p text:style-name="P11">a) Terminal symbols of the language are quoted so that any character,</text:p>
      <text:p text:style-name="P6"><text:span text:style-name="T2">including one used in </text:span><text:span text:style-name="T4">Extended BNF</text:span><text:span text:style-name="T2">, can be defined as a terminal symbol of</text:span></text:p>
      <text:p text:style-name="P11">the language being defined.</text:p>
      <text:p text:style-name="P11"/>
      <text:p text:style-name="P6"><text:span text:style-name="T2">b) </text:span><text:span text:style-name="T5">[ </text:span><text:span text:style-name="T2">and </text:span><text:span text:style-name="T5">] </text:span><text:span text:style-name="T2">indicate optional symbols.</text:span></text:p>
      <text:p text:style-name="P11"/>
      <text:p text:style-name="P6"><text:span text:style-name="T2">c) {</text:span><text:span text:style-name="T6"> </text:span><text:span text:style-name="T2">and }</text:span><text:span text:style-name="T6"> </text:span><text:span text:style-name="T2">indicate repetition.</text:span></text:p>
      <text:p text:style-name="P11"/>
      <text:p text:style-name="P11">d) Each rule has an explicit final character so that there is never any ambiguity about where a rule ends.</text:p>
      <text:p text:style-name="P11"/>
      <text:p text:style-name="P6"><text:span text:style-name="T2">e) Brackets group items together. It is an obvious convenience to use </text:span><text:span text:style-name="T5">( </text:span><text:span text:style-name="T2">and </text:span><text:span text:style-name="T5">) </text:span><text:span text:style-name="T2">in their ordinary mathematical sense. </text:span></text:p>
      <text:p text:style-name="P11"/>
      <text:p text:style-name="P11"/>
      <text:p text:style-name="P6"><text:span text:style-name="T2"><text:tab/>The main differences in </text:span><text:span text:style-name="T4">Extended BNF </text:span><text:span text:style-name="T2">are further features that experience has shown are often required when providing a formal definition:</text:span></text:p>
      <text:p text:style-name="P11"/>
      <text:p text:style-name="P6"><text:span text:style-name="T2">a) </text:span><text:span text:style-name="T4">Defining an explicit number of items. </text:span><text:span text:style-name="T2">Fortran contains a rule that a label</text:span></text:p>
      <text:p text:style-name="P11">field contains exactly five characters; an identifier in PL/I or COBOL has up</text:p>
      <text:p text:style-name="P11">to 32 characters: rules such as these can be expressed only with difficulty in</text:p>
      <text:p text:style-name="P11">Backus-Naur Form. In practice, such definitions are often left incomplete and</text:p>
      <text:p text:style-name="P11">the rules qualified informally in English. <text:span text:style-name="T10">(length of identifier)</text:span></text:p>
      <text:p text:style-name="P11"/>
      <text:p text:style-name="P11"/>
      <text:p text:style-name="P6"><text:span text:style-name="T2">b) </text:span><text:span text:style-name="T4">Defining something by specifying the few exceptional cases. </text:span><text:span text:style-name="T2">An Algol </text:span>end<text:span text:style-name="T2">-comment <text:s/>ends at the first </text:span><text:s/>end<text:span text:style-name="T2">, </text:span><text:s/>else <text:span text:style-name="T2">or semicolon. A rule like this cannot be expressed concisely or clearly in Backus-Naur Form and is also usually specified informally in English. </text:span><text:span text:style-name="T11">(explicit beginning and ending of statement)</text:span></text:p>
      <text:p text:style-name="P11"/>
      <text:p text:style-name="P11"/>
      <text:p text:style-name="P6"><text:span text:style-name="T2">c) </text:span><text:span text:style-name="T4">Including comments. </text:span><text:span text:style-name="T2">Programming languages and other structures with a complicated syntax need many rules to define them. The syntax will be clearer if explanations and cross-references can be provided; accordingly </text:span><text:span text:style-name="T4">Extended BNF </text:span><text:span text:style-name="T2">contains a comment facility so that ordinary text can be added to a syntax for the benefit of a human reader without affecting the formal meaning of the syntax.</text:span></text:p>
      <text:p text:style-name="P11"/>
      <text:p text:style-name="P11"/>
      <text:p text:style-name="P6"><text:span text:style-name="T2">d) </text:span><text:span text:style-name="T4">Meta-identifier. </text:span><text:span text:style-name="T2">A meta-identifier (the name of a non-terminal symbol in the language) need not be a single word or enclosed in brackets because there is an explicit concatenate symbol. This also ensures that the layout of a syntax (except in a terminal symbol) does not affect the language being defined.</text:span></text:p>
      <text:p text:style-name="P11"/>
      <text:p text:style-name="P11"/>
      <text:p text:style-name="P6"><text:span text:style-name="T2">e) </text:span><text:span text:style-name="T4">Extensions. </text:span><text:span text:style-name="T2">A user may wish to extend </text:span><text:span text:style-name="T4">Extended BNF</text:span><text:span text:style-name="T2">. A special-sequence is provided for this purpose, the format and meaning of which are not defined in the standard except to ensure that the start and end of an extension can always be seen easily. Various possible extensions are outlined in the following paragraphs. <text:tab/></text:span></text:p>
      <text:p text:style-name="P11"/>
      <text:p text:style-name="P6"><text:span text:style-name="T2"><text:tab/></text:span>Limitations and extensions.</text:p>
      <text:p text:style-name="P6"><text:span text:style-name="T2"><text:tab/>The main limitation of </text:span><text:span text:style-name="T4">Extended BNF </text:span><text:span text:style-name="T2">is that the language being defined needs to be linear, i.e. the symbols in a sentence of the language can be placed in an ordered sequence. For example knitting patterns and recipes in cooking are linear languages, but electric circuit diagrams are not. A further limitation is that </text:span><text:span text:style-name="T4">Extended BNF </text:span><text:span text:style-name="T2">is inadequate for defining more complex forms of grammars. Such facilities were not provided because it was thought the main need was <text:s/>to define a notation sufficient for the simpler and commoner requirements. </text:span></text:p>
      <text:p text:style-name="P11"/>
      <text:p text:style-name="P11"><text:tab/></text:p>
      <text:p text:style-name="P11"/>
      <text:p text:style-name="P11"/>
      <text:p text:style-name="P11"/>
      <text:p text:style-name="P11"/>
      <text:p text:style-name="P6"><text:span text:style-name="T2"><text:tab/>Instead </text:span><text:span text:style-name="T4">Extended BNF </text:span><text:span text:style-name="T2">has been designed so that various extensions can be made in a natural way. </text:span><text:span text:style-name="T14">There are two simple ways of </text:span><text:span text:style-name="T11">extending the standard metalanguage</text:span><text:span text:style-name="T14">.</text:span><text:span text:style-name="T2"> </text:span></text:p>
      <text:p text:style-name="P11"><text:tab/></text:p>
      <text:p text:style-name="P6"><text:span text:style-name="T2"><text:tab/>Firstly, the </text:span><text:span text:style-name="T11">special-sequence concept</text:span><text:span text:style-name="T2"> provides a basic framework for any extension, the format between the special-sequence-characters being almost completely </text:span><text:soft-page-break/><text:span text:style-name="T2">arbitrary. This method would be suitable for an action grammar, i.e. one specifying actions that are to take place as a sentence is parsed. </text:span></text:p>
      <text:p text:style-name="P11"/>
      <text:p text:style-name="P6"><text:span text:style-name="T2"><text:tab/>Secondly, a </text:span><text:span text:style-name="T11">meta-identifier</text:span><text:span text:style-name="T2"> can never be followed immediately by a left parenthesis in the standard metalanguage; thus another method of extending the metalanguage is to define the syntax and meaning of a meta-identifier followed by a sequence of parameters enclosed in parentheses. This would be reasonable in an attribute grammar where the rules ensure consistency between different parts of a sentence in the language being defined. More complicated extensions are also possible. </text:span></text:p>
      <text:p text:style-name="P11"/>
      <text:p text:style-name="P6"><text:span text:style-name="T2"><text:tab/>Annex A suggests how </text:span><text:span text:style-name="T4">Extended BNF </text:span><text:span text:style-name="T2">might be extended to define a two-level grammar. </text:span></text:p>
      <text:p text:style-name="P3"/>
      <text:p text:style-name="P3"/>
      <text:p text:style-name="P3"/>
      <text:p text:style-name="P33"/>
      <text:p text:style-name="P5"/>
      <text:p text:style-name="P5">INTERNATIONAL STANDARD <text:span text:style-name="T2">ISO/IEC 14977 : 1996(E)</text:span></text:p>
      <text:p text:style-name="P5">Information technology—Syntactic metalanguage—Extended BNF</text:p>
      <text:p text:style-name="P5"/>
      <text:p text:style-name="P5"/>
      <text:p text:style-name="P4">1 Scope</text:p>
      <text:p text:style-name="P11"/>
      <text:p text:style-name="P6"><text:span text:style-name="T2"><text:tab/>This International Standard defines a notation, </text:span><text:span text:style-name="T4">Extended BNF</text:span><text:span text:style-name="T2">, for specifying the syntax of a linear sequence of symbols. It defines both the logical structure of the notation and its graphical representation. </text:span><text:span text:style-name="T4">Extended BNF </text:span><text:span text:style-name="T2">has applications in the definition of programming and other languages, as well as in other formal definitions, for example the commands to an operating system, or the precise format of data and results. Examples of </text:span><text:span text:style-name="T4">Extended BNF </text:span><text:span text:style-name="T2">are given in clause 8. NOTE — Like many other notations, </text:span><text:span text:style-name="T4">Extended BNF </text:span><text:span text:style-name="T2">can still be misused; thus it does not prevent someone from trying to define an unparsable or ambiguous language.</text:span></text:p>
      <text:p text:style-name="P6"/>
      <text:p text:style-name="P6"/>
      <text:p text:style-name="P6"/>
      <text:p text:style-name="P6"/>
      <text:p text:style-name="P34"/>
      <text:p text:style-name="P5">INTERNATIONAL STANDARD <text:span text:style-name="T2">ISO/IEC 14977 : 1996(E)</text:span></text:p>
      <text:p text:style-name="P5">Information technology—Syntactic metalanguage—Extended BNF</text:p>
      <text:p text:style-name="P5"/>
      <text:p text:style-name="P5"/>
      <text:p text:style-name="P4">2 Normative references</text:p>
      <text:p text:style-name="P11"/>
      <text:p text:style-name="P11"><text:tab/>The following standards contain provisions which, through reference in this text, constitute provisions of this International Standard. At the time of publication, the editions indicated were valid. All standards are subject to revision, and parties to agreements based on this International Standard are encouraged to investigate the possibility of applying the most recent editions of the standards listed below. Members of IEC and ISO maintain registers of currently valid International Standards. </text:p>
      <text:p text:style-name="P11"/>
      <text:p text:style-name="P11">ISO 2382-15 : 1985, <text:span text:style-name="T4">Data processing — Vocabulary — Part 15: Programming languages. </text:span>ISO/IEC 646 : 1991, <text:span text:style-name="T4">Information technology — ISO 7- it coded character set for information interchange. </text:span></text:p>
      <text:p text:style-name="P11">ISO/IEC 6429 : 1992, <text:span text:style-name="T4">Information technology — Control functions for 7-bit and 8-bit coded character sets. </text:span></text:p>
      <text:p text:style-name="P11">BS 6154 : 1981, <text:span text:style-name="T4">Method of defining — Syntactic metalanguage.</text:span></text:p>
      <text:p text:style-name="P6"/>
      <text:p text:style-name="P6"/>
      <text:p text:style-name="P6"/>
      <text:p text:style-name="P6"/>
      <text:p text:style-name="P34"/>
      <text:p text:style-name="P5">INTERNATIONAL STANDARD <text:span text:style-name="T2">ISO/IEC 14977 : 1996(E)</text:span></text:p>
      <text:p text:style-name="P5">Information technology—Syntactic metalanguage—Extended BNF</text:p>
      <text:p text:style-name="P5"/>
      <text:p text:style-name="P5"/>
      <text:p text:style-name="P4">3 Definitions</text:p>
      <text:p text:style-name="P11"/>
      <text:p text:style-name="P11"><text:tab/>For the purposes of this International Standard, the definitions given in ISO:2382-5 and the following definitions apply: </text:p>
      <text:p text:style-name="P6"/>
      <text:p text:style-name="P11"><text:span text:style-name="T7">3.1 <text:s/>sequence: </text:span>An ordered list of zero or more items.</text:p>
      <text:p text:style-name="P11"><text:s/></text:p>
      <text:p text:style-name="P11"><text:span text:style-name="T7">3.2 <text:s/>subsequence: </text:span>A sequence within a sequence. </text:p>
      <text:p text:style-name="P6"/>
      <text:p text:style-name="P11"><text:span text:style-name="T7">3.3 <text:s/>non-terminal symbol: </text:span>A syntactic part of the language being defined. </text:p>
      <text:p text:style-name="P6"/>
      <text:p text:style-name="P11"><text:span text:style-name="T7">3.4 <text:s/>meta-identifier: </text:span>The name of a non-terminal symbol. </text:p>
      <text:p text:style-name="P6"/>
      <text:p text:style-name="P11"><text:span text:style-name="T7">3.5 <text:s/>start symbol: </text:span>A non-terminal symbol that is defined by one or more syntax rules </text:p>
      <text:p text:style-name="P11">but does not occur in any other syntax rule. </text:p>
      <text:p text:style-name="P6"/>
      <text:p text:style-name="P11"><text:span text:style-name="T7">3.6 <text:s/>sentence: </text:span>A sequence of symbols that represents the start symbol. <text:s/></text:p>
      <text:p text:style-name="P6"/>
      <text:p text:style-name="P11"><text:span text:style-name="T7">3.7 <text:s/>terminal symbol: </text:span>A sequence of one or more characters forming an irreducible element of a language.</text:p>
      <text:p text:style-name="P11"/>
      <text:p text:style-name="P11">NOTE — In this International Standard a terminal symbol of <text:span text:style-name="T4">Extended BNF </text:span>is called a terminal-character, and a terminal symbol of a language being defined by a syntax is represented by a terminal-string. </text:p>
      <text:p text:style-name="P11"/>
      <text:p text:style-name="P11"/>
      <text:p text:style-name="P6"/>
      <text:p text:style-name="P6"/>
      <text:p text:style-name="P6"/>
      <text:p text:style-name="P6"/>
      <text:p text:style-name="P34"/>
      <text:p text:style-name="P5">INTERNATIONAL STANDARD <text:span text:style-name="T2">ISO/IEC 14977 : 1996(E)</text:span></text:p>
      <text:p text:style-name="P5">Information technology—Syntactic metalanguage—Extended BNF</text:p>
      <text:p text:style-name="P5"/>
      <text:p text:style-name="P5"/>
      <text:p text:style-name="P4">4 The form of each syntactic element of Extended</text:p>
      <text:p text:style-name="P6"/>
      <text:p text:style-name="P6">BNF</text:p>
      <text:p text:style-name="P11">NOTES</text:p>
      <text:p text:style-name="P11">1 The following conventions are used:</text:p>
      <text:p text:style-name="P11"/>
      <text:p text:style-name="P6"><text:span text:style-name="T2">a) Each meta-identifier of </text:span><text:span text:style-name="T4">Extended BNF </text:span><text:span text:style-name="T2">is written as one</text:span></text:p>
      <text:p text:style-name="P11">or more words joined together by hyphens;</text:p>
      <text:p text:style-name="P11"/>
      <text:p text:style-name="P11">b) A meta-identifier ending with “-symbol” is the name of</text:p>
      <text:p text:style-name="P6"><text:span text:style-name="T2">a terminal symbol of </text:span><text:span text:style-name="T4">Extended BNF</text:span><text:span text:style-name="T2">.</text:span></text:p>
      <text:p text:style-name="P11"/>
      <text:p text:style-name="P6"><text:span text:style-name="T2">2 The normal character representing each operator of </text:span><text:span text:style-name="T4">Extended</text:span></text:p>
      <text:p text:style-name="P6"><text:span text:style-name="T4">BNF </text:span><text:span text:style-name="T2">and its implied precedence is (highest precedence at the</text:span></text:p>
      <text:p text:style-name="P11">top):</text:p>
      <text:p text:style-name="P11"/>
      <text:p text:style-name="P11"/>
      <table:table table:name="Table7" table:style-name="Table7">
        <table:table-column table:style-name="Table7.A"/>
        <table:table-row>
          <table:table-cell table:style-name="Table7.A1" office:value-type="string">
            <text:p text:style-name="P6"><text:span text:style-name="T5"><text:s text:c="3"/>* </text:span><text:span text:style-name="T2">repetition-symbol</text:span></text:p>
          </table:table-cell>
        </table:table-row>
        <table:table-row>
          <table:table-cell table:style-name="Table7.A1" office:value-type="string">
            <text:p text:style-name="P6"><text:span text:style-name="T5"><text:s text:c="3"/>- </text:span><text:span text:style-name="T2">except-symbol</text:span></text:p>
          </table:table-cell>
        </table:table-row>
        <table:table-row>
          <table:table-cell table:style-name="Table7.A1" office:value-type="string">
            <text:p text:style-name="P6"><text:span text:style-name="T5"><text:s text:c="3"/>, </text:span><text:span text:style-name="T2">concatenate-symbol</text:span></text:p>
          </table:table-cell>
        </table:table-row>
        <table:table-row>
          <table:table-cell table:style-name="Table7.A1" office:value-type="string">
            <text:p text:style-name="P6"><text:span text:style-name="T5"><text:s text:c="3"/>| </text:span><text:span text:style-name="T2">definition-separator-symbol</text:span></text:p>
          </table:table-cell>
        </table:table-row>
        <table:table-row>
          <table:table-cell table:style-name="Table7.A1" office:value-type="string">
            <text:p text:style-name="P6"><text:span text:style-name="T5"><text:s text:c="3"/>= </text:span><text:span text:style-name="T2">defining-symbol</text:span></text:p>
          </table:table-cell>
        </table:table-row>
        <table:table-row>
          <table:table-cell table:style-name="Table7.A1" office:value-type="string">
            <text:p text:style-name="P6"><text:span text:style-name="T5"><text:s text:c="3"/>; </text:span><text:span text:style-name="T2">terminator-symbol</text:span></text:p>
          </table:table-cell>
        </table:table-row>
      </table:table>
      <text:p text:style-name="P11"/>
      <text:p text:style-name="P11"/>
      <text:p text:style-name="P11"/>
      <text:p text:style-name="P11">3 The normal precedence is over-ridden by the following bracket pairs:</text:p>
      <text:p text:style-name="P11"/>
      <text:p text:style-name="P11"/>
      <table:table table:name="Table8" table:style-name="Table8">
        <table:table-column table:style-name="Table8.A"/>
        <table:table-row>
          <table:table-cell table:style-name="Table8.A1" office:value-type="string">
            <text:p text:style-name="P6"><text:span text:style-name="T5"><text:s text:c="3"/>' </text:span><text:span text:style-name="T2">first-quote-symbol first-quote-symbol </text:span><text:span text:style-name="T5">'</text:span></text:p>
          </table:table-cell>
        </table:table-row>
        <table:table-row>
          <table:table-cell table:style-name="Table8.A1" office:value-type="string">
            <text:p text:style-name="P6"><text:span text:style-name="T5"><text:s text:c="3"/>" </text:span><text:span text:style-name="T2">second-quote-symbol second-quote-symbol </text:span><text:span text:style-name="T5">"</text:span></text:p>
          </table:table-cell>
        </table:table-row>
        <table:table-row>
          <table:table-cell table:style-name="Table8.A1" office:value-type="string">
            <text:p text:style-name="P6"><text:span text:style-name="T5"><text:s text:c="3"/>(* </text:span><text:span text:style-name="T2">start-comment-symbol end-comment-symbol </text:span><text:span text:style-name="T5">*)</text:span></text:p>
          </table:table-cell>
        </table:table-row>
        <table:table-row>
          <table:table-cell table:style-name="Table8.A1" office:value-type="string">
            <text:p text:style-name="P6"><text:span text:style-name="T5"><text:s text:c="3"/>( </text:span><text:span text:style-name="T2">start-group-symbol end-group-symbol </text:span><text:span text:style-name="T5">)</text:span></text:p>
          </table:table-cell>
        </table:table-row>
        <table:table-row>
          <table:table-cell table:style-name="Table8.A1" office:value-type="string">
            <text:p text:style-name="P6"><text:span text:style-name="T5"><text:s text:c="3"/>[ </text:span><text:span text:style-name="T2">start-option-symbol end-option-symbol </text:span><text:span text:style-name="T5">]</text:span></text:p>
          </table:table-cell>
        </table:table-row>
        <table:table-row>
          <table:table-cell table:style-name="Table8.A1" office:value-type="string">
            <text:p text:style-name="P6"><text:span text:style-name="T6"><text:s text:c="3"/>{ </text:span><text:span text:style-name="T2">start-repeat-symbol end-repeat-symbol </text:span><text:span text:style-name="T6">}</text:span></text:p>
          </table:table-cell>
        </table:table-row>
        <table:table-row>
          <table:table-cell table:style-name="Table8.A1" office:value-type="string">
            <text:p text:style-name="P6"><text:span text:style-name="T5"><text:s text:c="3"/>? </text:span><text:span text:style-name="T2">special-sequence-symbol special-sequence-symbol </text:span><text:span text:style-name="T5">?</text:span></text:p>
          </table:table-cell>
        </table:table-row>
      </table:table>
      <text:p text:style-name="P11"/>
      <text:p text:style-name="P17"/>
      <text:p text:style-name="P17"/>
      <text:p text:style-name="P11"/>
      <text:p text:style-name="P9">4.1 General</text:p>
      <text:p text:style-name="P6"><text:span text:style-name="T2">The logical structure of </text:span><text:span text:style-name="T4">Extended BNF </text:span><text:span text:style-name="T2">is defined in 4.2 to 4.21.</text:span></text:p>
      <text:p text:style-name="P11"/>
      <text:p text:style-name="P9">4.2 Syntax</text:p>
      <text:p text:style-name="P11">The syntax of a language consists of one or more syntax-rules.</text:p>
      <text:p text:style-name="P11"/>
      <text:p text:style-name="P9">4.3 Syntax-rule</text:p>
      <text:p text:style-name="P11">A syntax-rule consists of a meta-identifier (the name of the non-terminal symbol being defined) followed by a defining-symbol followed by a definitions-list followed by a terminator-symbol.</text:p>
      <text:p text:style-name="P9"/>
      <text:p text:style-name="P9">4.4 Definitions-list</text:p>
      <text:p text:style-name="P11">A definitions-list consists of an ordered list of one or</text:p>
      <text:p text:style-name="P11">more single-definitions separated from each other by a</text:p>
      <text:p text:style-name="P11">definition-separator-symbol.</text:p>
      <text:p text:style-name="P9"/>
      <text:p text:style-name="P9">4.5 Single-definition</text:p>
      <text:p text:style-name="P11"><text:soft-page-break/>A single-definition consists of an ordered list of one or more syntactic-terms separated from each other by a concatenate-symbol.</text:p>
      <text:p text:style-name="P9"/>
      <text:p text:style-name="P9">4.6 Syntactic-term</text:p>
      <text:p text:style-name="P11">A syntactic-term consists of either:</text:p>
      <text:p text:style-name="P11">a) a syntactic-factor, or</text:p>
      <text:p text:style-name="P11">b) a syntactic-factor followed by an except-symbol followed by a syntactic- exception.</text:p>
      <text:p text:style-name="P11"/>
      <text:p text:style-name="P11"/>
      <text:p text:style-name="P11"/>
      <text:p text:style-name="P9">4.7 Syntactic exception</text:p>
      <text:p text:style-name="P11">A syntactic-exception consists of a syntactic-factor subject to the restriction that the sequences of symbols represented by the syntactic-exception could equally be represented by a syntactic-factor containing no meta-identifiers.</text:p>
      <text:p text:style-name="P11"/>
      <text:p text:style-name="P11"/>
      <text:p text:style-name="P11"><text:tab/>NOTE — If a syntactic-exception is permitted to be an arbitrary syntactic-factor, <text:span text:style-name="T4">Extended BNF </text:span>could define a wider class of languages than the context-free grammars, including attempts which lead to:</text:p>
      <text:p text:style-name="P11"><text:span text:style-name="T13"><text:tab/></text:span><text:span text:style-name="T10">Russell-like paradoxes</text:span>, e.g. <text:span text:style-name="T5">xx = "A" – xx; </text:span></text:p>
      <text:p text:style-name="P11"><text:span text:style-name="T5"><text:tab/></text:span>Is <text:span text:style-name="T5">"A" </text:span>an example of <text:span text:style-name="T5">xx</text:span>? </text:p>
      <text:p text:style-name="P11"/>
      <text:p text:style-name="P11"><text:tab/>Such license is undesirable and the form of a syntactic-exception is therefore restricted to cases that can be proved to be safe. Thus whereas a syntactic-factor is in general equivalent to some context-free grammar, a syntactic-exception is always equivalent to some regular grammar. </text:p>
      <text:p text:style-name="P11"/>
      <text:p text:style-name="P11"><text:tab/>It may be shown that the difference between a context-free grammar and a regular grammar is always another context-free grammar; hence a syntactic-term (and hence any grammar defined according to this standard) is equivalent to some context-free grammar.</text:p>
      <text:p text:style-name="P9"/>
      <text:p text:style-name="P9"/>
      <text:p text:style-name="P9">4.8 Syntactic-factor</text:p>
      <text:p text:style-name="P11">A syntactic-factor consists of either:</text:p>
      <text:p text:style-name="P11"/>
      <text:p text:style-name="P11">a) an integer followed by a repetition-symbol followed by a syntactic-primary, or</text:p>
      <text:p text:style-name="P11">b) a syntactic-primary.</text:p>
      <text:p text:style-name="P9"/>
      <text:p text:style-name="P9"/>
      <text:p text:style-name="P9">4.9 Integer</text:p>
      <text:p text:style-name="P11">An integer consists of an ordered list of one or more decimal-digits.</text:p>
      <text:p text:style-name="P9"/>
      <text:p text:style-name="P9"/>
      <text:p text:style-name="P9"/>
      <text:p text:style-name="P9">4.10 Syntactic-primary</text:p>
      <text:p text:style-name="P11">A syntactic-primary consists of one of the following:</text:p>
      <text:p text:style-name="P11">a) an optional-sequence;</text:p>
      <text:p text:style-name="P11">b) a repeated-sequence;</text:p>
      <text:p text:style-name="P11">c) a grouped-sequence;</text:p>
      <text:p text:style-name="P11">d) a meta-identifier;</text:p>
      <text:p text:style-name="P11">e) a terminal-string;</text:p>
      <text:p text:style-name="P11">f) a special-sequence;</text:p>
      <text:p text:style-name="P11">g) an empty-sequence.</text:p>
      <text:p text:style-name="P6"/>
      <text:p text:style-name="P6"/>
      <text:p text:style-name="P9">4.11 Optional-sequence</text:p>
      <text:p text:style-name="P11">An optional-sequence consists of a start-option-symbol</text:p>
      <text:p text:style-name="P11">followed by a definitions-list followed by an end-optionsymbol.</text:p>
      <text:p text:style-name="P9"/>
      <text:p text:style-name="P9">4.12 Repeated sequence</text:p>
      <text:p text:style-name="P11">A repeated-sequence consists of a start-repeat-symbol followed by a definitions-list followed by an end-repeatsymbol.</text:p>
      <text:p text:style-name="P9"/>
      <text:p text:style-name="P9">4.13 Grouped sequence</text:p>
      <text:p text:style-name="P11">A grouped-sequence consists of a start-group-symbol followed by a definitions-list followed by an end-groupsymbol.</text:p>
      <text:p text:style-name="P9"/>
      <text:p text:style-name="P9"><text:soft-page-break/>4.14 Meta-identifier</text:p>
      <text:p text:style-name="P11">A meta-identifier consists of an ordered list of one or more meta-identifier- haracters subject to the condition that the first meta-identifier-character is a letter.</text:p>
      <text:p text:style-name="P9"/>
      <text:p text:style-name="P9">4.15 Meta-identifier-character</text:p>
      <text:p text:style-name="P11">A meta-identifier-character is a letter or a decimal-digit.</text:p>
      <text:p text:style-name="P9"/>
      <text:p text:style-name="P9">4.16 Terminal-string</text:p>
      <text:p text:style-name="P11">A terminal-string consists of either:</text:p>
      <text:p text:style-name="P11"/>
      <text:p text:style-name="P11">a) A first-quote-symbol followed by a sequence of one or more first-terminal-characters followed by a first-quote-symbol, or</text:p>
      <text:p text:style-name="P11"/>
      <text:p text:style-name="P11">b) A second-quote-symbol, followed by a sequence of one or more second-terminal-caracters followed by a second-quote-symbol.</text:p>
      <text:p text:style-name="P9"/>
      <text:p text:style-name="P9">4.17 First-terminal-character</text:p>
      <text:p text:style-name="P11">A first-terminal-character is any terminal-character except a first-quote-symbol.</text:p>
      <text:p text:style-name="P9"/>
      <text:p text:style-name="P9">4.18 Second-terminal-character</text:p>
      <text:p text:style-name="P11">A second-terminal-character is any terminal-character except a second-quote-symbol.</text:p>
      <text:p text:style-name="P9"/>
      <text:p text:style-name="P9">4.19 Special-sequence</text:p>
      <text:p text:style-name="P11">A special-sequence consists of a special-sequence-symbol followed by a (possibly empty) sequence of specialsequence-characters followed by a special-sequence symbol.</text:p>
      <text:p text:style-name="P9"/>
      <text:p text:style-name="P9">4.20 Special-sequence-character</text:p>
      <text:p text:style-name="P11">A special-sequence-character is any terminal-character except a special-sequence-symbol.</text:p>
      <text:p text:style-name="P11"/>
      <text:p text:style-name="P9">4.21 Empty-sequence</text:p>
      <text:p text:style-name="P11">An empty-sequence consists of the empty sequence of terminal-characters.</text:p>
      <text:p text:style-name="P9"/>
      <text:p text:style-name="P9"/>
      <text:p text:style-name="P9">4.22 Further examples</text:p>
      <text:p text:style-name="P11">The following example is a syntax-rule that states that a Fortran 77 continuation line starts with 5 blanks, the sixth character must not be a blank or zero, and there must not be more than 72 (= 5+1+66) characters altogether. </text:p>
      <text:p text:style-name="P17"/>
      <text:p text:style-name="P17">Fortran 77 continuation line </text:p>
      <text:p text:style-name="P17"><text:tab/>= 5 * " ", (character - (" " | "0")), 66 * [character] ; </text:p>
      <text:p text:style-name="P17"/>
      <text:p text:style-name="P11">In Fortran 66, the definition of a continuation line is more complicated. The following example is a syntax-rule that states that a continuation line must not start with <text:span text:style-name="T5">C</text:span>, there must be at least 6 characters, the sixth character must not be a blank or zero, and there must not be more than 72 (= 1+4+1+66) characters altogether. </text:p>
      <text:p text:style-name="P17"/>
      <text:p text:style-name="P17">Fortran 66 continuation line </text:p>
      <text:p text:style-name="P17"><text:tab/>= character – "C", 4 * character, character - (" " | "0"), 66 * [character] ;</text:p>
      <text:p text:style-name="P17"/>
      <text:p text:style-name="P16"/>
      <text:p text:style-name="P17"/>
      <text:p text:style-name="P35"/>
      <text:p text:style-name="P5">INTERNATIONAL STANDARD <text:span text:style-name="T2">ISO/IEC 14977 : 1996(E)</text:span></text:p>
      <text:p text:style-name="P5">Information technology—Syntactic metalanguage—Extended BNF</text:p>
      <text:p text:style-name="P5"/>
      <text:p text:style-name="P5"/>
      <text:p text:style-name="P4">5 The symbols represented by each syntactic element</text:p>
      <text:p text:style-name="P4"/>
      <text:p text:style-name="P4"/>
      <text:p text:style-name="P9">5.1 General</text:p>
      <text:p text:style-name="P11">Each syntax-rule is a syntax rule that defines (possibly empty) sequences of terminal and non-terminal symbols. Each of these sequences of symbols is represented by the non-terminal symbol named by the meta-identifier at the start of the syntax- rule. 5.2 to 5.12 define the sequences of symbols that are represented by any definitions-list.</text:p>
      <text:p text:style-name="P11"/>
      <text:p text:style-name="P11">NOTES</text:p>
      <text:p text:style-name="P11">1 When the syntax of a complete language is defined there is:</text:p>
      <text:p text:style-name="P11">a) a start symbol, and</text:p>
      <text:p text:style-name="P11">b) at least one syntax-rule starting with each meta-identifier used as a syntactic- primary.</text:p>
      <text:p text:style-name="P11"/>
      <text:p text:style-name="P11">2 It is more difficult to understand a language if there are several syntax-rules defining a meta-identifier and no indication that each definition only partly defines the non-terminal symbol.</text:p>
      <text:p text:style-name="P11"/>
      <text:p text:style-name="P9">5.2 Terminal-string</text:p>
      <text:p text:style-name="P11">A terminal-string represents either:</text:p>
      <text:p text:style-name="P11">a) the sequence of first-terminal-characters between its first-quote-symbols, or</text:p>
      <text:p text:style-name="P11">b) the sequence of second-terminal-characters between its second-quote-symbols.</text:p>
      <text:p text:style-name="P9"/>
      <text:p text:style-name="P9">5.3 Meta-identifier</text:p>
      <text:p text:style-name="P11">A meta-identifier used as a syntactic-primary represents any sequence of symbols defined by the definitions-list of any syntax-rule that starts with that meta-identifier.</text:p>
      <text:p text:style-name="P11"/>
      <text:p text:style-name="P11"/>
      <text:p text:style-name="P9">5.4 Grouped-sequence</text:p>
      <text:p text:style-name="P11">A grouped-sequence represents any sequence of symbols defined by the definitions-list enclosed by its start-group symbol and end-group-symbol.</text:p>
      <text:p text:style-name="P11"/>
      <text:p text:style-name="P9">5.5 Optional-sequence</text:p>
      <text:p text:style-name="P11">An optional-sequence represents either:</text:p>
      <text:p text:style-name="P11">a) the empty sequence of symbols, or</text:p>
      <text:p text:style-name="P11">b) any sequence of symbols defined by the definitions list enclosed by its start-option-symbol and end-option symbol.</text:p>
      <text:p text:style-name="P11"/>
      <text:p text:style-name="P11"/>
      <text:p text:style-name="P9">5.6 Repeated-sequence</text:p>
      <text:p text:style-name="P11">A repeated-sequence represents a (possibly empty) sequence of subsequences where each subsequence is any sequence of symbols defined by the definitions-list enclosed by the start-repeat-symbol and end-repeat-symbol.</text:p>
      <text:p text:style-name="P11"/>
      <text:p text:style-name="P11"/>
      <text:p text:style-name="P9">5.7 Syntactic-factor</text:p>
      <text:p text:style-name="P11">A syntactic-factor represents an explicit number of subsequences where each subsequence is a sequence of symbols represented by the syntactic-primary that is part of that syntactic-factor. The required number of subsequences equals one when no integer is given and otherwise is equal to the value of the integer. As examples the following syntax-rules illustrate the facilities for expressing repetition.</text:p>
      <text:p text:style-name="P11"/>
      <text:p text:style-name="P17">aa = "A";</text:p>
      <text:p text:style-name="P17">bb = 3 * aa, "B";</text:p>
      <text:p text:style-name="P17">cc = 3 * [aa], "C";</text:p>
      <text:p text:style-name="P17">dd = {aa}, "D";</text:p>
      <text:p text:style-name="P17">ee = aa, {aa}, "E";</text:p>
      <text:p text:style-name="P17">ff = 3 * aa, 3 * [aa], "F";</text:p>
      <text:p text:style-name="P17">gg = 3 * {aa}, "D";</text:p>
      <text:p text:style-name="P17"/>
      <text:p text:style-name="P17"><text:soft-page-break/></text:p>
      <text:p text:style-name="P11">Terminal-strings defined by these rules are as follows:</text:p>
      <text:p text:style-name="P17">aa: A</text:p>
      <text:p text:style-name="P17">bb: AAAB</text:p>
      <text:p text:style-name="P17">cc: C AC AAC AAAC</text:p>
      <text:p text:style-name="P17">dd: D AD AAD AAAD AAAAD etc.</text:p>
      <text:p text:style-name="P17">ee: AE AAE AAAE AAAAE AAAAAE etc.</text:p>
      <text:p text:style-name="P17">ff: AAAF AAAAF AAAAAF AAAAAAF</text:p>
      <text:p text:style-name="P17"/>
      <text:p text:style-name="P6"><text:span text:style-name="T2">NOTE — The definition for </text:span><text:span text:style-name="T5">gg</text:span><text:span text:style-name="T2">, although syntactically valid, is not sensible. The sequences of symbols represented by </text:span><text:span text:style-name="T5">gg </text:span><text:span text:style-name="T2">are identical with those given by </text:span><text:span text:style-name="T5">dd </text:span><text:span text:style-name="T2">but cannot be parsed unambiguously.</text:span></text:p>
      <text:p text:style-name="P9"/>
      <text:p text:style-name="P9"/>
      <text:p text:style-name="P9">5.8 Syntactic-term</text:p>
      <text:p text:style-name="P11">When a syntactic-term is a single syntactic-factor it represents any sequence of symbols represented by that syntactic-factor. When a syntactic-term is a syntactic- factor followed by an except-symbol followed by a syntactic-exception it represents any sequence of symbols that satisfies both of the conditions:</text:p>
      <text:p text:style-name="P11">a) it is a sequence of symbols represented by the syntactic-factor,</text:p>
      <text:p text:style-name="P11">b) it is not a sequence of symbols represented by the syntactic-exception.</text:p>
      <text:p text:style-name="P11">As examples the following syntax-rules illustrate the facilities provided by the except-symbol.</text:p>
      <text:p text:style-name="P11"/>
      <text:p text:style-name="P17">letter </text:p>
      <text:p text:style-name="P17"><text:tab/>= "A" | "B" | "C" | "D" | "E" | "F"</text:p>
      <text:p text:style-name="P17"><text:tab/>| "G" | "H" | "I" | "J" | "K" | "L" | "M"</text:p>
      <text:p text:style-name="P17"><text:tab/>| "N" | "O" | "P" | "Q" | "R" | "S" | "T"</text:p>
      <text:p text:style-name="P17"><text:tab/>| "U" | "V" | "W" | "X" | "Y" | "Z";</text:p>
      <text:p text:style-name="P17"/>
      <text:p text:style-name="P17">vowel = "A" | "E" | "I" | "O" | "U";</text:p>
      <text:p text:style-name="P17">consonant = letter - vowel;</text:p>
      <text:p text:style-name="P17">ee = {"A"}-, "E";</text:p>
      <text:p text:style-name="P17"/>
      <text:p text:style-name="P6"/>
      <text:p text:style-name="P11">Terminal-strings defined by these rules are as follows:</text:p>
      <text:p text:style-name="P11"/>
      <text:p text:style-name="P17">letter: A B C D E F G H I J etc.</text:p>
      <text:p text:style-name="P17">vowel: A E I O U</text:p>
      <text:p text:style-name="P17">consonant: B C D F G H J K L M etc.</text:p>
      <text:p text:style-name="P17">ee: AE AAE AAAE AAAAE AAAAAE etc.</text:p>
      <text:p text:style-name="P11"/>
      <text:p text:style-name="P11"/>
      <text:p text:style-name="P6"><text:span text:style-name="T2">NOTE — </text:span><text:span text:style-name="T6">{</text:span><text:span text:style-name="T5">"A"</text:span><text:span text:style-name="T6">}</text:span><text:span text:style-name="T5">- </text:span><text:span text:style-name="T2">represents a sequence of one or more </text:span><text:span text:style-name="T5">A</text:span><text:span text:style-name="T2">’s</text:span></text:p>
      <text:p text:style-name="P11">because it is a syntactic-term with an empty syntactic-exception.</text:p>
      <text:p text:style-name="P9"/>
      <text:p text:style-name="P9"/>
      <text:p text:style-name="P9">5.9 Single-definition</text:p>
      <text:p text:style-name="P11">A single-definition represents a sequence of one or more subsequences where each subsequence is a sequence of symbols represented by the corresponding syntactic-term in that single-definition.</text:p>
      <text:p text:style-name="P11"/>
      <text:p text:style-name="P9">5.10 Definitions-list</text:p>
      <text:p text:style-name="P11">A definitions-list represents any sequence of symbols that is represented by any one of the single-definitions forming that definitions-list.</text:p>
      <text:p text:style-name="P11"/>
      <text:p text:style-name="P9">5.11 Special-sequence</text:p>
      <text:p text:style-name="P11">The sequence of symbols represented by a special-sequence is outside the scope of this International Standard. Only the format of a special-sequence is defined in this International Standard. A special-sequence provides a notation for extensions which a user may require.</text:p>
      <text:p text:style-name="P9"/>
      <text:p text:style-name="P9"/>
      <text:p text:style-name="P9">5.12 Empty-sequence</text:p>
      <text:p text:style-name="P11">An empty-sequence represents the empty sequence of symbols.</text:p>
      <text:p text:style-name="P11"/>
      <text:p text:style-name="P11"/>
      <text:p text:style-name="P11"/>
      <text:p text:style-name="P11"/>
      <text:p text:style-name="P11"><text:soft-page-break/></text:p>
      <text:p text:style-name="P36"/>
      <text:p text:style-name="P5">INTERNATIONAL STANDARD <text:span text:style-name="T2">ISO/IEC 14977 : 1996(E)</text:span></text:p>
      <text:p text:style-name="P5">Information technology—Syntactic metalanguage—Extended BNF</text:p>
      <text:p text:style-name="P5"/>
      <text:p text:style-name="P5"/>
      <text:p text:style-name="P4">6 Layout and Comments</text:p>
      <text:p text:style-name="P4"/>
      <text:p text:style-name="P4"/>
      <text:p text:style-name="P4"/>
      <text:p text:style-name="P9">6.1 General</text:p>
      <text:p text:style-name="P11">The layout of the syntax on a page is almost completely arbitrary. 6.2 to 6.4 define that a non-printing character such as space or new-line has no formal effect on a syntax if the character is outside a terminal-string or pair of characters forming a single terminal-character. 6.5 to 6.7 define where arbitrary text may be inserted as a comment in a syntax.</text:p>
      <text:p text:style-name="P11"/>
      <text:p text:style-name="P11">NOTES</text:p>
      <text:p text:style-name="P11">1 It is much easier for a person to read and understand a syntax if each syntax-rule starts on a new line and the various metalanguage symbols are sensibly spaced.</text:p>
      <text:p text:style-name="P11"/>
      <text:p text:style-name="P6"><text:span text:style-name="T2">2 A language defined by </text:span><text:span text:style-name="T4">Extended BNF </text:span><text:span text:style-name="T2">may have completely different lexical rules from </text:span><text:span text:style-name="T4">Extended BNF </text:span><text:span text:style-name="T2">itself.</text:span></text:p>
      <text:p text:style-name="P11"/>
      <text:p text:style-name="P11">3 Comments enable explanatory text to be added to a syntax and thus help a human to understand a syntax. For example, syntax-rules can be numbered and each meta- identifier followed by a comment identifying the position of the syntax-rule that defines it. It is recommended that any comment concerning asyntax-rule should appear <text:s/>before the terminator-symbol of the rule.</text:p>
      <text:p text:style-name="P11"/>
      <text:p text:style-name="P11">4 Comments have no formal effect on the language defined by a syntax.</text:p>
      <text:p text:style-name="P11"/>
      <text:p text:style-name="P9"/>
      <text:p text:style-name="P9">6.2 Terminal-character</text:p>
      <text:p text:style-name="P6"><text:span text:style-name="T2">A terminal-character of </text:span><text:span text:style-name="T4">Extended BNF </text:span><text:span text:style-name="T2">is one of the</text:span></text:p>
      <text:p text:style-name="P11">following:</text:p>
      <table:table table:name="Table9" table:style-name="Table9">
        <table:table-column table:style-name="Table9.A"/>
        <table:table-column table:style-name="Table9.B"/>
        <table:table-row>
          <table:table-cell table:style-name="Table9.A1" office:value-type="string">
            <text:p text:style-name="P11">1) a letter</text:p>
          </table:table-cell>
          <table:table-cell table:style-name="Table9.A1" office:value-type="string">
            <text:p text:style-name="P49"><text:s text:c="2"/>A - Za - z</text:p>
          </table:table-cell>
        </table:table-row>
        <table:table-row>
          <table:table-cell table:style-name="Table9.A1" office:value-type="string">
            <text:p text:style-name="P11">2) a decimal-digit</text:p>
          </table:table-cell>
          <table:table-cell table:style-name="Table9.A1" office:value-type="string">
            <text:p text:style-name="P49"><text:s text:c="2"/>0 - 9</text:p>
          </table:table-cell>
        </table:table-row>
        <table:table-row>
          <table:table-cell table:style-name="Table9.A1" office:value-type="string">
            <text:p text:style-name="P11">3) a concatenate-symbol</text:p>
          </table:table-cell>
          <table:table-cell table:style-name="Table9.A1" office:value-type="string">
            <text:p text:style-name="P49"><text:s text:c="2"/>,</text:p>
          </table:table-cell>
        </table:table-row>
        <table:table-row>
          <table:table-cell table:style-name="Table9.A1" office:value-type="string">
            <text:p text:style-name="P11">4) a defining-symbol</text:p>
          </table:table-cell>
          <table:table-cell table:style-name="Table9.A1" office:value-type="string">
            <text:p text:style-name="P49"><text:s text:c="2"/>=</text:p>
          </table:table-cell>
        </table:table-row>
        <table:table-row>
          <table:table-cell table:style-name="Table9.A1" office:value-type="string">
            <text:p text:style-name="P11">5) a definition-separator-symbol</text:p>
          </table:table-cell>
          <table:table-cell table:style-name="Table9.A1" office:value-type="string">
            <text:p text:style-name="P49"><text:s text:c="2"/>|</text:p>
          </table:table-cell>
        </table:table-row>
        <table:table-row>
          <table:table-cell table:style-name="Table9.A1" office:value-type="string">
            <text:p text:style-name="P11">6) an end-comment-symbol</text:p>
          </table:table-cell>
          <table:table-cell table:style-name="Table9.A1" office:value-type="string">
            <text:p text:style-name="P49"><text:s text:c="2"/>*)</text:p>
          </table:table-cell>
        </table:table-row>
        <table:table-row>
          <table:table-cell table:style-name="Table9.A1" office:value-type="string">
            <text:p text:style-name="P11">7) an end-group-symbol</text:p>
          </table:table-cell>
          <table:table-cell table:style-name="Table9.A1" office:value-type="string">
            <text:p text:style-name="P49"><text:s text:c="2"/>)</text:p>
          </table:table-cell>
        </table:table-row>
        <table:table-row>
          <table:table-cell table:style-name="Table9.A1" office:value-type="string">
            <text:p text:style-name="P11">8) an end-option-symbol</text:p>
          </table:table-cell>
          <table:table-cell table:style-name="Table9.A1" office:value-type="string">
            <text:p text:style-name="P49"><text:s text:c="2"/>]</text:p>
          </table:table-cell>
        </table:table-row>
        <table:table-row>
          <table:table-cell table:style-name="Table9.A1" office:value-type="string">
            <text:p text:style-name="P11">9) an end-repeat-symbol</text:p>
          </table:table-cell>
          <table:table-cell table:style-name="Table9.A1" office:value-type="string">
            <text:p text:style-name="P49"><text:s text:c="2"/>}</text:p>
          </table:table-cell>
        </table:table-row>
        <table:table-row>
          <table:table-cell table:style-name="Table9.A1" office:value-type="string">
            <text:p text:style-name="P11">10) an except-symbol</text:p>
          </table:table-cell>
          <table:table-cell table:style-name="Table9.A1" office:value-type="string">
            <text:p text:style-name="P49"><text:s text:c="2"/>-</text:p>
          </table:table-cell>
        </table:table-row>
        <table:table-row>
          <table:table-cell table:style-name="Table9.A1" office:value-type="string">
            <text:p text:style-name="P11">11) a first-quote-symbol</text:p>
          </table:table-cell>
          <table:table-cell table:style-name="Table9.A1" office:value-type="string">
            <text:p text:style-name="P49"><text:s text:c="2"/>'</text:p>
          </table:table-cell>
        </table:table-row>
        <table:table-row>
          <table:table-cell table:style-name="Table9.A1" office:value-type="string">
            <text:p text:style-name="P11">12) a repetition-symbol</text:p>
          </table:table-cell>
          <table:table-cell table:style-name="Table9.A1" office:value-type="string">
            <text:p text:style-name="P49"><text:s text:c="2"/>*</text:p>
          </table:table-cell>
        </table:table-row>
        <table:table-row>
          <table:table-cell table:style-name="Table9.A1" office:value-type="string">
            <text:p text:style-name="P11">13) a second-quote-symbol</text:p>
          </table:table-cell>
          <table:table-cell table:style-name="Table9.A1" office:value-type="string">
            <text:p text:style-name="P49"><text:s text:c="2"/>“</text:p>
          </table:table-cell>
        </table:table-row>
        <table:table-row>
          <table:table-cell table:style-name="Table9.A1" office:value-type="string">
            <text:p text:style-name="P11">14) a special-sequence-symbol</text:p>
          </table:table-cell>
          <table:table-cell table:style-name="Table9.A1" office:value-type="string">
            <text:p text:style-name="P49"><text:s text:c="2"/>?</text:p>
          </table:table-cell>
        </table:table-row>
        <table:table-row>
          <table:table-cell table:style-name="Table9.A1" office:value-type="string">
            <text:p text:style-name="P11">15) a start-comment-symbol</text:p>
          </table:table-cell>
          <table:table-cell table:style-name="Table9.A1" office:value-type="string">
            <text:p text:style-name="P49"><text:s text:c="2"/>(*</text:p>
          </table:table-cell>
        </table:table-row>
        <table:table-row>
          <table:table-cell table:style-name="Table9.A1" office:value-type="string">
            <text:p text:style-name="P11">16) a start-group-symbol</text:p>
          </table:table-cell>
          <table:table-cell table:style-name="Table9.A1" office:value-type="string">
            <text:p text:style-name="P49"><text:s text:c="2"/>(</text:p>
          </table:table-cell>
        </table:table-row>
        <table:table-row>
          <table:table-cell table:style-name="Table9.A1" office:value-type="string">
            <text:p text:style-name="P11">17) a start-option-symbol</text:p>
          </table:table-cell>
          <table:table-cell table:style-name="Table9.A1" office:value-type="string">
            <text:p text:style-name="P49"><text:s text:c="2"/>[</text:p>
          </table:table-cell>
        </table:table-row>
        <table:table-row>
          <table:table-cell table:style-name="Table9.A1" office:value-type="string">
            <text:p text:style-name="P11">18) a start-repeat-symbol</text:p>
          </table:table-cell>
          <table:table-cell table:style-name="Table9.A1" office:value-type="string">
            <text:p text:style-name="P49"><text:s text:c="2"/>{</text:p>
          </table:table-cell>
        </table:table-row>
        <table:table-row>
          <table:table-cell table:style-name="Table9.A1" office:value-type="string">
            <text:p text:style-name="P11">19) a terminator-symbol</text:p>
          </table:table-cell>
          <table:table-cell table:style-name="Table9.A1" office:value-type="string">
            <text:p text:style-name="P49"><text:s text:c="2"/>;</text:p>
          </table:table-cell>
        </table:table-row>
        <table:table-row>
          <table:table-cell table:style-name="Table9.A1" office:value-type="string">
            <text:p text:style-name="P11">20) an other-character</text:p>
          </table:table-cell>
          <table:table-cell table:style-name="Table9.A1" office:value-type="string">
            <text:p text:style-name="P49"><text:s text:c="2"/><text:span text:style-name="T5">’ ’ : <text:s/>+ _ % @ &amp; # $ &lt; &gt; \ ˆ ‘ ˜</text:span></text:p>
          </table:table-cell>
        </table:table-row>
      </table:table>
      <text:p text:style-name="P11"/>
      <text:p text:style-name="P11"/>
      <text:p text:style-name="P11"/>
      <text:p text:style-name="P6"><text:soft-page-break/></text:p>
      <text:p text:style-name="P9">6.3 Gap-free-symbol</text:p>
      <text:p text:style-name="P11">A gap-free-symbol is either:</text:p>
      <text:p text:style-name="P11">a) a terminal-character that is neither a first-quote-symbol nor a second-quote-symbol, or</text:p>
      <text:p text:style-name="P11">b) a terminal-string.</text:p>
      <text:p text:style-name="P9"/>
      <text:p text:style-name="P9"/>
      <text:p text:style-name="P9">6.4 Gap-separator</text:p>
      <text:p text:style-name="P11">A gap-separator is one of the non-printing characters:</text:p>
      <text:p text:style-name="P11">space, horizontal-tabulation, new-line, vertical-tabulation, or form-feed.</text:p>
      <text:p text:style-name="P11">One or more gap-separators may be placed:</text:p>
      <text:p text:style-name="P11">a) before a syntax, and</text:p>
      <text:p text:style-name="P11">b) between any two gap-free-symbols of a syntax, and</text:p>
      <text:p text:style-name="P11">c) after a syntax without affecting the language defined by the syntax.</text:p>
      <text:p text:style-name="P9"/>
      <text:p text:style-name="P9"/>
      <text:p text:style-name="P9">6.5 Commentless-symbol</text:p>
      <text:p text:style-name="P11">A commentless-symbol is one of the following:</text:p>
      <text:p text:style-name="P11">a) a terminal-character that is neither a letter nor a decimal-digit nor a first-quote-symbol nor a secondquote-symbol nor a start-comment-symbol nor an endcomment- symbol nor a special-sequence-symbol nor an other-character;</text:p>
      <text:p text:style-name="P11"/>
      <text:p text:style-name="P11">b) a meta-identifier;</text:p>
      <text:p text:style-name="P11">c) an integer;</text:p>
      <text:p text:style-name="P11">d) a terminal-string;</text:p>
      <text:p text:style-name="P11">e) a special-sequence.</text:p>
      <text:p text:style-name="P9"/>
      <text:p text:style-name="P9"/>
      <text:p text:style-name="P9">6.6 Comment-symbol</text:p>
      <text:p text:style-name="P11">A comment-symbol is one of the following:</text:p>
      <text:p text:style-name="P11">a) a bracketed-textual-comment;</text:p>
      <text:p text:style-name="P11">b) a commentless-symbol;</text:p>
      <text:p text:style-name="P11">c) an other-character.</text:p>
      <text:p text:style-name="P9"/>
      <text:p text:style-name="P9"/>
      <text:p text:style-name="P9">6.7 Bracketed-textual-comment</text:p>
      <text:p text:style-name="P11">A bracketed-textual-comment is a start-comment-symbol followed by a (possibly empty) sequence of commentsymbols followed by an end-comment-symbol.</text:p>
      <text:p text:style-name="P11"/>
      <text:p text:style-name="P11">One or more bracketed-textual-comments may be placed:</text:p>
      <text:p text:style-name="P11"/>
      <text:p text:style-name="P11">a) before a syntax, and</text:p>
      <text:p text:style-name="P11">b) between any two commentless-symbols of a syntax, and</text:p>
      <text:p text:style-name="P11">c) after a syntax without affecting the language defined by the syntax.</text:p>
      <text:p text:style-name="P11"/>
      <text:p text:style-name="P11">NOTE — 6.5 to 6.7 imply that bracketed-textual-comments cannot appear in any of the following:</text:p>
      <text:p text:style-name="P11"/>
      <text:p text:style-name="P11">a) a meta-identifier;</text:p>
      <text:p text:style-name="P11">b) an integer;</text:p>
      <text:p text:style-name="P11">c) a special-sequence;</text:p>
      <text:p text:style-name="P11">d) a terminal-string.</text:p>
      <text:p text:style-name="P11"/>
      <text:p text:style-name="P4"/>
      <text:p text:style-name="P4"/>
      <text:p text:style-name="P4"/>
      <text:p text:style-name="P4"/>
      <text:p text:style-name="P32"/>
      <text:p text:style-name="P5">INTERNATIONAL STANDARD <text:span text:style-name="T2">ISO/IEC 14977 : 1996(E)</text:span></text:p>
      <text:p text:style-name="P20">Information technology—Syntactic metalanguage—Extended BNF</text:p>
      <text:p text:style-name="P8"/>
      <text:p text:style-name="P8"/>
      <text:p text:style-name="P4">7 The representation of each terminal character in Extended BNF</text:p>
      <text:p text:style-name="P4"/>
      <text:p text:style-name="P9">7.1 General</text:p>
      <text:p text:style-name="P11">The representation of each terminal-character and gapseparator</text:p>
      <text:p text:style-name="P6"><text:span text:style-name="T2">in </text:span><text:span text:style-name="T4">Extended BNF </text:span><text:span text:style-name="T2">using the characters in the 7-bit</text:span></text:p>
      <text:p text:style-name="P11">character set (ISO/IEC 646:1991 International Reference</text:p>
      <text:p text:style-name="P11">Version) is defined in 7.2 to 7.8.</text:p>
      <text:p text:style-name="P9">7.2 Letters and digits</text:p>
      <text:p text:style-name="P11">Each letter and decimal-digit is represented by the corresponding</text:p>
      <text:p text:style-name="P11">character.</text:p>
      <text:p text:style-name="P9">7.3 Other terminal characters</text:p>
      <text:p text:style-name="P11">Table 1 defines the character representation for each</text:p>
      <text:p text:style-name="P11">terminal-character that is neither a letter, nor a decimaldigit</text:p>
      <text:p text:style-name="P11">nor an other-character.</text:p>
      <text:p text:style-name="P9">7.4 Alternative representations</text:p>
      <text:p text:style-name="P11">Table 2 defines alternative character representations for</text:p>
      <text:p text:style-name="P11">some terminal-characters.</text:p>
      <text:p text:style-name="P6"/>
      <text:p text:style-name="P6"><text:s/>Table 1 — Representation of terminal-characters</text:p>
      <text:p text:style-name="P12"><text:s/></text:p>
      <text:p text:style-name="P12"/>
      <table:table table:name="Table1" table:style-name="Table1">
        <table:table-column table:style-name="Table1.A"/>
        <table:table-column table:style-name="Table1.B"/>
        <table:table-row>
          <table:table-cell table:style-name="Table1.A1" office:value-type="string">
            <text:p text:style-name="P13">Metalanguage symbol</text:p>
          </table:table-cell>
          <table:table-cell table:style-name="Table1.B1" office:value-type="string">
            <text:p text:style-name="P13">Normal representation</text:p>
          </table:table-cell>
        </table:table-row>
        <table:table-row>
          <table:table-cell table:style-name="Table1.A2" office:value-type="string">
            <text:p text:style-name="P12">concatenate-symbol</text:p>
          </table:table-cell>
          <table:table-cell table:style-name="Table1.B2" office:value-type="string">
            <text:p text:style-name="P5"><text:span text:style-name="T5"><text:s/>, </text:span><text:span text:style-name="T2">comma</text:span></text:p>
          </table:table-cell>
        </table:table-row>
        <table:table-row>
          <table:table-cell table:style-name="Table1.A2" office:value-type="string">
            <text:p text:style-name="P12">defining-symbol</text:p>
          </table:table-cell>
          <table:table-cell table:style-name="Table1.B2" office:value-type="string">
            <text:p text:style-name="P5"><text:span text:style-name="T5"><text:s/>= </text:span><text:span text:style-name="T2">equals sign</text:span></text:p>
          </table:table-cell>
        </table:table-row>
        <table:table-row>
          <table:table-cell table:style-name="Table1.A2" office:value-type="string">
            <text:p text:style-name="P12">definition-separator-symbol</text:p>
          </table:table-cell>
          <table:table-cell table:style-name="Table1.B2" office:value-type="string">
            <text:p text:style-name="P5"><text:span text:style-name="T2"><text:s/></text:span><text:span text:style-name="T5">| </text:span><text:span text:style-name="T2">vertical line</text:span></text:p>
          </table:table-cell>
        </table:table-row>
        <table:table-row>
          <table:table-cell table:style-name="Table1.A2" office:value-type="string">
            <text:p text:style-name="P12">end-comment-symbol</text:p>
          </table:table-cell>
          <table:table-cell table:style-name="Table1.B2" office:value-type="string">
            <text:p text:style-name="P5"><text:span text:style-name="T2"><text:s/></text:span><text:span text:style-name="T5">*) </text:span><text:span text:style-name="T2">asterisk,right parenthesis</text:span></text:p>
          </table:table-cell>
        </table:table-row>
        <table:table-row>
          <table:table-cell table:style-name="Table1.A2" office:value-type="string">
            <text:p text:style-name="P12">end-group-symbol</text:p>
          </table:table-cell>
          <table:table-cell table:style-name="Table1.B2" office:value-type="string">
            <text:p text:style-name="P5"><text:span text:style-name="T5"><text:s/>) </text:span><text:span text:style-name="T2">right parenthesis</text:span></text:p>
          </table:table-cell>
        </table:table-row>
        <table:table-row>
          <table:table-cell table:style-name="Table1.A2" office:value-type="string">
            <text:p text:style-name="P12">end-option-symbol</text:p>
          </table:table-cell>
          <table:table-cell table:style-name="Table1.B2" office:value-type="string">
            <text:p text:style-name="P5"><text:span text:style-name="T2"><text:s/></text:span><text:span text:style-name="T5">] </text:span><text:span text:style-name="T2">right square bracket</text:span></text:p>
          </table:table-cell>
        </table:table-row>
        <table:table-row>
          <table:table-cell table:style-name="Table1.A2" office:value-type="string">
            <text:p text:style-name="P12">end-repeat-symbol</text:p>
          </table:table-cell>
          <table:table-cell table:style-name="Table1.B2" office:value-type="string">
            <text:p text:style-name="P5"><text:span text:style-name="T2"><text:s/>}</text:span><text:span text:style-name="T6"> </text:span><text:span text:style-name="T2">right curly bracket</text:span></text:p>
          </table:table-cell>
        </table:table-row>
        <table:table-row>
          <table:table-cell table:style-name="Table1.A2" office:value-type="string">
            <text:p text:style-name="P12">except-symbol</text:p>
          </table:table-cell>
          <table:table-cell table:style-name="Table1.B2" office:value-type="string">
            <text:p text:style-name="P5"><text:span text:style-name="T2"><text:s/></text:span><text:span text:style-name="T5">- </text:span><text:span text:style-name="T2">hyphen-minus</text:span></text:p>
          </table:table-cell>
        </table:table-row>
        <table:table-row>
          <table:table-cell table:style-name="Table1.A2" office:value-type="string">
            <text:p text:style-name="P12">first-quote-symbol</text:p>
          </table:table-cell>
          <table:table-cell table:style-name="Table1.B2" office:value-type="string">
            <text:p text:style-name="P5"><text:span text:style-name="T2"><text:s/></text:span><text:span text:style-name="T5">´ </text:span><text:span text:style-name="T2">apostrophe</text:span></text:p>
          </table:table-cell>
        </table:table-row>
        <table:table-row>
          <table:table-cell table:style-name="Table1.A2" office:value-type="string">
            <text:p text:style-name="P12">repetition-symbol</text:p>
          </table:table-cell>
          <table:table-cell table:style-name="Table1.B2" office:value-type="string">
            <text:p text:style-name="P5"><text:span text:style-name="T2"><text:s/></text:span><text:span text:style-name="T5">* </text:span><text:span text:style-name="T2">asterisk</text:span></text:p>
          </table:table-cell>
        </table:table-row>
        <table:table-row>
          <table:table-cell table:style-name="Table1.A2" office:value-type="string">
            <text:p text:style-name="P12">second-quote-symbol</text:p>
          </table:table-cell>
          <table:table-cell table:style-name="Table1.B2" office:value-type="string">
            <text:p text:style-name="P5"><text:span text:style-name="T2"><text:s/></text:span><text:span text:style-name="T5">" </text:span><text:span text:style-name="T2">quotation mark</text:span></text:p>
          </table:table-cell>
        </table:table-row>
        <table:table-row>
          <table:table-cell table:style-name="Table1.A2" office:value-type="string">
            <text:p text:style-name="P12">special-sequence-symbol</text:p>
          </table:table-cell>
          <table:table-cell table:style-name="Table1.B2" office:value-type="string">
            <text:p text:style-name="P5"><text:span text:style-name="T2"><text:s/></text:span><text:span text:style-name="T5">? </text:span><text:span text:style-name="T2">question mark</text:span></text:p>
          </table:table-cell>
        </table:table-row>
        <table:table-row>
          <table:table-cell table:style-name="Table1.A2" office:value-type="string">
            <text:p text:style-name="P12">start-comment-symbol</text:p>
          </table:table-cell>
          <table:table-cell table:style-name="Table1.B2" office:value-type="string">
            <text:p text:style-name="P5"><text:span text:style-name="T2"><text:s/></text:span><text:span text:style-name="T5">(* </text:span><text:span text:style-name="T2">left parenthesis,asterisk</text:span></text:p>
          </table:table-cell>
        </table:table-row>
        <table:table-row>
          <table:table-cell table:style-name="Table1.A2" office:value-type="string">
            <text:p text:style-name="P12">start-group-symbol</text:p>
          </table:table-cell>
          <table:table-cell table:style-name="Table1.B2" office:value-type="string">
            <text:p text:style-name="P5"><text:span text:style-name="T2"><text:s/></text:span><text:span text:style-name="T5">( </text:span><text:span text:style-name="T2">left parenthesis</text:span></text:p>
          </table:table-cell>
        </table:table-row>
        <table:table-row>
          <table:table-cell table:style-name="Table1.A2" office:value-type="string">
            <text:p text:style-name="P12">start-option-symbol</text:p>
          </table:table-cell>
          <table:table-cell table:style-name="Table1.B2" office:value-type="string">
            <text:p text:style-name="P5"><text:span text:style-name="T2"><text:s/></text:span><text:span text:style-name="T5">[ </text:span><text:span text:style-name="T2">left square bracket</text:span></text:p>
          </table:table-cell>
        </table:table-row>
        <table:table-row>
          <table:table-cell table:style-name="Table1.A2" office:value-type="string">
            <text:p text:style-name="P12">start-repeat-symbol</text:p>
          </table:table-cell>
          <table:table-cell table:style-name="Table1.B2" office:value-type="string">
            <text:p text:style-name="P5"><text:span text:style-name="T2"><text:s/>{</text:span><text:span text:style-name="T6"> </text:span><text:span text:style-name="T2">left curly bracket</text:span></text:p>
          </table:table-cell>
        </table:table-row>
        <table:table-row>
          <table:table-cell table:style-name="Table1.A18" office:value-type="string">
            <text:p text:style-name="P12">terminator-symbol</text:p>
          </table:table-cell>
          <table:table-cell table:style-name="Table1.B18" office:value-type="string">
            <text:p text:style-name="P5"><text:span text:style-name="T2"><text:s/></text:span><text:span text:style-name="T5">; </text:span><text:span text:style-name="T2">semicolon</text:span></text:p>
          </table:table-cell>
        </table:table-row>
      </table:table>
      <text:p text:style-name="P12"/>
      <text:p text:style-name="P12"><text:s/></text:p>
      <text:p text:style-name="P12"><text:s/></text:p>
      <text:p text:style-name="P12"/>
      <text:p text:style-name="P37"/>
      <text:p text:style-name="P5">Table 2 — Alternative representation of terminalcharacters</text:p>
      <text:p text:style-name="P5"/>
      <table:table table:name="Table2" table:style-name="Table2">
        <table:table-column table:style-name="Table2.A"/>
        <table:table-column table:style-name="Table2.B"/>
        <table:table-row>
          <table:table-cell table:style-name="Table2.A1" office:value-type="string">
            <text:p text:style-name="P12">Metalanguage symbol</text:p>
          </table:table-cell>
          <table:table-cell table:style-name="Table2.B1" office:value-type="string">
            <text:p text:style-name="P12"><text:s/>Alternative representation</text:p>
          </table:table-cell>
        </table:table-row>
        <table:table-row>
          <table:table-cell table:style-name="Table2.A2" office:value-type="string">
            <text:p text:style-name="P12">definition-separator-symbol</text:p>
          </table:table-cell>
          <table:table-cell table:style-name="Table2.B2" office:value-type="string">
            <text:p text:style-name="P5"><text:span text:style-name="T2"><text:s/></text:span><text:span text:style-name="T5">/ </text:span><text:span text:style-name="T2">solidus</text:span></text:p>
          </table:table-cell>
        </table:table-row>
        <table:table-row>
          <table:table-cell table:style-name="Table2.A2" office:value-type="string">
            <text:p text:style-name="P12">definition-separator-symbol</text:p>
          </table:table-cell>
          <table:table-cell table:style-name="Table2.B2" office:value-type="string">
            <text:p text:style-name="P5"><text:span text:style-name="T2"><text:s/></text:span><text:span text:style-name="T5">! </text:span><text:span text:style-name="T2">exclamation mark</text:span></text:p>
          </table:table-cell>
        </table:table-row>
        <table:table-row>
          <table:table-cell table:style-name="Table2.A2" office:value-type="string">
            <text:p text:style-name="P12">end-option-symbol</text:p>
          </table:table-cell>
          <table:table-cell table:style-name="Table2.B2" office:value-type="string">
            <text:p text:style-name="P5"><text:span text:style-name="T2"><text:s/></text:span><text:span text:style-name="T5">/) </text:span><text:span text:style-name="T2">solidus,right parenthesis</text:span></text:p>
          </table:table-cell>
        </table:table-row>
        <table:table-row>
          <table:table-cell table:style-name="Table2.A2" office:value-type="string">
            <text:p text:style-name="P12">end-repeat-symbol</text:p>
          </table:table-cell>
          <table:table-cell table:style-name="Table2.B2" office:value-type="string">
            <text:p text:style-name="P5"><text:span text:style-name="T2"><text:s/></text:span><text:span text:style-name="T5">:) </text:span><text:span text:style-name="T2">colon,right parenthesis</text:span></text:p>
          </table:table-cell>
        </table:table-row>
        <table:table-row>
          <table:table-cell table:style-name="Table2.A2" office:value-type="string">
            <text:p text:style-name="P12">start-option-symbol</text:p>
          </table:table-cell>
          <table:table-cell table:style-name="Table2.B2" office:value-type="string">
            <text:p text:style-name="P5"><text:span text:style-name="T2"><text:s/></text:span><text:span text:style-name="T5">(/ </text:span><text:span text:style-name="T2">left parenthesis,solidus</text:span></text:p>
          </table:table-cell>
        </table:table-row>
        <table:table-row>
          <table:table-cell table:style-name="Table2.A2" office:value-type="string">
            <text:p text:style-name="P12">start-repeat-symbol</text:p>
          </table:table-cell>
          <table:table-cell table:style-name="Table2.B2" office:value-type="string">
            <text:p text:style-name="P5"><text:span text:style-name="T2"><text:s/></text:span><text:span text:style-name="T5">(: </text:span><text:span text:style-name="T2">left parenthesis,colon</text:span></text:p>
          </table:table-cell>
        </table:table-row>
        <table:table-row>
          <table:table-cell table:style-name="Table2.A8" office:value-type="string">
            <text:p text:style-name="P12">terminator-symbol</text:p>
          </table:table-cell>
          <table:table-cell table:style-name="Table2.B8" office:value-type="string">
            <text:p text:style-name="P5"><text:span text:style-name="T2"><text:s/></text:span><text:span text:style-name="T5">. </text:span><text:span text:style-name="T2">full stop</text:span></text:p>
          </table:table-cell>
        </table:table-row>
      </table:table>
      <text:p text:style-name="P12"/>
      <text:p text:style-name="P12"/>
      <text:p text:style-name="P12"/>
      <text:p text:style-name="P12"/>
      <text:p text:style-name="P12">NOTES</text:p>
      <text:p text:style-name="P12">1 The main reason for specifying alternative representations is</text:p>
      <text:p text:style-name="P12">that not all computers and typewriters have the characters listed</text:p>
      <text:p text:style-name="P12">in table 1.</text:p>
      <text:p text:style-name="P12"/>
      <text:p text:style-name="P12">2 To avoid confusion, the representation of a terminal-character</text:p>
      <text:p text:style-name="P12">in any one document should be consistent.</text:p>
      <text:p text:style-name="P12"/>
      <text:p text:style-name="P5"><text:span text:style-name="T2">3 7.2 to 7.4 imply that the characters required for </text:span><text:span text:style-name="T4">Extended BNF </text:span><text:span text:style-name="T2">are:</text:span></text:p>
      <text:p text:style-name="P12"/>
      <table:table table:name="Table3" table:style-name="Table3">
        <table:table-column table:style-name="Table3.A"/>
        <table:table-row>
          <table:table-cell table:style-name="Table3.A1" office:value-type="string">
            <text:p text:style-name="P7"><text:span text:style-name="T2">letters digits </text:span><text:span text:style-name="T5">= , - * ( ) ?</text:span></text:p>
          </table:table-cell>
        </table:table-row>
        <table:table-row>
          <table:table-cell table:style-name="Table3.A2" office:value-type="string">
            <text:p text:style-name="P7"><text:span text:style-name="T5">| </text:span><text:span text:style-name="T2">or </text:span><text:span text:style-name="T5">/ </text:span><text:span text:style-name="T2">or </text:span><text:span text:style-name="T5">!</text:span></text:p>
          </table:table-cell>
        </table:table-row>
        <table:table-row>
          <table:table-cell table:style-name="Table3.A2" office:value-type="string">
            <text:p text:style-name="P7"><text:span text:style-name="T5">/ </text:span><text:span text:style-name="T2">or both of </text:span><text:span text:style-name="T5">[ ]</text:span></text:p>
          </table:table-cell>
        </table:table-row>
        <table:table-row>
          <table:table-cell table:style-name="Table3.A2" office:value-type="string">
            <text:p text:style-name="P7"><text:span text:style-name="T5">: </text:span><text:span text:style-name="T2">or both of </text:span><text:span text:style-name="T6">f g</text:span></text:p>
          </table:table-cell>
        </table:table-row>
        <table:table-row>
          <table:table-cell table:style-name="Table3.A2" office:value-type="string">
            <text:p text:style-name="P7"><text:span text:style-name="T5">´ </text:span><text:span text:style-name="T2">or </text:span><text:span text:style-name="T5">" </text:span><text:span text:style-name="T2">(Both characters are needed if either is</text:span></text:p>
            <text:p text:style-name="P13">a terminal symbol of the language being defined)</text:p>
          </table:table-cell>
        </table:table-row>
      </table:table>
      <text:p text:style-name="P12"/>
      <text:p text:style-name="P22"/>
      <text:p text:style-name="P12"/>
      <text:p text:style-name="P8"/>
      <text:p text:style-name="P38"/>
      <text:p text:style-name="P8"/>
      <text:p text:style-name="P8">7.5 Other-character</text:p>
      <text:p text:style-name="P12">An other-character is any other character in the ISO/IEC 646:1991 character set that is neither:</text:p>
      <text:p text:style-name="P12"/>
      <text:p text:style-name="P12">a) a control character, nor</text:p>
      <text:p text:style-name="P12">b) required to represent any other terminal-character.</text:p>
      <text:p text:style-name="P12"/>
      <text:p text:style-name="P12">NOTE — When the terminal-characters are represented as</text:p>
      <text:p text:style-name="P12">specified in table 1, the other-characters are:</text:p>
      <text:p text:style-name="P12"/>
      <text:p text:style-name="P12"/>
      <table:table table:name="Table4" table:style-name="Table4">
        <table:table-column table:style-name="Table4.A"/>
        <table:table-row>
          <table:table-cell table:style-name="Table4.A1" office:value-type="string">
            <text:p text:style-name="P12"><text:s text:c="3"/>Space</text:p>
          </table:table-cell>
        </table:table-row>
        <table:table-row>
          <table:table-cell table:style-name="Table4.A1" office:value-type="string">
            <text:p text:style-name="P5"><text:span text:style-name="T5"><text:s text:c="3"/>. </text:span><text:span text:style-name="T2">full stop</text:span></text:p>
          </table:table-cell>
        </table:table-row>
        <table:table-row>
          <table:table-cell table:style-name="Table4.A1" office:value-type="string">
            <text:p text:style-name="P5"><text:span text:style-name="T5"><text:s text:c="3"/>: </text:span><text:span text:style-name="T2">colon</text:span></text:p>
          </table:table-cell>
        </table:table-row>
        <table:table-row>
          <table:table-cell table:style-name="Table4.A1" office:value-type="string">
            <text:p text:style-name="P5"><text:span text:style-name="T5"><text:s text:c="3"/>! </text:span><text:span text:style-name="T2">exclamation mark</text:span></text:p>
          </table:table-cell>
        </table:table-row>
        <table:table-row>
          <table:table-cell table:style-name="Table4.A1" office:value-type="string">
            <text:p text:style-name="P5"><text:span text:style-name="T5"><text:s text:c="3"/>+ </text:span><text:span text:style-name="T2">plus sign</text:span></text:p>
          </table:table-cell>
        </table:table-row>
        <table:table-row>
          <table:table-cell table:style-name="Table4.A1" office:value-type="string">
            <text:p text:style-name="P12"><text:s text:c="3"/>Lowline</text:p>
          </table:table-cell>
        </table:table-row>
        <table:table-row>
          <table:table-cell table:style-name="Table4.A1" office:value-type="string">
            <text:p text:style-name="P5"><text:span text:style-name="T5"><text:s text:c="3"/>% </text:span><text:span text:style-name="T2">percent sign</text:span></text:p>
          </table:table-cell>
        </table:table-row>
        <table:table-row>
          <table:table-cell table:style-name="Table4.A1" office:value-type="string">
            <text:p text:style-name="P5"><text:span text:style-name="T5"><text:s text:c="3"/>@ </text:span><text:span text:style-name="T2">commercial at</text:span></text:p>
          </table:table-cell>
        </table:table-row>
        <table:table-row>
          <table:table-cell table:style-name="Table4.A1" office:value-type="string">
            <text:p text:style-name="P5"><text:span text:style-name="T5"><text:s text:c="3"/>&amp; </text:span><text:span text:style-name="T2">ampersand</text:span></text:p>
          </table:table-cell>
        </table:table-row>
        <table:table-row>
          <table:table-cell table:style-name="Table4.A1" office:value-type="string">
            <text:p text:style-name="P5"><text:span text:style-name="T5"><text:s text:c="3"/># </text:span><text:span text:style-name="T2">number sign</text:span></text:p>
          </table:table-cell>
        </table:table-row>
        <table:table-row>
          <table:table-cell table:style-name="Table4.A1" office:value-type="string">
            <text:p text:style-name="P5"><text:span text:style-name="T5"><text:s text:c="3"/>$ </text:span><text:span text:style-name="T2">dollar sign</text:span></text:p>
          </table:table-cell>
        </table:table-row>
        <table:table-row>
          <table:table-cell table:style-name="Table4.A1" office:value-type="string">
            <text:p text:style-name="P5"><text:span text:style-name="T5"><text:s text:c="3"/>&lt; </text:span><text:span text:style-name="T2">less-than sign</text:span></text:p>
          </table:table-cell>
        </table:table-row>
        <table:table-row>
          <table:table-cell table:style-name="Table4.A1" office:value-type="string">
            <text:p text:style-name="P5"><text:span text:style-name="T5"><text:s text:c="3"/>&gt; </text:span><text:span text:style-name="T2">greater-than sign</text:span></text:p>
          </table:table-cell>
        </table:table-row>
        <table:table-row>
          <table:table-cell table:style-name="Table4.A1" office:value-type="string">
            <text:p text:style-name="P5"><text:span text:style-name="T5"><text:s text:c="3"/>/ </text:span><text:span text:style-name="T2">solidus</text:span></text:p>
          </table:table-cell>
        </table:table-row>
        <table:table-row>
          <table:table-cell table:style-name="Table4.A1" office:value-type="string">
            <text:p text:style-name="P5"><text:span text:style-name="T5"><text:s text:c="3"/>\ </text:span><text:span text:style-name="T2">reverse solidus</text:span></text:p>
          </table:table-cell>
        </table:table-row>
        <table:table-row>
          <table:table-cell table:style-name="Table4.A1" office:value-type="string">
            <text:p text:style-name="P5"><text:span text:style-name="T5"><text:s text:c="3"/>ˆ </text:span><text:span text:style-name="T2">circumflex accent</text:span></text:p>
          </table:table-cell>
        </table:table-row>
        <table:table-row>
          <table:table-cell table:style-name="Table4.A1" office:value-type="string">
            <text:p text:style-name="P5"><text:span text:style-name="T5"><text:s text:c="3"/>` </text:span><text:span text:style-name="T2">grave accent</text:span></text:p>
          </table:table-cell>
        </table:table-row>
        <table:table-row>
          <table:table-cell table:style-name="Table4.A1" office:value-type="string">
            <text:p text:style-name="P5"><text:span text:style-name="T5"><text:s text:c="3"/>˜ </text:span><text:span text:style-name="T2">tilde</text:span></text:p>
          </table:table-cell>
        </table:table-row>
      </table:table>
      <text:p text:style-name="P12"/>
      <text:p text:style-name="P8"/>
      <text:p text:style-name="P8"/>
      <text:p text:style-name="P8"/>
      <text:p text:style-name="P38"/>
      <text:p text:style-name="P8"/>
      <text:p text:style-name="P8">7.6 Gap-separator</text:p>
      <text:p text:style-name="P12">A gap-separator is represented as follows:</text:p>
      <text:p text:style-name="P12">a) a space is represented by a Space character,</text:p>
      <text:p text:style-name="P12">b) a horizontal-tabulation is represented by a Horizontal</text:p>
      <text:p text:style-name="P12">Tabulation character,</text:p>
      <text:p text:style-name="P5"/>
      <text:p text:style-name="P5"><text:s/>Table 3 — Character pairs that represent a single</text:p>
      <text:p text:style-name="P5">terminal-character</text:p>
      <text:p text:style-name="P5"/>
      <table:table table:name="Table5" table:style-name="Table5">
        <table:table-column table:style-name="Table5.A"/>
        <table:table-row>
          <table:table-cell table:style-name="Table5.A1" office:value-type="string">
            <text:p text:style-name="P18">(*</text:p>
          </table:table-cell>
        </table:table-row>
        <table:table-row>
          <table:table-cell table:style-name="Table5.A1" office:value-type="string">
            <text:p text:style-name="P18">*)</text:p>
          </table:table-cell>
        </table:table-row>
        <table:table-row>
          <table:table-cell table:style-name="Table5.A1" office:value-type="string">
            <text:p text:style-name="P18">(:</text:p>
          </table:table-cell>
        </table:table-row>
        <table:table-row>
          <table:table-cell table:style-name="Table5.A1" office:value-type="string">
            <text:p text:style-name="P18">:)</text:p>
          </table:table-cell>
        </table:table-row>
        <table:table-row>
          <table:table-cell table:style-name="Table5.A1" office:value-type="string">
            <text:p text:style-name="P18">(/</text:p>
          </table:table-cell>
        </table:table-row>
        <table:table-row>
          <table:table-cell table:style-name="Table5.A1" office:value-type="string">
            <text:p text:style-name="P18">/)</text:p>
          </table:table-cell>
        </table:table-row>
      </table:table>
      <text:p text:style-name="P5"/>
      <text:p text:style-name="P19"/>
      <text:p text:style-name="P19"/>
      <text:p text:style-name="P5"><text:s/>Table 4 — Invalid sequences of characters</text:p>
      <text:p text:style-name="P5"/>
      <table:table table:name="Table6" table:style-name="Table6">
        <table:table-column table:style-name="Table6.A"/>
        <table:table-row>
          <table:table-cell table:style-name="Table6.A1" office:value-type="string">
            <text:p text:style-name="P18">(*)</text:p>
          </table:table-cell>
        </table:table-row>
        <table:table-row>
          <table:table-cell table:style-name="Table6.A1" office:value-type="string">
            <text:p text:style-name="P18">(:)</text:p>
          </table:table-cell>
        </table:table-row>
        <table:table-row>
          <table:table-cell table:style-name="Table6.A1" office:value-type="string">
            <text:p text:style-name="P18">(/)</text:p>
          </table:table-cell>
        </table:table-row>
      </table:table>
      <text:p text:style-name="P5"/>
      <text:p text:style-name="P17"/>
      <text:p text:style-name="P17"/>
      <text:p text:style-name="P11">c) a new-line is represented by a (possibly empty)</text:p>
      <text:p text:style-name="P11">sequence of Carriage Return characters, a Line Feed</text:p>
      <text:p text:style-name="P11">character, and a (possibly empty) sequence of Carriage Return characters,</text:p>
      <text:p text:style-name="P11"/>
      <text:p text:style-name="P11">d) a vertical-tabulation is represented by a Vertical</text:p>
      <text:p text:style-name="P11">Tabulation character,</text:p>
      <text:p text:style-name="P11"/>
      <text:p text:style-name="P11">e) a form-feed is represented by a Form Feed character.</text:p>
      <text:p text:style-name="P9"/>
      <text:p text:style-name="P9"/>
      <text:p text:style-name="P9">7.7 Terminal-characters represented by a pair of characters</text:p>
      <text:p text:style-name="P11">Each pair of characters in table 3 always represents a</text:p>
      <text:p text:style-name="P11">single terminal-character in a syntax-rule except inside a</text:p>
      <text:p text:style-name="P11">terminal-string or special-sequence.</text:p>
      <text:p text:style-name="P11">NOTE — This restriction is necessary because these character</text:p>
      <text:p text:style-name="P6"><text:span text:style-name="T2">sequences are ambiguous, for example </text:span><text:span text:style-name="T5">/) </text:span><text:span text:style-name="T2">could be a definitionseparator-</text:span></text:p>
      <text:p text:style-name="P11">symbol followed by an end-group-symbol, or an</text:p>
      <text:p text:style-name="P11">end-option-symbol.</text:p>
      <text:p text:style-name="P9"/>
      <text:p text:style-name="P9"/>
      <text:p text:style-name="P9">7.8 Invalid character sequences</text:p>
      <text:p text:style-name="P11">Each line of table 4 specifies a character sequence that</text:p>
      <text:p text:style-name="P11">does not appear in a syntax-rule outside a terminal-string</text:p>
      <text:p text:style-name="P11">or special-sequence.</text:p>
      <text:p text:style-name="P11">NOTE — This restriction is necessary because these character</text:p>
      <text:p text:style-name="P6"><text:span text:style-name="T2">sequences are ambiguous, for example </text:span><text:span text:style-name="T5">(*) </text:span><text:span text:style-name="T2">could be a</text:span></text:p>
      <text:p text:style-name="P11">start-comment-symbol followed by an end-group-symbol, or a</text:p>
      <text:p text:style-name="P11">start-group-symbol followed by an end-comment-symbol.</text:p>
      <text:p text:style-name="P11">Inserting a gap-separator allows either meaning, for example</text:p>
      <text:p text:style-name="P6"><text:span text:style-name="T5">(*) </text:span><text:span text:style-name="T2">is a start-comment-symbol followed by an end-groupsymbol,</text:span></text:p>
      <text:p text:style-name="P6"><text:span text:style-name="T2">and </text:span><text:span text:style-name="T5">( *) </text:span><text:span text:style-name="T2">is a start-group-symbol followed by an</text:span></text:p>
      <text:p text:style-name="P11">end-comment-symbol.</text:p>
      <text:p text:style-name="P4"/>
      <text:p text:style-name="P4"/>
      <text:p text:style-name="P32"/>
      <text:p text:style-name="P5">INTERNATIONAL STANDARD <text:span text:style-name="T2">ISO/IEC 14977 : 1996(E)</text:span></text:p>
      <text:p text:style-name="P20">Information technology—Syntactic metalanguage—Extended BNF</text:p>
      <text:p text:style-name="P20"/>
      <text:p text:style-name="P20"/>
      <text:p text:style-name="P4">8 Examples</text:p>
      <text:p text:style-name="P4"/>
      <text:p text:style-name="P4"/>
      <text:p text:style-name="P9">8.1 The syntax of Extended BNF</text:p>
      <text:p text:style-name="P9"/>
      <text:p text:style-name="P17"/>
      <text:p text:style-name="P17">(*</text:p>
      <text:p text:style-name="P17"><text:tab/>The syntax of Extended BNF can be defined using itself. There are four parts in this example, the first part names the characters, the second part defines the removal of unnecessary nonprinting characters, the third part defines the removal of textual comments, and the final part defines the structure of Extended BNF itself.<text:tab/>Each syntax rule in this example starts with a comment that identifies the corresponding clause in the standard. The meaning of special-sequences is not defined in the standard. </text:p>
      <text:p text:style-name="P17"><text:tab/>In this example (see the reference to 7.6) they represent control functions defined by ISO/IEC 6429:1992. Another special-sequence defines a syntactic-exception (see the reference to 4.7).</text:p>
      <text:p text:style-name="P17">*)</text:p>
      <text:p text:style-name="P17"/>
      <text:p text:style-name="P17">(*</text:p>
      <text:p text:style-name="P17"><text:tab/>The first part of the lexical syntax defines the characters in the 7-bit character set (ISO/IEC 646:1991) that represent each terminal-character and gap-separator in <text:s/>Extended BNF.</text:p>
      <text:p text:style-name="P17">*)</text:p>
      <text:p text:style-name="P17"/>
      <text:p text:style-name="P17">(* see 7.2 *) </text:p>
      <text:p text:style-name="P16">letter</text:p>
      <text:p text:style-name="P17"><text:tab/>= ’a’ | ’b’ | ’c’ | ’d’ | ’e’ | ’f’ | ’g’ | ’h’</text:p>
      <text:p text:style-name="P17"><text:tab/>| ’i’ | ’j’ | ’k’ | ’l’ | ’m’ | ’n’ | ’o’ | ’p’</text:p>
      <text:p text:style-name="P17"><text:tab/>| ’q’ | ’r’ | ’s’ | ’t’ | ’u’ | ’v’ | ’w’ | ’x’</text:p>
      <text:p text:style-name="P17"><text:tab/>| ’y’ | ’z’</text:p>
      <text:p text:style-name="P17"><text:tab/>| ’A’ | ’B’ | ’C’ | ’D’ | ’E’ | ’F’ | ’G’ | ’H’</text:p>
      <text:p text:style-name="P17"><text:tab/>| ’I’ | ’J’ | ’K’ | ’L’ | ’M’ | ’N’ | ’O’ | ’P’</text:p>
      <text:p text:style-name="P17"><text:tab/>| ’Q’ | ’R’ | ’S’ | ’T’ | ’U’ | ’V’ | ’W’ | ’X’</text:p>
      <text:p text:style-name="P17"><text:tab/>| ’Y’ | ’Z’;</text:p>
      <text:p text:style-name="P17"/>
      <text:p text:style-name="P17">(* see 7.2 *) </text:p>
      <text:p text:style-name="P16">decimal digit</text:p>
      <text:p text:style-name="P17"><text:tab/>= ’0’ | ’1’ | ’2’ | ’3’ | ’4’ | ’5’ | ’6’ | ’7’ | ’8’ | ’9’;</text:p>
      <text:p text:style-name="P17"/>
      <text:p text:style-name="P17">(*</text:p>
      <text:p text:style-name="P17"><text:tab/>The representation of the following terminal-characters is defined in clauses <text:tab/>7.3, 7.4 and tables 1, 2.</text:p>
      <text:p text:style-name="P17">*)</text:p>
      <text:p text:style-name="P17"><text:span text:style-name="T10">concatenate symbol</text:span> = ’,’;</text:p>
      <text:p text:style-name="P17"/>
      <text:p text:style-name="P17"><text:span text:style-name="T10">defining symbol</text:span> = ’=’;</text:p>
      <text:p text:style-name="P16"/>
      <text:p text:style-name="P17"><text:span text:style-name="T10">definition separator symbol</text:span> = ’|’ | ’/’ | ’!’;</text:p>
      <text:p text:style-name="P16"/>
      <text:p text:style-name="P17"><text:span text:style-name="T10">end comment symbol</text:span> = ’*)’;</text:p>
      <text:p text:style-name="P16"/>
      <text:p text:style-name="P17"><text:span text:style-name="T10">end group symbol</text:span> = ’)’;</text:p>
      <text:p text:style-name="P16"/>
      <text:p text:style-name="P17"><text:span text:style-name="T10">end option symbol</text:span> = ’]’ | ’/)’;</text:p>
      <text:p text:style-name="P16"/>
      <text:p text:style-name="P17"><text:span text:style-name="T10">end repeat symbol</text:span> = ’}’ | ’:)’;</text:p>
      <text:p text:style-name="P16"/>
      <text:p text:style-name="P17"><text:span text:style-name="T10">except symbol</text:span> = ’-’;</text:p>
      <text:p text:style-name="P17"/>
      <text:p text:style-name="P17"><text:span text:style-name="T10">first quote symbol</text:span> = "’";</text:p>
      <text:p text:style-name="P17"/>
      <text:p text:style-name="P17"><text:span text:style-name="T10">repetition symbol</text:span> = ’*’;</text:p>
      <text:p text:style-name="P17"><text:soft-page-break/></text:p>
      <text:p text:style-name="P17"><text:span text:style-name="T10">second quote symbol</text:span> = ’"’;</text:p>
      <text:p text:style-name="P17"/>
      <text:p text:style-name="P17"><text:span text:style-name="T10">special sequence symbol</text:span> = ’?’;</text:p>
      <text:p text:style-name="P17"/>
      <text:p text:style-name="P17"><text:span text:style-name="T10">start comment symbol</text:span> = ’(*’;</text:p>
      <text:p text:style-name="P17"/>
      <text:p text:style-name="P17"><text:span text:style-name="T10">start group symbol</text:span> = ’(’;</text:p>
      <text:p text:style-name="P17"/>
      <text:p text:style-name="P17"><text:span text:style-name="T10">start option symbol</text:span> = ’[’ | ’(/’;</text:p>
      <text:p text:style-name="P17"/>
      <text:p text:style-name="P17"><text:span text:style-name="T10">start repeat symbol</text:span> = ’{’ | ’(:’;</text:p>
      <text:p text:style-name="P17"/>
      <text:p text:style-name="P17"><text:span text:style-name="T10">terminator symbol</text:span> = ’;’ | ’.’;</text:p>
      <text:p text:style-name="P17"/>
      <text:p text:style-name="P17">(* see 7.5 *) </text:p>
      <text:p text:style-name="P16">other character</text:p>
      <text:p text:style-name="P17"><text:tab/>= ’ ’ | ’:’ | ’+’ | ’_’ | ’%’ | ’@’</text:p>
      <text:p text:style-name="P17"><text:tab/>| ’&amp;’ | ’#’ | ’$’ | ’&lt;’ | ’&gt;’ | ’\’</text:p>
      <text:p text:style-name="P17"><text:tab/>| ’ˆ’ | ’‘’ | ’˜ ’;</text:p>
      <text:p text:style-name="P17"/>
      <text:p text:style-name="P17">(* see 7.6 *) </text:p>
      <text:p text:style-name="P17"><text:span text:style-name="T10">space character</text:span> = ’ ’;</text:p>
      <text:p text:style-name="P6"/>
      <text:p text:style-name="P16">horizontal tabulation character</text:p>
      <text:p text:style-name="P17"><text:tab/>= ? ISO 6429 character Horizontal Tabulation ? ;</text:p>
      <text:p text:style-name="P17"/>
      <text:p text:style-name="P16">new line</text:p>
      <text:p text:style-name="P17"><text:tab/>= { ? ISO 6429 character Carriage Return ? },</text:p>
      <text:p text:style-name="P17"><text:tab/>? ISO 6429 character Line Feed ?,</text:p>
      <text:p text:style-name="P17"><text:tab/>{ ? ISO 6429 character Carriage Return ? };</text:p>
      <text:p text:style-name="P17"/>
      <text:p text:style-name="P16">vertical tabulation character</text:p>
      <text:p text:style-name="P17"><text:tab/>= ? ISO 6429 character Vertical Tabulation ? ;</text:p>
      <text:p text:style-name="P17"/>
      <text:p text:style-name="P16">form feed</text:p>
      <text:p text:style-name="P17"><text:tab/>= ? ISO 6429 character Form Feed ? ;</text:p>
      <text:p text:style-name="P17"/>
      <text:p text:style-name="P17">(*</text:p>
      <text:p text:style-name="P17"><text:tab/>The second part of the syntax defines the removal of unnecessary non-printing <text:tab/>characters from a syntax.</text:p>
      <text:p text:style-name="P17">*)</text:p>
      <text:p text:style-name="P17">(* see 6.2 *) </text:p>
      <text:p text:style-name="P16">terminal character</text:p>
      <text:p text:style-name="P17"><text:tab/>= letter</text:p>
      <text:p text:style-name="P17"><text:tab/>| decimal digit</text:p>
      <text:p text:style-name="P17"><text:tab/>| concatenate symbol</text:p>
      <text:p text:style-name="P17"><text:tab/>| defining symbol</text:p>
      <text:p text:style-name="P17"><text:tab/>| definition separator symbol</text:p>
      <text:p text:style-name="P17"><text:tab/>| end comment symbol</text:p>
      <text:p text:style-name="P17"><text:tab/>| end group symbol</text:p>
      <text:p text:style-name="P17"><text:tab/>| end option symbol</text:p>
      <text:p text:style-name="P17"><text:tab/>| end repeat symbol</text:p>
      <text:p text:style-name="P17"><text:tab/>| except symbol</text:p>
      <text:p text:style-name="P17"><text:tab/>| first quote symbol</text:p>
      <text:p text:style-name="P17"><text:tab/>| repetition symbol</text:p>
      <text:p text:style-name="P17"><text:tab/>| second quote symbol</text:p>
      <text:p text:style-name="P17"><text:tab/>| special sequence symbol</text:p>
      <text:p text:style-name="P17"><text:tab/>| start comment symbol</text:p>
      <text:p text:style-name="P17"><text:tab/>| start group symbol</text:p>
      <text:p text:style-name="P17"><text:tab/>| start option symbol</text:p>
      <text:p text:style-name="P17"><text:tab/>| start repeat symbol</text:p>
      <text:p text:style-name="P17"><text:tab/>| terminator symbol</text:p>
      <text:p text:style-name="P17"><text:tab/>| other character;</text:p>
      <text:p text:style-name="P17"/>
      <text:p text:style-name="P17"/>
      <text:p text:style-name="P17"/>
      <text:p text:style-name="P17"/>
      <text:p text:style-name="P17"/>
      <text:p text:style-name="P17"><text:soft-page-break/>(* see 4.17 *) </text:p>
      <text:p text:style-name="P16">first terminal character</text:p>
      <text:p text:style-name="P17"><text:tab/>= terminal character - first quote symbol;</text:p>
      <text:p text:style-name="P17"/>
      <text:p text:style-name="P17"/>
      <text:p text:style-name="P17">(* see 4.18 *) </text:p>
      <text:p text:style-name="P16">second terminal character</text:p>
      <text:p text:style-name="P17"><text:tab/>= terminal character - second quote symbol;</text:p>
      <text:p text:style-name="P17"/>
      <text:p text:style-name="P17"/>
      <text:p text:style-name="P17">(* see 4.16 *) </text:p>
      <text:p text:style-name="P16">terminal string</text:p>
      <text:p text:style-name="P17"><text:tab/>= first quote symbol, first terminal character,<text:tab/>{first terminal character},</text:p>
      <text:p text:style-name="P17"><text:tab/>first quote symbol </text:p>
      <text:p text:style-name="P17"><text:tab/>| second quote symbol, second terminal character,{second terminal character},</text:p>
      <text:p text:style-name="P17"><text:tab/>second quote symbol;</text:p>
      <text:p text:style-name="P17"/>
      <text:p text:style-name="P17"/>
      <text:p text:style-name="P17">(* see 6.3 *) </text:p>
      <text:p text:style-name="P16">gap free symbol</text:p>
      <text:p text:style-name="P17"><text:tab/>= terminal character</text:p>
      <text:p text:style-name="P17"><text:tab/>- (first quote symbol | second quote symbol)</text:p>
      <text:p text:style-name="P17"><text:tab/>| terminal string;</text:p>
      <text:p text:style-name="P17"/>
      <text:p text:style-name="P17"/>
      <text:p text:style-name="P17"/>
      <text:p text:style-name="P17"/>
      <text:p text:style-name="P17">(* see 6.4 *) </text:p>
      <text:p text:style-name="P16">gap separator</text:p>
      <text:p text:style-name="P17"><text:tab/>= space character</text:p>
      <text:p text:style-name="P17"><text:tab/>| horizontal tabulation character</text:p>
      <text:p text:style-name="P17"><text:tab/>| new line</text:p>
      <text:p text:style-name="P17"><text:tab/>| vertical tabulation character</text:p>
      <text:p text:style-name="P17"><text:tab/>| form feed;</text:p>
      <text:p text:style-name="P17"/>
      <text:p text:style-name="P17">(* see 6.5 *) </text:p>
      <text:p text:style-name="P16">syntax</text:p>
      <text:p text:style-name="P17"><text:tab/>= {gap separator},</text:p>
      <text:p text:style-name="P17"><text:tab/>gap free symbol, {gap separator},</text:p>
      <text:p text:style-name="P17"><text:tab/>{gap free symbol, {gap separator}};</text:p>
      <text:p text:style-name="P17"/>
      <text:p text:style-name="P17"/>
      <text:p text:style-name="P17">(*</text:p>
      <text:p text:style-name="P17"><text:tab/>The third part of the syntax defines the removal of bracketed-textual-comments <text:tab/>from gap-free-symbols that form a syntax.</text:p>
      <text:p text:style-name="P17">*)</text:p>
      <text:p text:style-name="P17"/>
      <text:p text:style-name="P17">(* see 6.6 *) </text:p>
      <text:p text:style-name="P16">commentless symbol</text:p>
      <text:p text:style-name="P17"><text:tab/>= terminal character</text:p>
      <text:p text:style-name="P17"><text:tab/>- (letter</text:p>
      <text:p text:style-name="P17"><text:tab/>| decimal digit</text:p>
      <text:p text:style-name="P17"><text:tab/>| first quote symbol</text:p>
      <text:p text:style-name="P17"><text:tab/>| second quote symbol</text:p>
      <text:p text:style-name="P17"><text:tab/>| start comment symbol</text:p>
      <text:p text:style-name="P17"><text:tab/>| end comment symbol</text:p>
      <text:p text:style-name="P17"><text:tab/>| special sequence symbol</text:p>
      <text:p text:style-name="P17"><text:tab/>| other character)</text:p>
      <text:p text:style-name="P17"><text:tab/>| meta identifier</text:p>
      <text:p text:style-name="P17"><text:tab/>| integer</text:p>
      <text:p text:style-name="P17"><text:tab/>| terminal string</text:p>
      <text:p text:style-name="P17"><text:tab/>| special sequence;</text:p>
      <text:p text:style-name="P17"/>
      <text:p text:style-name="P17">(* see 4.9 *) </text:p>
      <text:p text:style-name="P16">integer</text:p>
      <text:p text:style-name="P17"><text:tab/>= decimal digit, {decimal digit};</text:p>
      <text:p text:style-name="P17"/>
      <text:p text:style-name="P17"/>
      <text:p text:style-name="P17">(* see 4.14 *) </text:p>
      <text:p text:style-name="P16"><text:soft-page-break/>meta identifier</text:p>
      <text:p text:style-name="P17"><text:tab/>= letter, {meta identifier character};</text:p>
      <text:p text:style-name="P17"/>
      <text:p text:style-name="P17">(* see 4.15 *) </text:p>
      <text:p text:style-name="P16">meta identifier character</text:p>
      <text:p text:style-name="P17"><text:tab/>= letter</text:p>
      <text:p text:style-name="P17"><text:tab/>| decimal digit;</text:p>
      <text:p text:style-name="P17"/>
      <text:p text:style-name="P17">(* see 4.19 *) </text:p>
      <text:p text:style-name="P16">special sequence</text:p>
      <text:p text:style-name="P17"><text:tab/>= special sequence symbol,</text:p>
      <text:p text:style-name="P17"><text:tab/>{special sequence character},</text:p>
      <text:p text:style-name="P17"><text:tab/>special sequence symbol;</text:p>
      <text:p text:style-name="P17"/>
      <text:p text:style-name="P17">(* see 4.20 *) </text:p>
      <text:p text:style-name="P16">special sequence character</text:p>
      <text:p text:style-name="P17"><text:tab/>= terminal character - special sequence symbol;</text:p>
      <text:p text:style-name="P17"/>
      <text:p text:style-name="P17">(* see 6.7 *) </text:p>
      <text:p text:style-name="P16">comment symbol</text:p>
      <text:p text:style-name="P17"><text:tab/>= bracketed textual comment</text:p>
      <text:p text:style-name="P17"><text:tab/>| other character</text:p>
      <text:p text:style-name="P17"><text:tab/>| commentless symbol;</text:p>
      <text:p text:style-name="P17"/>
      <text:p text:style-name="P17">(* see 6.8 *) </text:p>
      <text:p text:style-name="P16">bracketed textual comment</text:p>
      <text:p text:style-name="P17"><text:tab/>= start comment symbol, {comment symbol},</text:p>
      <text:p text:style-name="P17"><text:tab/>end comment symbol;</text:p>
      <text:p text:style-name="P17"/>
      <text:p text:style-name="P17">(* see 6.9 *) </text:p>
      <text:p text:style-name="P16">syntax</text:p>
      <text:p text:style-name="P17"><text:tab/>= {bracketed textual comment},</text:p>
      <text:p text:style-name="P17"><text:tab/>commentless symbol,</text:p>
      <text:p text:style-name="P17"><text:tab/>{bracketed textual comment},</text:p>
      <text:p text:style-name="P17"><text:tab/>{commentless symbol,</text:p>
      <text:p text:style-name="P17"><text:tab/>{bracketed textual comment}};</text:p>
      <text:p text:style-name="P17"/>
      <text:p text:style-name="P17">(*</text:p>
      <text:p text:style-name="P17"><text:tab/>The final part of the syntax defines the abstract syntax of Extended BNF, i.e. <text:tab/>the structure in terms of the commentless symbols.</text:p>
      <text:p text:style-name="P17">*)</text:p>
      <text:p text:style-name="P17"/>
      <text:p text:style-name="P17">(* see 4.2 *) </text:p>
      <text:p text:style-name="P16">syntax</text:p>
      <text:p text:style-name="P17"><text:tab/>= syntax rule, {syntax rule};</text:p>
      <text:p text:style-name="P17"/>
      <text:p text:style-name="P17">(* see 4.3 *) </text:p>
      <text:p text:style-name="P16">syntax rule</text:p>
      <text:p text:style-name="P17"><text:tab/>= meta identifier, defining symbol,</text:p>
      <text:p text:style-name="P17"><text:tab/>definitions list, terminator symbol;</text:p>
      <text:p text:style-name="P17"/>
      <text:p text:style-name="P17">(* see 4.4 *) </text:p>
      <text:p text:style-name="P16">definitions list</text:p>
      <text:p text:style-name="P17"><text:tab/>= single definition,</text:p>
      <text:p text:style-name="P17"><text:tab/>{definition separator symbol,</text:p>
      <text:p text:style-name="P17"><text:tab/>single definition};</text:p>
      <text:p text:style-name="P17"/>
      <text:p text:style-name="P17">(* see 4.5 *) </text:p>
      <text:p text:style-name="P16">single definition</text:p>
      <text:p text:style-name="P17"><text:tab/>= syntactic term,</text:p>
      <text:p text:style-name="P17"><text:tab/>{concatenate symbol, syntactic term};</text:p>
      <text:p text:style-name="P17"/>
      <text:p text:style-name="P17"/>
      <text:p text:style-name="P17"/>
      <text:p text:style-name="P17"/>
      <text:p text:style-name="P17"/>
      <text:p text:style-name="P17">(* see 4.6 *) </text:p>
      <text:p text:style-name="P16">syntactic term</text:p>
      <text:p text:style-name="P17"><text:tab/>= syntactic factor,</text:p>
      <text:p text:style-name="P17"><text:soft-page-break/><text:tab/>[except symbol, syntactic exception];</text:p>
      <text:p text:style-name="P17"/>
      <text:p text:style-name="P17">(* see 4.7 *) </text:p>
      <text:p text:style-name="P16">syntactic exception</text:p>
      <text:p text:style-name="P17"><text:tab/>= ? a syntactic-factor that could be replaced by a syntactic-factor containing <text:tab/>no meta-identifiers ? ;</text:p>
      <text:p text:style-name="P17"/>
      <text:p text:style-name="P17">(* see 4.8 *) </text:p>
      <text:p text:style-name="P16">syntactic factor</text:p>
      <text:p text:style-name="P17"><text:tab/>= [integer, repetition symbol],</text:p>
      <text:p text:style-name="P17"><text:tab/>syntactic primary;</text:p>
      <text:p text:style-name="P17"/>
      <text:p text:style-name="P17">(* see 4.10 *) </text:p>
      <text:p text:style-name="P16">syntactic primary</text:p>
      <text:p text:style-name="P17"><text:tab/>= optional sequence</text:p>
      <text:p text:style-name="P17"><text:tab/>| repeated sequence</text:p>
      <text:p text:style-name="P17"><text:tab/>| grouped sequence</text:p>
      <text:p text:style-name="P17"><text:tab/>| meta identifier</text:p>
      <text:p text:style-name="P17"><text:tab/>| terminal string</text:p>
      <text:p text:style-name="P17"><text:tab/>| special sequence</text:p>
      <text:p text:style-name="P17"><text:tab/>| empty sequence;</text:p>
      <text:p text:style-name="P17"/>
      <text:p text:style-name="P17">(* see 4.11 *) </text:p>
      <text:p text:style-name="P16">optional sequence</text:p>
      <text:p text:style-name="P17"><text:tab/>= start option symbol, definitions list,</text:p>
      <text:p text:style-name="P17"><text:tab/>end option symbol;</text:p>
      <text:p text:style-name="P17"/>
      <text:p text:style-name="P17">(* see 4.12 *) </text:p>
      <text:p text:style-name="P16">repeated sequence</text:p>
      <text:p text:style-name="P17"><text:tab/>= start repeat symbol, definitions list,</text:p>
      <text:p text:style-name="P17"><text:tab/>end repeat symbol;</text:p>
      <text:p text:style-name="P17"/>
      <text:p text:style-name="P17">(* see 4.13 *) </text:p>
      <text:p text:style-name="P16">grouped sequence</text:p>
      <text:p text:style-name="P17"><text:tab/>= start group symbol, definitions list,</text:p>
      <text:p text:style-name="P17"><text:tab/>end group symbol;</text:p>
      <text:p text:style-name="P17"/>
      <text:p text:style-name="P17">(* see 4.21 *) </text:p>
      <text:p text:style-name="P17"><text:span text:style-name="T10">empty sequence</text:span> = ;</text:p>
      <text:p text:style-name="P9"/>
      <text:p text:style-name="P9"/>
      <text:p text:style-name="P9"/>
      <text:p text:style-name="P39"/>
      <text:p text:style-name="P9">8.2 Extended BNF used to define itself informally</text:p>
      <text:p text:style-name="P17">(*</text:p>
      <text:p text:style-name="P17"><text:tab/>This example defines Extended BNF informally. </text:p>
      <text:p text:style-name="P17"><text:tab/>Many of the syntax rules include a comment to explain their meaning; inside a comment a meta identifier is enclosed in angle brackets &lt; and &gt; to avoid confusion with similar English words. The non-terminal symbols &lt;letter&gt;, &lt;decimal digit&gt; and &lt;character&gt; are not defined. The position of &lt;comments&gt; is stated in a comment but not formally defined.</text:p>
      <text:p text:style-name="P17">*)</text:p>
      <text:p text:style-name="P17"/>
      <text:p text:style-name="P17"><text:span text:style-name="T10">syntax</text:span> = syntax rule, {syntax rule};</text:p>
      <text:p text:style-name="P17"/>
      <text:p text:style-name="P16">syntax rule</text:p>
      <text:p text:style-name="P17"><text:tab/>= meta identifier, ’=’, definitions list, ’;’</text:p>
      <text:p text:style-name="P17"/>
      <text:p text:style-name="P17">(* </text:p>
      <text:p text:style-name="P17"><text:tab/>A &lt;syntax rule&gt; defines the sequences of symbols represented </text:p>
      <text:p text:style-name="P17"><text:tab/>by a &lt;meta identifier&gt; </text:p>
      <text:p text:style-name="P17">*);</text:p>
      <text:p text:style-name="P17"/>
      <text:p text:style-name="P16">definitions list</text:p>
      <text:p text:style-name="P17"><text:tab/>= single definition, {’|’, single definition}</text:p>
      <text:p text:style-name="P17"/>
      <text:p text:style-name="P17">(* </text:p>
      <text:p text:style-name="P17"><text:tab/>| separates alternative &lt;single definitions&gt; </text:p>
      <text:p text:style-name="P17">*);</text:p>
      <text:p text:style-name="P17"/>
      <text:p text:style-name="P17"><text:span text:style-name="T10">single definition</text:span> = term, {’,’, term}</text:p>
      <text:p text:style-name="P17"/>
      <text:p text:style-name="P17">(* , separates successive &lt;terms&gt; *);</text:p>
      <text:p text:style-name="P17"><text:span text:style-name="T10">term</text:span> = factor, [’-’, exception]</text:p>
      <text:p text:style-name="P17">(* </text:p>
      <text:p text:style-name="P17"><text:tab/>A &lt;term&gt; represents any sequence of symbols that is defined by the &lt;factor&gt; <text:tab/>but not defined by the &lt;exception&gt; </text:p>
      <text:p text:style-name="P17">*);</text:p>
      <text:p text:style-name="P17"/>
      <text:p text:style-name="P17"><text:span text:style-name="T10">exception</text:span> = factor</text:p>
      <text:p text:style-name="P17">(* </text:p>
      <text:p text:style-name="P17"><text:tab/>A &lt;factor&gt; may be used as an &lt;exception&gt; if it could be replaced by a &lt;factor&gt; <text:tab/>containing no &lt;meta identifiers&gt; </text:p>
      <text:p text:style-name="P17">*); </text:p>
      <text:p text:style-name="P17"/>
      <text:p text:style-name="P17"><text:span text:style-name="T10">factor</text:span> = [integer, ’*’], primary</text:p>
      <text:p text:style-name="P17"/>
      <text:p text:style-name="P17">(* </text:p>
      <text:p text:style-name="P17"><text:tab/>The &lt;integer&gt; specifies the number of repetitions of the &lt;primary&gt; </text:p>
      <text:p text:style-name="P17">*);</text:p>
      <text:p text:style-name="P16">primary</text:p>
      <text:p text:style-name="P17"><text:tab/>= optional sequence | repeated sequence</text:p>
      <text:p text:style-name="P17"><text:tab/>| special sequence | grouped sequence</text:p>
      <text:p text:style-name="P17"><text:tab/>| meta identifier | terminal string | empty;</text:p>
      <text:p text:style-name="P17"/>
      <text:p text:style-name="P17"><text:span text:style-name="T10">empty</text:span> = ;</text:p>
      <text:p text:style-name="P17"/>
      <text:p text:style-name="P17"><text:span text:style-name="T10">optional sequence</text:span> = ’[’, definitions list, ’]’</text:p>
      <text:p text:style-name="P17"/>
      <text:p text:style-name="P17">(* </text:p>
      <text:p text:style-name="P17"><text:tab/>The brackets [ and ] enclose symbols which are optional </text:p>
      <text:p text:style-name="P17">*);</text:p>
      <text:p text:style-name="P17"/>
      <text:p text:style-name="P17"><text:span text:style-name="T10">repeated sequence</text:span> = ’{’, definitions list, ’}’</text:p>
      <text:p text:style-name="P17"/>
      <text:p text:style-name="P17">(* </text:p>
      <text:p text:style-name="P17"><text:tab/>The brackets { and } enclose symbols which may be repeated any number of times <text:s/>*);</text:p>
      <text:p text:style-name="P17"/>
      <text:p text:style-name="P17"/>
      <text:p text:style-name="P17"><text:span text:style-name="T10">grouped sequence</text:span> = ’(’, definitions list, ’)’</text:p>
      <text:p text:style-name="P17"><text:soft-page-break/></text:p>
      <text:p text:style-name="P17">(* </text:p>
      <text:p text:style-name="P17"><text:tab/>The brackets ( and ) allow any &lt;definitions list&gt; to be a &lt;primary&gt; </text:p>
      <text:p text:style-name="P17">*);</text:p>
      <text:p text:style-name="P17"/>
      <text:p text:style-name="P16">terminal string</text:p>
      <text:p text:style-name="P17"><text:tab/>= "’", character - "’", {character - "’"}, "’"</text:p>
      <text:p text:style-name="P17"><text:tab/>| ’"’, character - ’"’, {character - ’"’}, ’"’</text:p>
      <text:p text:style-name="P17"/>
      <text:p text:style-name="P17">(* </text:p>
      <text:p text:style-name="P17"><text:tab/>A &lt;terminal string&gt; represents the &lt;characters&gt; </text:p>
      <text:p text:style-name="P17"><text:tab/>between the quote symbols ’_’ or "_" </text:p>
      <text:p text:style-name="P17">*);</text:p>
      <text:p text:style-name="P17"/>
      <text:p text:style-name="P17"><text:span text:style-name="T10">meta identifier</text:span> = letter, {letter | decimal digit}</text:p>
      <text:p text:style-name="P17"/>
      <text:p text:style-name="P17">(* </text:p>
      <text:p text:style-name="P17"><text:tab/>A &lt;meta identifier&gt; is the name of a </text:p>
      <text:p text:style-name="P17"><text:tab/>syntactic element of the language being defined </text:p>
      <text:p text:style-name="P17">*);</text:p>
      <text:p text:style-name="P17"/>
      <text:p text:style-name="P17"><text:span text:style-name="T10">integer</text:span> = decimal digit, {decimal digit};</text:p>
      <text:p text:style-name="P17"/>
      <text:p text:style-name="P17"><text:span text:style-name="T10">special sequence</text:span> = ’?’, {character - ’?’}, ’?’</text:p>
      <text:p text:style-name="P17"/>
      <text:p text:style-name="P17">(* </text:p>
      <text:p text:style-name="P17"><text:tab/>The meaning of a &lt;special sequence&gt; is </text:p>
      <text:p text:style-name="P17"><text:tab/>not defined in the standard metalanguage. </text:p>
      <text:p text:style-name="P17">*);</text:p>
      <text:p text:style-name="P17"/>
      <text:p text:style-name="P17"><text:span text:style-name="T10">comment</text:span> = ’(*’, {comment symbol}, ’*)’</text:p>
      <text:p text:style-name="P17"/>
      <text:p text:style-name="P17">(* </text:p>
      <text:p text:style-name="P17"><text:tab/>A comment is allowed anywhere outside a &lt;terminal string&gt;, </text:p>
      <text:p text:style-name="P17"><text:tab/>&lt;meta identifier&gt;, &lt;integer&gt; or &lt;special sequence&gt; </text:p>
      <text:p text:style-name="P17">*);</text:p>
      <text:p text:style-name="P17"/>
      <text:p text:style-name="P16">comment symbol</text:p>
      <text:p text:style-name="P17"><text:tab/>= comment | terminal string | special sequence</text:p>
      <text:p text:style-name="P17"><text:tab/>| character;</text:p>
      <text:p text:style-name="P6"/>
      <text:p text:style-name="P6"/>
      <text:p text:style-name="P6"/>
      <text:p text:style-name="P6"/>
      <text:p text:style-name="P6"/>
      <text:p text:style-name="P34"/>
      <text:p text:style-name="P6"/>
      <text:p text:style-name="P9">8.3 Extended BNF defined informally</text:p>
      <text:p text:style-name="P17">(*</text:p>
      <text:p text:style-name="P17"><text:tab/>THIS EXAMPLE USES THE REPRESENTATION DEFINED IN TABLE 2.</text:p>
      <text:p text:style-name="P17">*)</text:p>
      <text:p text:style-name="P17">SYNTAX = SYNTAX RULE, (: SYNTAX RULE :).</text:p>
      <text:p text:style-name="P17"/>
      <text:p text:style-name="P17">SYNTAX RULE</text:p>
      <text:p text:style-name="P17"><text:tab/>= META IDENTIFIER, ’=’, DEFINITIONS LIST, ’.’.</text:p>
      <text:p text:style-name="P17"/>
      <text:p text:style-name="P17">DEFINITIONS LIST</text:p>
      <text:p text:style-name="P17"><text:tab/>= SINGLE DEFINITION,</text:p>
      <text:p text:style-name="P17"><text:tab/>(: ’/’, SINGLE DEFINITION :).</text:p>
      <text:p text:style-name="P17"/>
      <text:p text:style-name="P17">SINGLE DEFINITION = TERM, (: ’,’, TERM :).</text:p>
      <text:p text:style-name="P17"/>
      <text:p text:style-name="P17">TERM = FACTOR, (/ ’-’, EXCEPTION /).</text:p>
      <text:p text:style-name="P17"/>
      <text:p text:style-name="P17">EXCEPTION = FACTOR.</text:p>
      <text:p text:style-name="P17"/>
      <text:p text:style-name="P17">FACTOR = (/ INTEGER, ’*’ /), PRIMARY.</text:p>
      <text:p text:style-name="P17"/>
      <text:p text:style-name="P17">PRIMARY</text:p>
      <text:p text:style-name="P17"><text:tab/>= OPTIONAL SEQUENCE / REPEATED SEQUENCE</text:p>
      <text:p text:style-name="P17"><text:tab/>/ SPECIAL SEQUENCE / GROUPED SEQUENCE</text:p>
      <text:p text:style-name="P17"><text:tab/>/ META IDENTIFIER / TERMINAL / EMPTY.</text:p>
      <text:p text:style-name="P17">EMPTY = .</text:p>
      <text:p text:style-name="P17"/>
      <text:p text:style-name="P17">OPTIONAL SEQUENCE = ’(/’, DEFINITIONS LIST, ’/)’.</text:p>
      <text:p text:style-name="P17"/>
      <text:p text:style-name="P17">REPEATED SEQUENCE = ’(:’, DEFINITIONS LIST, ’:)’.</text:p>
      <text:p text:style-name="P17"/>
      <text:p text:style-name="P17">GROUPED SEQUENCE = ’(’, DEFINITIONS LIST, ’)’.</text:p>
      <text:p text:style-name="P17"/>
      <text:p text:style-name="P17">TERMINAL</text:p>
      <text:p text:style-name="P17"><text:tab/>= "’", CHARACTER - "’",</text:p>
      <text:p text:style-name="P17"><text:tab/>(: CHARACTER - "’" :), "’"</text:p>
      <text:p text:style-name="P17"><text:tab/>/ ’"’, CHARACTER - ’"’,</text:p>
      <text:p text:style-name="P17"><text:tab/>(: CHARACTER - ’"’ :), ’"’.</text:p>
      <text:p text:style-name="P17"/>
      <text:p text:style-name="P17">META IDENTIFIER = LETTER, (: LETTER / DIGIT :).</text:p>
      <text:p text:style-name="P17"/>
      <text:p text:style-name="P17">INTEGER = DIGIT, (: DIGIT :).</text:p>
      <text:p text:style-name="P17"/>
      <text:p text:style-name="P17">SPECIAL SEQUENCE = ’?’, (: CHARACTER - ’?’ :), ’?’.</text:p>
      <text:p text:style-name="P17"/>
      <text:p text:style-name="P17">COMMENT = ’(*’, (: COMMENT SYMBOL :), ’*)’.</text:p>
      <text:p text:style-name="P17"/>
      <text:p text:style-name="P17">COMMENT SYMBOL</text:p>
      <text:p text:style-name="P17"><text:tab/>= COMMENT / TERMINAL / SPECIAL SEQUENCE</text:p>
      <text:p text:style-name="P17"><text:tab/>/ CHARACTER.</text:p>
      <text:p text:style-name="P6"/>
      <text:p text:style-name="P6"/>
      <text:p text:style-name="P6"/>
      <text:p text:style-name="P34"/>
      <text:p text:style-name="P5">INTERNATIONAL STANDARD <text:span text:style-name="T2">ISO/IEC 14977 : 1996(E)</text:span></text:p>
      <text:p text:style-name="P20">Information technology—Syntactic metalanguage—Extended BNF</text:p>
      <text:p text:style-name="P20"/>
      <text:p text:style-name="P20"/>
      <text:p text:style-name="P4">Annex A</text:p>
      <text:p text:style-name="P11">(informative)</text:p>
      <text:p text:style-name="P4">Two-level grammars</text:p>
      <text:p text:style-name="P4"/>
      <text:p text:style-name="P4"/>
      <text:p text:style-name="P6"><text:s/><text:span text:style-name="T8">A.1 </text:span><text:span text:style-name="T2">For most users, the facilities described in this International Standard will be more than adequate. </text:span></text:p>
      <text:p text:style-name="P11"/>
      <text:p text:style-name="P6"><text:span text:style-name="T2"><text:tab/>However some users will want to make more powerful extensions. This annex illustrates the possibilities by suggesting how </text:span><text:span text:style-name="T4">Extended BNF </text:span><text:span text:style-name="T2">might be extended to define a two-level grammar. </text:span></text:p>
      <text:p text:style-name="P11"><text:tab/>This sort of grammar, used for example in Algol 68 (van Wijngaarden, 1975) provides a more precise but less direct method of defining languages. Although the notation (also known as a van Wijngaarden grammar, or a W-grammar) is more powerful, it is more complicated and, as the authors of Algol 68 recognized, “may be difficult for the uninitiated reader”. </text:p>
      <text:p text:style-name="P6"><text:span text:style-name="T2"><text:tab/>There are two sorts o</text:span><text:span text:style-name="T2">f rules in a two-level grammar. Some, called </text:span><text:span text:style-name="T14">hyper-rules</text:span><text:span text:style-name="T2">, are similar to the syntax-rules in </text:span><text:span text:style-name="T4">Extended BNF </text:span><text:span text:style-name="T2">except that they may include special words known as metanotions. Other rules, called </text:span><text:span text:style-name="T14">metaproduction rules</text:span><text:span text:style-name="T2">, define the sequences of symbols that correspond to each metanotion. The syntax-rules of a language are generated by appropriately replacing each metanotion in a hyper-rule. When a metanotion occurs more than once in a hyper-rule, identical replacements for it are made when generating a syntax-rule. Metanotions inside terminal strings and comments are also systematically replaced.</text:span><text:span text:style-name="T9"> </text:span></text:p>
      <text:p text:style-name="P10"/>
      <text:p text:style-name="P10"/>
      <text:p text:style-name="P9"/>
      <text:p text:style-name="P6"><text:span text:style-name="T8">A.2 </text:span><text:span text:style-name="T2">Little extra notation is needed to extend </text:span><text:span text:style-name="T4">Extended BNF </text:span><text:span text:style-name="T2">into a two-level grammar:</text:span></text:p>
      <text:p text:style-name="P6"><text:span text:style-name="T2">a) Introduce a metaproduction-defining-symbol, e.g. </text:span><text:span text:style-name="T5">== </text:span><text:span text:style-name="T2">so that a metaproduction rule can be distinguished from a hyper-rule.</text:span></text:p>
      <text:p text:style-name="P11"/>
      <text:p text:style-name="P11">b) Distinguish metanotions from other hypernotions by using upper-case letters for metanotions, and lower-case letters for hypernotions and meta-identifiers. </text:p>
      <text:p text:style-name="P11">For example, the language defined by the two-level grammar:</text:p>
      <text:p text:style-name="P17"/>
      <text:p text:style-name="P17">metaproduction rule:</text:p>
      <text:p text:style-name="P17"><text:tab/>INTREAL == integer | real;</text:p>
      <text:p text:style-name="P17">hyper-rules:</text:p>
      <text:p text:style-name="P17"><text:tab/>program = {statement}, ’end’;</text:p>
      <text:p text:style-name="P17"><text:tab/>statement = INTREAL statement;</text:p>
      <text:p text:style-name="P17"><text:tab/>INTREAL statement</text:p>
      <text:p text:style-name="P17"><text:tab/><text:tab/>= ’print INTREAL’, INTREAL expression;</text:p>
      <text:p text:style-name="P17"><text:tab/>INTREAL expression = INTREAL value,</text:p>
      <text:p text:style-name="P17"><text:tab/><text:tab/>{(’+’ | ’-’ | ’*’ | ’/’), INTREAL value};</text:p>
      <text:p text:style-name="P17"><text:tab/>integer value = digit, {digit};</text:p>
      <text:p text:style-name="P17"><text:tab/>real value</text:p>
      <text:p text:style-name="P17"><text:tab/><text:tab/>= digit, ’.’, digit, {digit}, ’@’, digit;</text:p>
      <text:p text:style-name="P11"/>
      <text:p text:style-name="P6"><text:span text:style-name="T2">is equivalent to the language (defined using </text:span><text:span text:style-name="T4">Extended BNF</text:span><text:span text:style-name="T2">):</text:span></text:p>
      <text:p text:style-name="P11"/>
      <text:p text:style-name="P17">program = {statement}, ’end’;</text:p>
      <text:p text:style-name="P17">statement = integer statement;</text:p>
      <text:p text:style-name="P17">statement = real statement;</text:p>
      <text:p text:style-name="P17">integer statement</text:p>
      <text:p text:style-name="P17"><text:tab/>= ’print integer’, integer expression;</text:p>
      <text:p text:style-name="P17">real statement = ’print real’, real expression;</text:p>
      <text:p text:style-name="P17">integer expression = integer value,</text:p>
      <text:p text:style-name="P17"><text:tab/>{(’+’ | ’-’ | ’*’ | ’/’), integer value};</text:p>
      <text:p text:style-name="P17">real expression = real value,</text:p>
      <text:p text:style-name="P17"><text:tab/>{(’+’ | ’-’ | ’*’ | ’/’), real value};</text:p>
      <text:p text:style-name="P17">integer value = digit, {digit};</text:p>
      <text:p text:style-name="P17">real value</text:p>
      <text:p text:style-name="P17"><text:tab/>= digit, ’.’, digit, {digit}, ’@’, digit;</text:p>
      <text:p text:style-name="P17"><text:soft-page-break/></text:p>
      <text:p text:style-name="P9"/>
      <text:p text:style-name="P9"/>
      <text:p text:style-name="P6"><text:span text:style-name="T8">A.3</text:span> <text:span text:style-name="T2">The syntax of </text:span><text:span text:style-name="T4">Extended BNF </text:span><text:span text:style-name="T2">would need to be altered</text:span></text:p>
      <text:p text:style-name="P11">as follows:</text:p>
      <text:p text:style-name="P11"/>
      <text:p text:style-name="P11">a) Insert the following additional rules:</text:p>
      <text:p text:style-name="P17">metaproduction rule</text:p>
      <text:p text:style-name="P17"><text:tab/>= metanotion, metaproduction defining symbol,</text:p>
      <text:p text:style-name="P17"><text:tab/>hypernotion,</text:p>
      <text:p text:style-name="P17"><text:tab/>{definition separator symbol, hypernotion},</text:p>
      <text:p text:style-name="P17"><text:tab/>terminator symbol;</text:p>
      <text:p text:style-name="P17">metanotion</text:p>
      <text:p text:style-name="P17"><text:tab/>= upper case letter, {upper case letter};</text:p>
      <text:p text:style-name="P17">metaproduction defining symbol = "==";</text:p>
      <text:p text:style-name="P17">hypernotion</text:p>
      <text:p text:style-name="P17"><text:tab/>= letter, {letter | decimal digit};</text:p>
      <text:p text:style-name="P17">upper case letter</text:p>
      <text:p text:style-name="P17"><text:tab/>= ’A’ | ’B’ | ’C’ | ’D’ | ’E’ | ’F’ | ’G’</text:p>
      <text:p text:style-name="P17"><text:tab/>| ’H’ | ’I’ | ’J’ | ’K’ | ’L’ | ’M’ | ’N’</text:p>
      <text:p text:style-name="P17"><text:tab/>| ’O’ | ’P’ | ’Q’ | ’R’ | ’S’ | ’T’ | ’U’</text:p>
      <text:p text:style-name="P17"><text:tab/>| ’V’ | ’W’ | ’X’ | ’Y’ | ’Z’;</text:p>
      <text:p text:style-name="P17">lower case letter</text:p>
      <text:p text:style-name="P17"><text:tab/>= ’a’ | ’b’ | ’c’ | ’d’ | ’e’ | ’f’ | ’g’</text:p>
      <text:p text:style-name="P17"><text:tab/>| ’h’ | ’i’ | ’j’ | ’k’ | ’l’ | ’m’ | ’n’</text:p>
      <text:p text:style-name="P17"><text:tab/>| ’o’ | ’p’ | ’q’ | ’r’ | ’s’ | ’t’ | ’u’</text:p>
      <text:p text:style-name="P17"><text:tab/>| ’v’ | ’w’ | ’x’ | ’y’ | ’z’;</text:p>
      <text:p text:style-name="P17"/>
      <text:p text:style-name="P17"/>
      <text:p text:style-name="P11">b) Alter the existing rules:</text:p>
      <text:p text:style-name="P17"/>
      <text:p text:style-name="P17">syntax = hyper rule, {hyper rule};</text:p>
      <text:p text:style-name="P17">hyper rule = hypernotion, defining symbol,</text:p>
      <text:p text:style-name="P17"><text:tab/>definitions list, terminator symbol;</text:p>
      <text:p text:style-name="P17">syntactic primary</text:p>
      <text:p text:style-name="P17"><text:tab/>= optional sequence | repeated sequence</text:p>
      <text:p text:style-name="P17"><text:tab/>| grouped sequence | hypernotion</text:p>
      <text:p text:style-name="P17"><text:tab/>| terminal string | special sequence</text:p>
      <text:p text:style-name="P17"><text:tab/>| empty sequence;</text:p>
      <text:p text:style-name="P17">letter = upper case letter | lower case letter;</text:p>
      <text:p text:style-name="P17">meta identifier</text:p>
      <text:p text:style-name="P17"><text:tab/>= lower case letter,</text:p>
      <text:p text:style-name="P17"><text:tab/>{lower case letter | decimal digit};</text:p>
      <text:p text:style-name="P17"/>
      <text:p text:style-name="P17"/>
      <text:p text:style-name="P11">However, this simple definition would leave some problems</text:p>
      <text:p text:style-name="P11">unresolved: the substitution for a metanotion may not be</text:p>
      <text:p text:style-name="P11">uniquely defined, there may be an infinite number of</text:p>
      <text:p text:style-name="P11">production rules, and there may be production rules of</text:p>
      <text:p text:style-name="P11">infinite length.</text:p>
      <text:p text:style-name="P6"/>
      <text:p text:style-name="P6"/>
      <text:p text:style-name="P6"/>
      <text:p text:style-name="P34"/>
      <text:p text:style-name="P5">INTERNATIONAL STANDARD <text:span text:style-name="T2">ISO/IEC 14977 : 1996(E)</text:span></text:p>
      <text:p text:style-name="P20">Information technology-Syntactic metalanguage-Extended BNF</text:p>
      <text:p text:style-name="P20"/>
      <text:p text:style-name="P20"/>
      <text:p text:style-name="P4">Annex B</text:p>
      <text:p text:style-name="P11">(informative)</text:p>
      <text:p text:style-name="P4">Bibliography</text:p>
      <text:p text:style-name="P4"/>
      <text:p text:style-name="P4"/>
      <text:p text:style-name="P11">The following standards and papers are referred to only in the introduction.</text:p>
      <text:p text:style-name="P11"/>
      <text:p text:style-name="P11">ISO 1539:1980, <text:span text:style-name="T4">Endorsement of ANSI X3.9-1978, </text:span>American National Standard -Programming Language FORTRAN. </text:p>
      <text:p text:style-name="P14">American National Standards Institute, New York, USA. 1978.</text:p>
      <text:p text:style-name="P11"/>
      <text:p text:style-name="P6"><text:span text:style-name="T2">ISO/IEC 1539:1991, </text:span><text:span text:style-name="T4">Information technology - Programming languages — FORTRAN.</text:span></text:p>
      <text:p text:style-name="P11"/>
      <text:p text:style-name="P6"><text:span text:style-name="T2">ISO 1989:1985, </text:span><text:span text:style-name="T4">Endorsement of ANSI X3.23-1985, </text:span><text:span text:style-name="T2">American National Standard - Programming Language COBOL. </text:span><text:span text:style-name="T4">American National Standards Institute, New York, USA. 1985.</text:span></text:p>
      <text:p text:style-name="P11"/>
      <text:p text:style-name="P14"><text:span text:style-name="T2">ISO/IEC 9945-2 : 1993, </text:span>Information technology - Portable Operating System Interface (POSIX) — Part 2: Shell and utilities.</text:p>
      <text:p text:style-name="P11"/>
      <text:p text:style-name="P14"><text:span text:style-name="T2">BS 5904, </text:span>Programming languages - RTL/2, British Standards Institution, 1979.</text:p>
      <text:p text:style-name="P11"/>
      <text:p text:style-name="P6"><text:span text:style-name="T2">BS 5905, </text:span><text:span text:style-name="T4">Programming languages - CORAL 66, British Standards Institution, 1979. </text:span></text:p>
      <text:p text:style-name="P14"/>
      <text:p text:style-name="P6"><text:span text:style-name="T2">(Naur, 1960), </text:span><text:span text:style-name="T4">P Naur (Editor), Revised Report on the Algorithmic Language ALGOL 60, Computer Journal, Vol 5, No 4, pp349-367, Jan 1963. </text:span></text:p>
      <text:p text:style-name="P14"/>
      <text:p text:style-name="P6"><text:span text:style-name="T2">(van Wijngaarden, 1975), </text:span><text:span text:style-name="T4">A van Wijngaarden, B J Mailloux, J E L Peck, C H A Koster, M Sintzoff, C H Lindsey, L G L T Meertens, R G Fisker, Revised report on the Algorithmic Language ALGOL 68, Acta Informatica, Vol 5, parts 1-3, 1975 (also published in SIGPLAN Notices, Vol 12, No 5, pp1-70, May 1977). </text:span></text:p>
      <text:p text:style-name="P14"/>
      <text:p text:style-name="P6"><text:span text:style-name="T2">(Wirth, 1977), </text:span><text:span text:style-name="T4">N Wirth, What can we do about the unnecessary diversity of notation for syntactic definitions? Comm ACM, Vol 20, No 11, Nov 1977, p822. </text:span>12</text:p>
      <text:p text:style-name="P6"/>
      <text:p text:style-name="P6"/>
      <text:p text:style-name="P6"/>
      <text:p text:style-name="P6"/>
      <text:p text:style-name="P6"/>
      <text:p text:style-name="P6"/>
      <text:p text:style-name="P34"/>
      <text:p text:style-name="P6">Observations, samples, examples, exercises, etc.</text:p>
      <text:p text:style-name="P6"/>
      <text:p text:style-name="P4">LEX – A LEXICAL ANALYZER GENERATOR</text:p>
      <text:p text:style-name="P21"/>
      <text:p text:style-name="P1"><text:a xlink:type="simple" xlink:href="http://dinosaur.compilertools.net/lex/index.html"><text:span text:style-name="T28">http://dinosaur.compilertools.net/lex/index.html</text:span></text:a></text:p>
      <text:p text:style-name="P21"/>
      <text:p text:style-name="P21"/>
      <text:p text:style-name="P9">1. Introduction</text:p>
      <text:p text:style-name="P21"/>
      <text:p text:style-name="P26">For a trivial example, consider a program to delete from the input all blanks or tabs at the ends of lines.</text:p>
      <text:p text:style-name="P51"><text:s text:c="33"/>%%</text:p>
      <text:p text:style-name="P56"><text:s text:c="33"/>[ \<text:span text:style-name="T21">t]+$ <text:s text:c="2"/>;</text:span></text:p>
      <text:p text:style-name="P40">is all that is required. The program contains a %% delimiter to mark the beginning of the rules, and one rule. This rule contains a regular expression which matches one or more instances of the characters blank or tab (written \t for visibility, in accordance with the C language convention) just prior to the end of a line. The brackets indicate the character class made of blank and tab; the + indicates ``one or more ...''; and the $ indicates ``end of line,'' as in QED. No action is specified, so the program generated by Lex (yylex) will ignore these characters.</text:p>
      <text:p text:style-name="P40"/>
      <text:p text:style-name="P48"><text:span text:style-name="T25">EBNF</text:span><text:span text:style-name="T24">: rule = (' ' | '\t') , {' ' | '\t'} , ('\n','\r' | '\n') ;</text:span></text:p>
      <text:p text:style-name="P40"/>
      <text:p text:style-name="P43">3. Lex Regular Expressions.</text:p>
      <text:p text:style-name="P42"/>
      <text:p text:style-name="P40">LEX OPERATORS (20): “ \ [ ] ^ - ? . * + | ( ) $ / { } % &lt; &gt;</text:p>
      <text:p text:style-name="P40">If they are to be used as text characters, an escape should be used.</text:p>
      <text:p text:style-name="P40"/>
      <text:p text:style-name="P27">The quotation mark operator (") indicates that whatever is contained between a pair of quotes is to be taken as text characters. Thus</text:p>
      <text:p text:style-name="P56"><text:s text:c="35"/><text:span text:style-name="T21">xyz"++"</text:span></text:p>
      <text:p text:style-name="P56"><text:span text:style-name="T22">EBNF</text:span><text:span text:style-name="T21">: rule = 'x','y','z',”++”;</text:span></text:p>
      <text:p text:style-name="P41">matches the string xyz++ when it appears. Note that a part of a string may be quoted. It is harmless but unnecessary to quote an ordinary text character; the expression</text:p>
      <text:p text:style-name="P56"><text:s text:c="35"/>"<text:span text:style-name="T21">xyz++"</text:span></text:p>
      <text:p text:style-name="P56"><text:span text:style-name="T22">EBNF</text:span><text:span text:style-name="T21">: rule = “xyz++”;</text:span></text:p>
      <text:p text:style-name="P40">is the same as the one above. Thus by quoting every non-alphanumeric character being used as a text character, the user can avoid remembering the list above of current operator characters, and is safe should further extensions to Lex lengthen the list. An operator character may also be turned into a text character by preceding it with \ as in</text:p>
      <text:p text:style-name="P57"><text:s text:c="35"/><text:span text:style-name="T21">xyz\+\+</text:span></text:p>
      <text:p text:style-name="P57"><text:span text:style-name="T22">EBNF</text:span><text:span text:style-name="T21">: </text:span><text:span text:style-name="T23">rule</text:span><text:span text:style-name="T21"> = “xyz++”; (* no escape needed inside second-quote-symbol *)</text:span></text:p>
      <text:p text:style-name="P40">which is another, less readable, equivalent of the above expressions. </text:p>
      <text:p text:style-name="P40"><text:tab/></text:p>
      <text:p text:style-name="P40"/>
      <text:p text:style-name="P40"/>
      <text:p text:style-name="P40"/>
      <text:p text:style-name="P40"/>
      <text:p text:style-name="P40"><text:soft-page-break/><text:tab/>Another use of the quoting mechanism is to get a blank into an expression; normally, as explained above, blanks or tabs end a rule. Any blank character not contained within [] (see below) must be quoted. Several normal C escapes with \ are recognized: \n is newline, \t is tab, and \b is backspace. To enter \ itself, use \\. Since newline is illegal in an expression, \n must be used; it is not required to escape tab and backspace. Every character but blank, tab, newline and the list above is always a text character.</text:p>
      <text:p text:style-name="P40"/>
      <text:p text:style-name="P40"><text:tab/>Character classes. Classes of characters can be specified using the operator pair []. The construction [abc] matches a single character, which may be a, b, or c. Within square brackets, most operator meanings are ignored. Only three characters are special: these are \ - and ^. The - character indicates ranges. For example,</text:p>
      <text:p text:style-name="P57"><text:s text:c="33"/>[<text:span text:style-name="T21">a-z0-9&lt;&gt;_]</text:span></text:p>
      <table:table table:name="Table10" table:style-name="Table10">
        <table:table-column table:style-name="Table10.A"/>
        <table:table-row>
          <table:table-cell table:style-name="Table10.A1" office:value-type="string">
            <text:p text:style-name="P23">EBNF:</text:p>
            <text:p text:style-name="P24">letter</text:p>
            <text:p text:style-name="P17"><text:tab/>= ’a’ | ’b’ | ’c’ | ’d’ | ’e’ | ’f’ | ’g’ | ’h’</text:p>
            <text:p text:style-name="P17"><text:tab/>| ’i’ | ’j’ | ’k’ | ’l’ | ’m’ | ’n’ | ’o’ | ’p’</text:p>
            <text:p text:style-name="P17"><text:tab/>| ’q’ | ’r’ | ’s’ | ’t’ | ’u’ | ’v’ | ’w’ | ’x’</text:p>
            <text:p text:style-name="P17"><text:tab/>| ’y’ | ’z’ ;</text:p>
            <text:p text:style-name="P17"/>
            <text:p text:style-name="P17"><text:span text:style-name="T13">digit</text:span><text:span text:style-name="T26"><text:tab/>= ’0’ | ’1’ | ’2’ | ’3’ | ’4’ | ’5’ | ’6’ | ’7’ | ’8’ | ’9’;</text:span></text:p>
            <text:p text:style-name="P28"/>
            <text:p text:style-name="P28">rule <text:s/>= letter | digit | '&lt;' | '&gt;' | '_' ;</text:p>
          </table:table-cell>
        </table:table-row>
      </table:table>
      <text:p text:style-name="P23"/>
      <text:p text:style-name="P28"/>
      <text:p text:style-name="P40">indicates the character class containing all the lower case letters, the digits, the angle brackets, and underline. Ranges may be given in either order. Using – between any pair of characters which are not both upper case letters, both lower case letters, or both digits is implementation dependent and will get a warning message. (E.g., [0-z] in ASCII is many more characters than it is in EBCDIC). If it is desired to include the character - in a character class, it should be first or last; thus</text:p>
      <text:p text:style-name="P57"><text:s text:c="35"/>[-+0-9]</text:p>
      <text:p text:style-name="P58">EBNF:<text:span text:style-name="T13"> rule = '-' | '+' | digit;</text:span></text:p>
      <text:p text:style-name="P40">matches all the digits and the two signs.</text:p>
      <text:p text:style-name="P40">In character classes, the ^ operator must appear as the first character after the left bracket; it indicates that the resulting string is to be complemented with respect to the computer character set. Thus</text:p>
      <text:p text:style-name="P57"><text:s text:c="35"/>[^<text:span text:style-name="T21">abc]</text:span></text:p>
      <text:p text:style-name="P40"><text:span text:style-name="T27">EBNF:</text:span> rule = character_set – ('a' | 'b' | 'c');</text:p>
      <text:p text:style-name="P40"/>
      <text:p text:style-name="P40">matches all characters except a, b, or c, including all special or control characters; or</text:p>
      <text:p text:style-name="P57"><text:s text:c="34"/>[^<text:span text:style-name="T21">a-zA-Z]</text:span></text:p>
      <text:p text:style-name="P40"><text:span text:style-name="T27">EBNF:</text:span> rule = character_set – (letter | LETTER);</text:p>
      <text:p text:style-name="P40"/>
      <text:p text:style-name="P40">is any character which is not a letter. The \ character provides the usual escapes within character class brackets.</text:p>
      <text:p text:style-name="P40"/>
      <text:p text:style-name="P40"/>
      <text:p text:style-name="P40"/>
      <text:p text:style-name="P40"/>
      <text:p text:style-name="P40"><text:tab/>Arbitrary character. To match almost any character, the operator character . is the class of all characters except newline. Escaping into octal is possible although non-portable:</text:p>
      <text:p text:style-name="P57"><text:soft-page-break/><text:s text:c="33"/>[\40-\176]</text:p>
      <text:p text:style-name="P40"><text:span text:style-name="T27">EBNF:</text:span> rule </text:p>
      <text:p text:style-name="P40"><text:tab/>= ' ' | '!' | '“' | '#' | '$' | '%' | '&amp;' | ''' | '(' | ')' | '*' | '+' | ',' <text:tab/>| '-' | '.' | '/' </text:p>
      <text:p text:style-name="P40"><text:tab/>| '0' | '1' | '2' | '3' | '4' | '5' | '6' | '7' | '8' | '9' </text:p>
      <text:p text:style-name="P40"><text:tab/>| ':' | ';' | '&lt;' | '=' | '&gt;' | '?' | '@' </text:p>
      <text:p text:style-name="P40"><text:tab/>| 'A' | 'B' | 'C' | 'D' | 'E' | 'F' | 'G' | 'H' | 'I' | 'J' | 'K' | 'L' | 'M' </text:p>
      <text:p text:style-name="P40"><text:tab/>| 'N' | 'O' | 'P' | 'R' | 'S' | 'T' | 'U' | 'V' | 'W' | 'X' | 'Y' | 'Z' </text:p>
      <text:p text:style-name="P40"><text:tab/>| '[' | '\' | ']' | '^' | '_' | '`' </text:p>
      <text:p text:style-name="P40"><text:tab/>| 'a'<text:tab/>| 'b' | 'c' | 'd' | 'e' | 'f' | 'g' | 'h' | 'I' | 'j' | 'k' | 'l' | 'm' </text:p>
      <text:p text:style-name="P40"><text:tab/>| 'n'<text:tab/>| 'o' | 'p' | 'r' | 's' | 't' | 'u' | 'v' | 'v' | 'w' | 'x' | 'y' | 'z' </text:p>
      <text:p text:style-name="P40"><text:tab/>| '{'<text:tab/>| '|' | '}' | '~';</text:p>
      <text:p text:style-name="P40"/>
      <text:p text:style-name="P40"/>
      <text:p text:style-name="P40">matches all printable characters in the ASCII character set, from octal 40 (blank) to octal 176 (tilde).</text:p>
      <text:p text:style-name="P40">Optional expressions. The operator ? indicates an optional element of an expression. Thus</text:p>
      <text:p text:style-name="P57"><text:s text:c="36"/><text:span text:style-name="T21">ab?c</text:span></text:p>
      <text:p text:style-name="P40"><text:span text:style-name="T27">EBNF:</text:span> rule = 'a' , [ 'b' ], 'c';</text:p>
      <text:p text:style-name="P40"/>
      <text:p text:style-name="P40">matches either ac or abc.</text:p>
      <text:p text:style-name="P40">Repeated expressions. Repetitions of classes are indicated by the operators * and +.</text:p>
      <text:p text:style-name="P57"><text:s text:c="37"/><text:span text:style-name="T21">a*</text:span></text:p>
      <text:p text:style-name="P40"><text:span text:style-name="T27">EBNF:</text:span> rule = { 'a' };</text:p>
      <text:p text:style-name="P40"/>
      <text:p text:style-name="P40">is any number of consecutive a characters, including zero; while</text:p>
      <text:p text:style-name="P56"><text:s text:c="37"/><text:span text:style-name="T21">a+</text:span></text:p>
      <text:p text:style-name="P41"><text:span text:style-name="T27">EBNF:</text:span> rule = 'a' , { 'a' };</text:p>
      <text:p text:style-name="P41"/>
      <text:p text:style-name="P41">is one or more instances of a. For example,</text:p>
      <text:p text:style-name="P56"><text:s text:c="35"/>[<text:span text:style-name="T21">a-z]+</text:span></text:p>
      <text:p text:style-name="P41"><text:span text:style-name="T27">EBNF:</text:span> rule = letter, {letter};</text:p>
      <text:p text:style-name="P41"/>
      <text:p text:style-name="P41">is all strings of lower case letters. </text:p>
      <text:p text:style-name="P41"/>
      <text:p text:style-name="P41"/>
      <text:p text:style-name="P41"/>
      <text:p text:style-name="P41"/>
      <text:p text:style-name="P41"/>
      <text:p text:style-name="P41"/>
      <text:p text:style-name="P41"/>
      <text:p text:style-name="P41">And</text:p>
      <text:p text:style-name="P56"><text:s text:c="28"/>[<text:span text:style-name="T21">A-Za-z][A-Za-z0-9]*</text:span></text:p>
      <text:p text:style-name="P40"><text:soft-page-break/><text:span text:style-name="T27">EBNF:</text:span> rule = (LETTER | letter), { (LETTER | letter | digit) };</text:p>
      <text:p text:style-name="P40"/>
      <text:p text:style-name="P40">indicates all alphanumeric strings with a leading alphabetic character. This is a typical expression for recognizing identifiers in computer languages.</text:p>
      <text:p text:style-name="P40">Alternation and Grouping. The operator | indicates alternation:</text:p>
      <text:p text:style-name="P57"><text:s text:c="35"/>(<text:span text:style-name="T21">ab|cd)</text:span></text:p>
      <text:p text:style-name="P44"><text:span text:style-name="T22">EBNF:</text:span><text:span text:style-name="T21"> rule = “ab” | “cd”;</text:span></text:p>
      <text:p text:style-name="P40"/>
      <text:p text:style-name="P40">matches either ab or cd. Note that parentheses are used for grouping, although they are not necessary on the outside level;</text:p>
      <text:p text:style-name="P57"><text:s text:c="36"/><text:span text:style-name="T21">ab|cd</text:span></text:p>
      <text:p text:style-name="P41">would have sufficed. Parentheses can be used for more complex expressions:</text:p>
      <text:p text:style-name="P56"><text:s text:c="31"/>(<text:span text:style-name="T21">ab|cd+)?(ef)*</text:span></text:p>
      <text:p text:style-name="P40"><text:span text:style-name="T27">EBNF:</text:span> rule = [ “ab” | ( 'c' , 'd' , {'d'}] , { “ef” };</text:p>
      <text:p text:style-name="P40"/>
      <text:p text:style-name="P40">matches such strings as abefef, efefef, cdef, or cddd; but not abc, abcd, or abcdef. </text:p>
      <text:p text:style-name="P45"><text:tab/><text:span text:style-name="T30">Context sensitivity.</text:span></text:p>
      <text:p text:style-name="P46"><text:tab/>Lex will recognize a small amount of surrounding context. The two simplest operators for this are ^ and $. If the first character of an expression is ^, the expression will only be matched at the beginning of a line (after a newline character, or at the beginning of the input stream). This can never conflict with the other meaning of ^, complementation of character classes, since that only applies within the [] operators. If the very last character is $, the expression will only be matched at the end of a line (when immediately followed by newline). The latter operator is a special case of the / operator character, which indicates trailing context. The expression</text:p>
      <text:p text:style-name="P57"><text:s text:c="36"/><text:span text:style-name="T21">ab/cd</text:span></text:p>
      <text:p text:style-name="P41"><text:span text:style-name="T27">EBNF:</text:span> rule = 'a' , 'b' , 'c' , 'd';</text:p>
      <text:p text:style-name="P41"/>
      <text:p text:style-name="P41">matches the string ab, but only if followed by cd. Thus</text:p>
      <text:p text:style-name="P56"><text:s text:c="37"/><text:span text:style-name="T21">ab$</text:span></text:p>
      <text:p text:style-name="P41">is the same as</text:p>
      <text:p text:style-name="P56"><text:s text:c="36"/><text:span text:style-name="T21">ab/\n</text:span></text:p>
      <text:p text:style-name="P40"><text:span text:style-name="T27">EBNF:</text:span> rule = 'a','b','\n';</text:p>
      <text:p text:style-name="P40"/>
      <text:p text:style-name="P40"/>
      <text:p text:style-name="P40"/>
      <text:p text:style-name="P40"/>
      <text:p text:style-name="P40"><text:tab/>Left context is handled in Lex by start conditions as explained in section 10. If a rule is only to be executed when the Lex automaton interpreter is in start condition x, the rule should be prefixed by</text:p>
      <text:p text:style-name="P57"><text:s text:c="37"/>&lt;<text:span text:style-name="T21">x&gt;</text:span></text:p>
      <text:p text:style-name="P40">using the angle bracket operator characters. If we considered ``being at the beginning of a line'' to be start condition ONE, then the ^ operator would be equivalent to</text:p>
      <text:p text:style-name="P57"><text:s text:c="36"/>&lt;<text:span text:style-name="T21">ONE&gt;</text:span></text:p>
      <text:p text:style-name="P40"><text:soft-page-break/>Start conditions are explained more fully later.</text:p>
      <text:p text:style-name="P40">Repetitions and Definitions. The operators {} specify either repetitions (if they enclose numbers) or definition expansion (if they enclose a name). For example</text:p>
      <text:p text:style-name="P57"><text:s text:c="35"/>{<text:span text:style-name="T21">digit}</text:span></text:p>
      <text:p text:style-name="P40"><text:span text:style-name="T27">EBNF:</text:span> rules = { DIGIT };</text:p>
      <text:p text:style-name="P40"/>
      <text:p text:style-name="P40">looks for a predefined string named digit and inserts it at that point in the expression. The definitions are given in the first part of the Lex input, before the rules. In contrast,</text:p>
      <text:p text:style-name="P57"><text:s text:c="35"/><text:span text:style-name="T21">a{1,5}</text:span></text:p>
      <text:p text:style-name="P40"><text:span text:style-name="T27">EBNF:</text:span> rule = 'a' , 4 * [ 'a '];</text:p>
      <text:p text:style-name="P40"/>
      <text:p text:style-name="P40">looks for 1 to 5 occurrences of a.</text:p>
      <text:p text:style-name="P40">Finally, initial % is special, being the separator for Lex source segments.</text:p>
      <text:p text:style-name="P43"/>
      <text:p text:style-name="P43">12. Summary of Source Format.</text:p>
      <table:table table:name="Table11" table:style-name="Table11">
        <table:table-column table:style-name="Table11.A"/>
        <table:table-column table:style-name="Table11.B"/>
        <table:table-column table:style-name="Table11.C"/>
        <table:table-row>
          <table:table-cell table:style-name="Table11.A1" office:value-type="string">
            <text:p text:style-name="P42"/>
          </table:table-cell>
          <table:table-cell table:style-name="Table11.A1" office:value-type="string">
            <text:p text:style-name="P42">Regular expressions in Lex use the following operators:</text:p>
          </table:table-cell>
          <table:table-cell table:style-name="Table11.A1" office:value-type="string">
            <text:p text:style-name="P50">EBNF identical:</text:p>
          </table:table-cell>
        </table:table-row>
        <table:table-row>
          <table:table-cell table:style-name="Table11.A1" office:value-type="string">
            <text:p text:style-name="P53">x</text:p>
          </table:table-cell>
          <table:table-cell table:style-name="Table11.A1" office:value-type="string">
            <text:p text:style-name="P54">the character "x"</text:p>
          </table:table-cell>
          <table:table-cell table:style-name="Table11.A1" office:value-type="string">
            <text:p text:style-name="P50">'x'</text:p>
          </table:table-cell>
        </table:table-row>
        <table:table-row>
          <table:table-cell table:style-name="Table11.A1" office:value-type="string">
            <text:p text:style-name="P52">"<text:span text:style-name="T21">x"</text:span></text:p>
          </table:table-cell>
          <table:table-cell table:style-name="Table11.A1" office:value-type="string">
            <text:p text:style-name="P54">an "x", even if x is an operator.</text:p>
          </table:table-cell>
          <table:table-cell table:style-name="Table11.A1" office:value-type="string">
            <text:p text:style-name="P50">“x”</text:p>
          </table:table-cell>
        </table:table-row>
        <table:table-row>
          <table:table-cell table:style-name="Table11.A1" office:value-type="string">
            <text:p text:style-name="P52">\<text:span text:style-name="T21">x</text:span></text:p>
          </table:table-cell>
          <table:table-cell table:style-name="Table11.A1" office:value-type="string">
            <text:p text:style-name="P54">an "x", even if x is an operator.</text:p>
          </table:table-cell>
          <table:table-cell table:style-name="Table11.A1" office:value-type="string">
            <text:p text:style-name="P50">'x'</text:p>
          </table:table-cell>
        </table:table-row>
        <table:table-row>
          <table:table-cell table:style-name="Table11.A1" office:value-type="string">
            <text:p text:style-name="P52">[<text:span text:style-name="T21">xy]</text:span></text:p>
          </table:table-cell>
          <table:table-cell table:style-name="Table11.A1" office:value-type="string">
            <text:p text:style-name="P54">the character x or y.</text:p>
          </table:table-cell>
          <table:table-cell table:style-name="Table11.A1" office:value-type="string">
            <text:p text:style-name="P50">'x' | 'y'</text:p>
          </table:table-cell>
        </table:table-row>
        <table:table-row>
          <table:table-cell table:style-name="Table11.A1" office:value-type="string">
            <text:p text:style-name="P52">[<text:span text:style-name="T21">x-z]</text:span></text:p>
          </table:table-cell>
          <table:table-cell table:style-name="Table11.A1" office:value-type="string">
            <text:p text:style-name="P54">the characters x, y or z.</text:p>
          </table:table-cell>
          <table:table-cell table:style-name="Table11.A1" office:value-type="string">
            <text:p text:style-name="P50">'x' | 'y' | 'z'</text:p>
          </table:table-cell>
        </table:table-row>
        <table:table-row>
          <table:table-cell table:style-name="Table11.A1" office:value-type="string">
            <text:p text:style-name="P52">[^<text:span text:style-name="T21">x]</text:span></text:p>
          </table:table-cell>
          <table:table-cell table:style-name="Table11.A1" office:value-type="string">
            <text:p text:style-name="P54">any character but x.</text:p>
          </table:table-cell>
          <table:table-cell table:style-name="Table11.A1" office:value-type="string">
            <text:p text:style-name="P50">CHARSET - 'x'</text:p>
          </table:table-cell>
        </table:table-row>
        <table:table-row>
          <table:table-cell table:style-name="Table11.A1" office:value-type="string">
            <text:p text:style-name="P52">.</text:p>
          </table:table-cell>
          <table:table-cell table:style-name="Table11.A1" office:value-type="string">
            <text:p text:style-name="P54">any character but newline.</text:p>
          </table:table-cell>
          <table:table-cell table:style-name="Table11.A1" office:value-type="string">
            <text:p text:style-name="P50">CHARSET - ('\n\r' | '\n')</text:p>
          </table:table-cell>
        </table:table-row>
        <table:table-row>
          <table:table-cell table:style-name="Table11.A1" office:value-type="string">
            <text:p text:style-name="P52">^<text:span text:style-name="T21">x</text:span></text:p>
          </table:table-cell>
          <table:table-cell table:style-name="Table11.A1" office:value-type="string">
            <text:p text:style-name="P54">an x at the beginning of a line.</text:p>
          </table:table-cell>
          <table:table-cell table:style-name="Table11.A1" office:value-type="string">
            <text:p text:style-name="P50">('\n\r' | '\n') , 'x'</text:p>
          </table:table-cell>
        </table:table-row>
        <table:table-row>
          <table:table-cell table:style-name="Table11.A1" office:value-type="string">
            <text:p text:style-name="P52">&lt;<text:span text:style-name="T21">y&gt;x</text:span></text:p>
          </table:table-cell>
          <table:table-cell table:style-name="Table11.A1" office:value-type="string">
            <text:p text:style-name="P54">an x when Lex is in start condition y.</text:p>
          </table:table-cell>
          <table:table-cell table:style-name="Table11.A1" office:value-type="string">
            <text:p text:style-name="P50"/>
          </table:table-cell>
        </table:table-row>
        <table:table-row>
          <table:table-cell table:style-name="Table11.A1" office:value-type="string">
            <text:p text:style-name="P53">x$</text:p>
          </table:table-cell>
          <table:table-cell table:style-name="Table11.A1" office:value-type="string">
            <text:p text:style-name="P54">an x at the end of a line.</text:p>
          </table:table-cell>
          <table:table-cell table:style-name="Table11.A1" office:value-type="string">
            <text:p text:style-name="P50">'x' , ('\n\r' | '\n')</text:p>
          </table:table-cell>
        </table:table-row>
        <table:table-row>
          <table:table-cell table:style-name="Table11.A1" office:value-type="string">
            <text:p text:style-name="P53">x?</text:p>
          </table:table-cell>
          <table:table-cell table:style-name="Table11.A1" office:value-type="string">
            <text:p text:style-name="P54">an optional x.</text:p>
          </table:table-cell>
          <table:table-cell table:style-name="Table11.A1" office:value-type="string">
            <text:p text:style-name="P50">[ 'x' ]</text:p>
          </table:table-cell>
        </table:table-row>
        <table:table-row>
          <table:table-cell table:style-name="Table11.A1" office:value-type="string">
            <text:p text:style-name="P53">x*</text:p>
          </table:table-cell>
          <table:table-cell table:style-name="Table11.A1" office:value-type="string">
            <text:p text:style-name="P54">0,1,2, ... instances of x.</text:p>
          </table:table-cell>
          <table:table-cell table:style-name="Table11.A1" office:value-type="string">
            <text:p text:style-name="P50">{ 'x' }</text:p>
          </table:table-cell>
        </table:table-row>
        <table:table-row>
          <table:table-cell table:style-name="Table11.A1" office:value-type="string">
            <text:p text:style-name="P53">x+</text:p>
          </table:table-cell>
          <table:table-cell table:style-name="Table11.A1" office:value-type="string">
            <text:p text:style-name="P54">1,2,3, ... instances of x.</text:p>
          </table:table-cell>
          <table:table-cell table:style-name="Table11.A1" office:value-type="string">
            <text:p text:style-name="P50">'x' , { 'x' }</text:p>
          </table:table-cell>
        </table:table-row>
        <table:table-row>
          <table:table-cell table:style-name="Table11.A1" office:value-type="string">
            <text:p text:style-name="P53">x|y</text:p>
          </table:table-cell>
          <table:table-cell table:style-name="Table11.A1" office:value-type="string">
            <text:p text:style-name="P54">an x or a y.</text:p>
          </table:table-cell>
          <table:table-cell table:style-name="Table11.A1" office:value-type="string">
            <text:p text:style-name="P50">'x' | 'y'</text:p>
          </table:table-cell>
        </table:table-row>
        <table:table-row>
          <table:table-cell table:style-name="Table11.A1" office:value-type="string">
            <text:p text:style-name="P52">(<text:span text:style-name="T21">x)</text:span></text:p>
          </table:table-cell>
          <table:table-cell table:style-name="Table11.A1" office:value-type="string">
            <text:p text:style-name="P54">an x.</text:p>
          </table:table-cell>
          <table:table-cell table:style-name="Table11.A1" office:value-type="string">
            <text:p text:style-name="P50">'x'</text:p>
          </table:table-cell>
        </table:table-row>
        <table:table-row>
          <table:table-cell table:style-name="Table11.A1" office:value-type="string">
            <text:p text:style-name="P53">x/y</text:p>
          </table:table-cell>
          <table:table-cell table:style-name="Table11.A1" office:value-type="string">
            <text:p text:style-name="P54">an x but only if followed by y.</text:p>
          </table:table-cell>
          <table:table-cell table:style-name="Table11.A1" office:value-type="string">
            <text:p text:style-name="P50"/>
          </table:table-cell>
        </table:table-row>
        <table:table-row>
          <table:table-cell table:style-name="Table11.A1" office:value-type="string">
            <text:p text:style-name="P29">{<text:span text:style-name="T21">xx}</text:span></text:p>
          </table:table-cell>
          <table:table-cell table:style-name="Table11.A1" office:value-type="string">
            <text:p text:style-name="P30"><text:span text:style-name="T21">the translation of xx from the</text:span> <text:s text:c="11"/><text:span text:style-name="T21">definitions section.</text:span></text:p>
          </table:table-cell>
          <table:table-cell table:style-name="Table11.A1" office:value-type="string">
            <text:p text:style-name="P50">CHARSET (production)</text:p>
          </table:table-cell>
        </table:table-row>
        <table:table-row>
          <table:table-cell table:style-name="Table11.A1" office:value-type="string">
            <text:p text:style-name="P59">x{m,n}</text:p>
          </table:table-cell>
          <table:table-cell table:style-name="Table11.A1" office:value-type="string">
            <text:p text:style-name="P60">m through n occurrences of x</text:p>
          </table:table-cell>
          <table:table-cell table:style-name="Table11.A1" office:value-type="string">
            <text:p text:style-name="P50">If a=m and b=n-m</text:p>
            <text:p text:style-name="P50">a * 'x', b * [ 'x' ]</text:p>
          </table:table-cell>
        </table:table-row>
      </table:table>
      <text:p text:style-name="P42"/>
      <text:p text:style-name="P55"/>
      <text:p text:style-name="P55"/>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DCDDP+CMMI10" svg:font-family="ODCDDP+CMMI10"/>
    <style:font-face style:name="ODCJHM+CMSY9" svg:font-family="ODCJHM+CMSY9"/>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7874in" fo:margin-right="0.39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8T10:21:01</meta:creation-date>
    <dc:date>2011-08-03T23:30:59.11</dc:date>
    <meta:editing-duration>P1DT3H10M15S</meta:editing-duration>
    <meta:editing-cycles>200</meta:editing-cycles>
    <meta:generator>LibreOffice/3.4$Win32 LibreOffice_project/340m1$Build-12</meta:generator>
    <meta:document-statistic meta:table-count="11" meta:image-count="0" meta:object-count="0" meta:page-count="38" meta:paragraph-count="0" meta:word-count="11340" meta:character-count="63237" meta:non-whitespace-character-count="51497"/>
  </office:meta>
</office:document-meta>
</file>